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officeooo:paragraph-rsid="002daf1c"/>
    </style:style>
    <style:style style:name="P73"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4"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5" style:family="paragraph" style:parent-style-name="Text_20_body">
      <style:paragraph-properties fo:text-align="justify" style:justify-single-word="false"/>
      <style:text-properties fo:language="ru" fo:country="RU" officeooo:paragraph-rsid="00368471"/>
    </style:style>
    <style:style style:name="P76"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7"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79" style:family="paragraph" style:parent-style-name="Text_20_body">
      <style:paragraph-properties fo:text-align="justify" style:justify-single-word="false"/>
      <style:text-properties fo:language="ru" fo:country="RU" officeooo:rsid="003ad058" officeooo:paragraph-rsid="003ad058"/>
    </style:style>
    <style:style style:name="P80" style:family="paragraph" style:parent-style-name="Text_20_body">
      <style:paragraph-properties fo:text-align="justify" style:justify-single-word="false"/>
      <style:text-properties fo:language="ru" fo:country="RU" officeooo:paragraph-rsid="003c498f"/>
    </style:style>
    <style:style style:name="P81" style:family="paragraph" style:parent-style-name="Text_20_body">
      <style:paragraph-properties fo:text-align="justify" style:justify-single-word="false"/>
      <style:text-properties fo:language="ru" fo:country="RU" officeooo:paragraph-rsid="003d3fd1"/>
    </style:style>
    <style:style style:name="P82" style:family="paragraph" style:parent-style-name="Text_20_body">
      <style:paragraph-properties fo:text-align="justify" style:justify-single-word="false"/>
      <style:text-properties fo:language="ru" fo:country="RU" officeooo:paragraph-rsid="003d44f6"/>
    </style:style>
    <style:style style:name="P83" style:family="paragraph" style:parent-style-name="Text_20_body">
      <style:paragraph-properties fo:text-align="justify" style:justify-single-word="false"/>
      <style:text-properties fo:language="ru" fo:country="RU" officeooo:paragraph-rsid="003e4773"/>
    </style:style>
    <style:style style:name="P84" style:family="paragraph" style:parent-style-name="Text_20_body">
      <style:paragraph-properties fo:text-align="justify" style:justify-single-word="false"/>
      <style:text-properties fo:language="ru" fo:country="RU" officeooo:paragraph-rsid="0043bd67"/>
    </style:style>
    <style:style style:name="P85" style:family="paragraph" style:parent-style-name="Text_20_body">
      <style:paragraph-properties fo:text-align="justify" style:justify-single-word="false"/>
      <style:text-properties fo:language="ru" fo:country="RU" officeooo:paragraph-rsid="0043f448"/>
    </style:style>
    <style:style style:name="P86"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87" style:family="paragraph" style:parent-style-name="Text_20_body">
      <style:paragraph-properties fo:text-align="justify" style:justify-single-word="false"/>
      <style:text-properties fo:language="ru" fo:country="RU" officeooo:paragraph-rsid="003fa225"/>
    </style:style>
    <style:style style:name="P8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89" style:family="paragraph" style:parent-style-name="Text_20_body">
      <style:paragraph-properties fo:text-align="center" style:justify-single-word="false"/>
      <style:text-properties fo:language="ru" fo:country="RU" fo:font-weight="bold" style:font-weight-asian="bold" style:font-weight-complex="bold"/>
    </style:style>
    <style:style style:name="P9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1"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92"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96"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98" style:family="paragraph" style:parent-style-name="Text_20_body">
      <style:paragraph-properties fo:text-align="justify" style:justify-single-word="false"/>
      <style:text-properties fo:language="ru" fo:country="RU" officeooo:paragraph-rsid="005c8284"/>
    </style:style>
    <style:style style:name="P99" style:family="paragraph" style:parent-style-name="Text_20_body">
      <style:paragraph-properties fo:text-align="justify" style:justify-single-word="false"/>
      <style:text-properties fo:language="ru" fo:country="RU" officeooo:paragraph-rsid="005fce4e"/>
    </style:style>
    <style:style style:name="P100" style:family="paragraph" style:parent-style-name="Text_20_body">
      <style:paragraph-properties fo:text-align="justify" style:justify-single-word="false"/>
      <style:text-properties fo:language="ru" fo:country="RU" officeooo:paragraph-rsid="005df5be"/>
    </style:style>
    <style:style style:name="P101" style:family="paragraph" style:parent-style-name="Text_20_body">
      <style:paragraph-properties fo:text-align="justify" style:justify-single-word="false"/>
      <style:text-properties fo:language="ru" fo:country="RU" officeooo:paragraph-rsid="00604dd9"/>
    </style:style>
    <style:style style:name="P102" style:family="paragraph" style:parent-style-name="Text_20_body">
      <style:paragraph-properties fo:text-align="justify" style:justify-single-word="false"/>
      <style:text-properties fo:language="ru" fo:country="RU" officeooo:rsid="00604dd9" officeooo:paragraph-rsid="00604dd9"/>
    </style:style>
    <style:style style:name="P103" style:family="paragraph" style:parent-style-name="Text_20_body">
      <style:paragraph-properties fo:text-align="justify" style:justify-single-word="false"/>
      <style:text-properties fo:language="ru" fo:country="RU" officeooo:rsid="00620f4f" officeooo:paragraph-rsid="00620f4f"/>
    </style:style>
    <style:style style:name="P104" style:family="paragraph" style:parent-style-name="Text_20_body">
      <style:paragraph-properties fo:text-align="justify" style:justify-single-word="false"/>
      <style:text-properties fo:language="ru" fo:country="RU" officeooo:paragraph-rsid="0063392e"/>
    </style:style>
    <style:style style:name="P105" style:family="paragraph" style:parent-style-name="Text_20_body">
      <style:paragraph-properties fo:text-align="justify" style:justify-single-word="false"/>
      <style:text-properties fo:language="ru" fo:country="RU" officeooo:paragraph-rsid="00660bac"/>
    </style:style>
    <style:style style:name="P106" style:family="paragraph" style:parent-style-name="Text_20_body">
      <style:paragraph-properties fo:text-align="justify" style:justify-single-word="false"/>
      <style:text-properties fo:language="ru" fo:country="RU" officeooo:paragraph-rsid="00672e1d"/>
    </style:style>
    <style:style style:name="P107" style:family="paragraph" style:parent-style-name="Text_20_body">
      <style:paragraph-properties fo:text-align="justify" style:justify-single-word="false"/>
      <style:text-properties fo:language="ru" fo:country="RU" officeooo:paragraph-rsid="0070a512"/>
    </style:style>
    <style:style style:name="P108" style:family="paragraph" style:parent-style-name="Text_20_body">
      <style:paragraph-properties fo:text-align="justify" style:justify-single-word="false"/>
      <style:text-properties fo:language="ru" fo:country="RU" officeooo:paragraph-rsid="0071f74f"/>
    </style:style>
    <style:style style:name="P109" style:family="paragraph" style:parent-style-name="Text_20_body">
      <style:paragraph-properties fo:text-align="justify" style:justify-single-word="false"/>
      <style:text-properties officeooo:paragraph-rsid="00802041"/>
    </style:style>
    <style:style style:name="P110" style:family="paragraph" style:parent-style-name="Text_20_body">
      <style:paragraph-properties fo:text-align="justify" style:justify-single-word="false"/>
      <style:text-properties fo:language="ru" fo:country="RU" officeooo:paragraph-rsid="006c507c"/>
    </style:style>
    <style:style style:name="P111" style:family="paragraph" style:parent-style-name="Text_20_body">
      <style:paragraph-properties fo:text-align="justify" style:justify-single-word="false"/>
      <style:text-properties fo:language="ru" fo:country="RU" officeooo:paragraph-rsid="00728816"/>
    </style:style>
    <style:style style:name="P112" style:family="paragraph" style:parent-style-name="Text_20_body">
      <style:paragraph-properties fo:text-align="justify" style:justify-single-word="false"/>
      <style:text-properties fo:language="ru" fo:country="RU" officeooo:rsid="00802041" officeooo:paragraph-rsid="008f19e1"/>
    </style:style>
    <style:style style:name="P113" style:family="paragraph" style:parent-style-name="Text_20_body">
      <style:paragraph-properties fo:text-align="justify" style:justify-single-word="false"/>
      <style:text-properties fo:language="ru" fo:country="RU" officeooo:rsid="00802041" officeooo:paragraph-rsid="00802041"/>
    </style:style>
    <style:style style:name="P114" style:family="paragraph" style:parent-style-name="Text_20_body">
      <style:paragraph-properties fo:text-align="justify" style:justify-single-word="false"/>
      <style:text-properties fo:language="ru" fo:country="RU" officeooo:paragraph-rsid="00786eb2"/>
    </style:style>
    <style:style style:name="P115" style:family="paragraph" style:parent-style-name="Text_20_body">
      <style:paragraph-properties fo:text-align="justify" style:justify-single-word="false"/>
      <style:text-properties fo:language="ru" fo:country="RU" officeooo:paragraph-rsid="0072b395"/>
    </style:style>
    <style:style style:name="P116" style:family="paragraph" style:parent-style-name="Text_20_body">
      <style:text-properties fo:language="ru" fo:country="RU" officeooo:paragraph-rsid="007b046c"/>
    </style:style>
    <style:style style:name="P117" style:family="paragraph" style:parent-style-name="Text_20_body">
      <style:text-properties fo:language="ru" fo:country="RU" officeooo:paragraph-rsid="0084dc7a"/>
    </style:style>
    <style:style style:name="P118" style:family="paragraph" style:parent-style-name="Text_20_body">
      <style:text-properties fo:language="ru" fo:country="RU" officeooo:paragraph-rsid="0072b395"/>
    </style:style>
    <style:style style:name="P119" style:family="paragraph" style:parent-style-name="Text_20_body">
      <style:text-properties fo:language="ru" fo:country="RU" officeooo:paragraph-rsid="008f19e1"/>
    </style:style>
    <style:style style:name="P120" style:family="paragraph" style:parent-style-name="Text_20_body">
      <style:text-properties fo:language="ru" fo:country="RU" officeooo:paragraph-rsid="008fd466"/>
    </style:style>
    <style:style style:name="P121" style:family="paragraph" style:parent-style-name="Text_20_body">
      <style:paragraph-properties fo:text-align="justify" style:justify-single-word="false"/>
      <style:text-properties fo:language="ru" fo:country="RU" officeooo:paragraph-rsid="00872a31"/>
    </style:style>
    <style:style style:name="P122" style:family="paragraph" style:parent-style-name="Text_20_body">
      <style:paragraph-properties fo:text-align="justify" style:justify-single-word="false"/>
      <style:text-properties fo:language="ru" fo:country="RU" officeooo:paragraph-rsid="009187ee"/>
    </style:style>
    <style:style style:name="P123" style:family="paragraph" style:parent-style-name="Text_20_body">
      <style:paragraph-properties fo:text-align="justify" style:justify-single-word="false"/>
      <style:text-properties fo:language="ru" fo:country="RU" officeooo:rsid="008a0754" officeooo:paragraph-rsid="008a0754"/>
    </style:style>
    <style:style style:name="P124" style:family="paragraph" style:parent-style-name="Text_20_body">
      <style:paragraph-properties fo:text-align="justify" style:justify-single-word="false"/>
      <style:text-properties fo:language="ru" fo:country="RU" officeooo:paragraph-rsid="0088f718"/>
    </style:style>
    <style:style style:name="P125" style:family="paragraph" style:parent-style-name="Text_20_body">
      <style:paragraph-properties fo:text-align="justify" style:justify-single-word="false"/>
      <style:text-properties fo:language="ru" fo:country="RU" officeooo:paragraph-rsid="009308a5"/>
    </style:style>
    <style:style style:name="P126" style:family="paragraph" style:parent-style-name="Text_20_body">
      <style:paragraph-properties fo:text-align="justify" style:justify-single-word="false"/>
      <style:text-properties fo:language="ru" fo:country="RU" officeooo:rsid="0096650a" officeooo:paragraph-rsid="0096650a"/>
    </style:style>
    <style:style style:name="P127" style:family="paragraph" style:parent-style-name="Text_20_body">
      <style:paragraph-properties fo:text-align="justify" style:justify-single-word="false"/>
      <style:text-properties fo:language="ru" fo:country="RU" officeooo:rsid="0088f718" officeooo:paragraph-rsid="0088f718"/>
    </style:style>
    <style:style style:name="P128"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29"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31" style:family="paragraph" style:parent-style-name="Text_20_body">
      <style:paragraph-properties fo:text-align="justify" style:justify-single-word="false"/>
      <style:text-properties officeooo:paragraph-rsid="009a2e3b"/>
    </style:style>
    <style:style style:name="P132"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33" style:family="paragraph" style:parent-style-name="Text_20_body">
      <style:paragraph-properties fo:text-align="justify" style:justify-single-word="false"/>
      <style:text-properties officeooo:paragraph-rsid="00a26c20"/>
    </style:style>
    <style:style style:name="P134" style:family="paragraph" style:parent-style-name="Text_20_body">
      <style:paragraph-properties fo:text-align="justify" style:justify-single-word="false"/>
      <style:text-properties officeooo:paragraph-rsid="00a42499"/>
    </style:style>
    <style:style style:name="P135" style:family="paragraph" style:parent-style-name="Text_20_body">
      <style:paragraph-properties fo:text-align="justify" style:justify-single-word="false"/>
      <style:text-properties fo:language="ru" fo:country="RU" officeooo:paragraph-rsid="00ade673"/>
    </style:style>
    <style:style style:name="P136" style:family="paragraph" style:parent-style-name="Text_20_body">
      <style:paragraph-properties fo:text-align="justify" style:justify-single-word="false"/>
      <style:text-properties fo:language="ru" fo:country="RU" officeooo:paragraph-rsid="008fd466"/>
    </style:style>
    <style:style style:name="P137" style:family="paragraph" style:parent-style-name="Text_20_body">
      <style:paragraph-properties fo:text-align="justify" style:justify-single-word="false" fo:text-indent="0.1965in" style:auto-text-indent="false"/>
      <style:text-properties fo:language="ru" fo:country="RU"/>
    </style:style>
    <style:style style:name="P138"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40"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41"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42"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43" style:family="paragraph" style:parent-style-name="Standard">
      <style:paragraph-properties fo:text-align="justify" style:justify-single-word="false"/>
      <style:text-properties fo:language="ru" fo:country="RU" fo:font-style="italic" style:font-style-asian="italic" style:font-style-complex="italic"/>
    </style:style>
    <style:style style:name="P144" style:family="paragraph" style:parent-style-name="Text_20_body">
      <style:paragraph-properties fo:text-align="center" style:justify-single-word="false"/>
    </style:style>
    <style:style style:name="P145" style:family="paragraph" style:parent-style-name="Standard">
      <style:paragraph-properties fo:text-align="justify" style:justify-single-word="false" fo:text-indent="0.1965in" style:auto-text-indent="false"/>
      <style:text-properties fo:language="ru" fo:country="RU"/>
    </style:style>
    <style:style style:name="P146" style:family="paragraph" style:parent-style-name="Text_20_body">
      <style:paragraph-properties fo:text-align="justify" style:justify-single-word="false"/>
      <style:text-properties fo:language="ru" fo:country="RU" officeooo:paragraph-rsid="00c42bee"/>
    </style:style>
    <style:style style:name="P147" style:family="paragraph" style:parent-style-name="Footnote">
      <style:text-properties fo:language="ru" fo:country="RU" officeooo:rsid="0125e8b5" officeooo:paragraph-rsid="0125e8b5"/>
    </style:style>
    <style:style style:name="P148" style:family="paragraph" style:parent-style-name="Text_20_body">
      <style:paragraph-properties fo:text-align="justify" style:justify-single-word="false"/>
      <style:text-properties fo:language="ru" fo:country="RU" officeooo:paragraph-rsid="00c55d43"/>
    </style:style>
    <style:style style:name="P149" style:family="paragraph" style:parent-style-name="Text_20_body">
      <style:paragraph-properties fo:text-align="justify" style:justify-single-word="false"/>
      <style:text-properties fo:language="ru" fo:country="RU" officeooo:paragraph-rsid="00c7853d"/>
    </style:style>
    <style:style style:name="P150" style:family="paragraph" style:parent-style-name="Text_20_body">
      <style:paragraph-properties fo:text-align="justify" style:justify-single-word="false"/>
      <style:text-properties fo:language="ru" fo:country="RU" officeooo:paragraph-rsid="00c9804a"/>
    </style:style>
    <style:style style:name="P151" style:family="paragraph" style:parent-style-name="Text_20_body">
      <style:paragraph-properties fo:text-align="justify" style:justify-single-word="false">
        <style:tab-stops/>
      </style:paragraph-properties>
      <style:text-properties fo:language="ru" fo:country="RU"/>
    </style:style>
    <style:style style:name="P152" style:family="paragraph" style:parent-style-name="Text_20_body">
      <style:paragraph-properties fo:text-align="justify" style:justify-single-word="false"/>
      <style:text-properties fo:language="ru" fo:country="RU" officeooo:paragraph-rsid="00c9df80"/>
    </style:style>
    <style:style style:name="P153" style:family="paragraph" style:parent-style-name="Text_20_body">
      <style:paragraph-properties fo:text-align="justify" style:justify-single-word="false"/>
      <style:text-properties fo:language="ru" fo:country="RU" officeooo:paragraph-rsid="00cf434c"/>
    </style:style>
    <style:style style:name="P154" style:family="paragraph" style:parent-style-name="Text_20_body">
      <style:paragraph-properties fo:text-align="justify" style:justify-single-word="false"/>
      <style:text-properties fo:language="ru" fo:country="RU" officeooo:rsid="00cf434c" officeooo:paragraph-rsid="00cf434c"/>
    </style:style>
    <style:style style:name="P155" style:family="paragraph" style:parent-style-name="Text_20_body">
      <style:paragraph-properties fo:text-align="justify" style:justify-single-word="false"/>
      <style:text-properties fo:language="ru" fo:country="RU" officeooo:paragraph-rsid="00d0e1ad"/>
    </style:style>
    <style:style style:name="P156" style:family="paragraph" style:parent-style-name="Text_20_body">
      <style:paragraph-properties fo:text-align="justify" style:justify-single-word="false"/>
      <style:text-properties fo:language="ru" fo:country="RU" officeooo:paragraph-rsid="00d2c268"/>
    </style:style>
    <style:style style:name="P157" style:family="paragraph" style:parent-style-name="Text_20_body">
      <style:paragraph-properties fo:text-align="justify" style:justify-single-word="false"/>
      <style:text-properties fo:language="ru" fo:country="RU" officeooo:paragraph-rsid="00d3f096"/>
    </style:style>
    <style:style style:name="P158" style:family="paragraph" style:parent-style-name="Text_20_body">
      <style:paragraph-properties fo:text-align="justify" style:justify-single-word="false"/>
      <style:text-properties fo:language="ru" fo:country="RU" officeooo:paragraph-rsid="00d3e2cb"/>
    </style:style>
    <style:style style:name="P159" style:family="paragraph" style:parent-style-name="Text_20_body">
      <style:paragraph-properties fo:text-align="justify" style:justify-single-word="false"/>
      <style:text-properties fo:language="ru" fo:country="RU" officeooo:paragraph-rsid="00d4e6e2"/>
    </style:style>
    <style:style style:name="P160" style:family="paragraph" style:parent-style-name="Text_20_body">
      <style:paragraph-properties fo:text-align="justify" style:justify-single-word="false"/>
      <style:text-properties fo:language="ru" fo:country="RU" officeooo:paragraph-rsid="00d5b7f7"/>
    </style:style>
    <style:style style:name="P161" style:family="paragraph" style:parent-style-name="Text_20_body">
      <style:paragraph-properties fo:text-align="justify" style:justify-single-word="false"/>
      <style:text-properties fo:language="ru" fo:country="RU" officeooo:paragraph-rsid="00d5de4b"/>
    </style:style>
    <style:style style:name="P162" style:family="paragraph" style:parent-style-name="Text_20_body">
      <style:paragraph-properties fo:text-align="justify" style:justify-single-word="false"/>
      <style:text-properties fo:language="ru" fo:country="RU" officeooo:paragraph-rsid="00d66c4c"/>
    </style:style>
    <style:style style:name="P163" style:family="paragraph" style:parent-style-name="Text_20_body">
      <style:paragraph-properties fo:text-align="justify" style:justify-single-word="false"/>
      <style:text-properties fo:language="ru" fo:country="RU" officeooo:paragraph-rsid="00d67e1b"/>
    </style:style>
    <style:style style:name="P164" style:family="paragraph" style:parent-style-name="Text_20_body">
      <style:paragraph-properties fo:text-align="justify" style:justify-single-word="false"/>
      <style:text-properties fo:language="ru" fo:country="RU" officeooo:paragraph-rsid="00d92365"/>
    </style:style>
    <style:style style:name="P165" style:family="paragraph" style:parent-style-name="Text_20_body">
      <style:paragraph-properties fo:text-align="justify" style:justify-single-word="false"/>
      <style:text-properties fo:language="ru" fo:country="RU" officeooo:paragraph-rsid="00dab151"/>
    </style:style>
    <style:style style:name="P166" style:family="paragraph" style:parent-style-name="Text_20_body">
      <style:paragraph-properties fo:text-align="justify" style:justify-single-word="false"/>
      <style:text-properties fo:language="ru" fo:country="RU" officeooo:paragraph-rsid="00dcffd1"/>
    </style:style>
    <style:style style:name="P167" style:family="paragraph" style:parent-style-name="Text_20_body">
      <style:paragraph-properties fo:text-align="justify" style:justify-single-word="false"/>
      <style:text-properties fo:language="ru" fo:country="RU" officeooo:paragraph-rsid="00dd0704"/>
    </style:style>
    <style:style style:name="P168" style:family="paragraph" style:parent-style-name="Text_20_body">
      <style:paragraph-properties fo:text-align="justify" style:justify-single-word="false"/>
      <style:text-properties fo:language="ru" fo:country="RU" officeooo:paragraph-rsid="00deb913"/>
    </style:style>
    <style:style style:name="P169" style:family="paragraph" style:parent-style-name="Text_20_body">
      <style:paragraph-properties fo:text-align="justify" style:justify-single-word="false"/>
      <style:text-properties fo:language="uk" fo:country="UA"/>
    </style:style>
    <style:style style:name="P170" style:family="paragraph" style:parent-style-name="Text_20_body">
      <style:paragraph-properties fo:text-align="justify" style:justify-single-word="false"/>
      <style:text-properties fo:language="ru" fo:country="RU" officeooo:paragraph-rsid="00df28e8"/>
    </style:style>
    <style:style style:name="P171" style:family="paragraph" style:parent-style-name="Text_20_body">
      <style:paragraph-properties fo:text-align="justify" style:justify-single-word="false"/>
      <style:text-properties officeooo:paragraph-rsid="00e1c528"/>
    </style:style>
    <style:style style:name="P172" style:family="paragraph" style:parent-style-name="Text_20_body">
      <style:paragraph-properties fo:text-align="justify" style:justify-single-word="false"/>
      <style:text-properties fo:language="ru" fo:country="RU" officeooo:paragraph-rsid="00dfe376"/>
    </style:style>
    <style:style style:name="P173" style:family="paragraph" style:parent-style-name="Text_20_body">
      <style:paragraph-properties fo:text-align="justify" style:justify-single-word="false">
        <style:tab-stops>
          <style:tab-stop style:position="4.1083in"/>
        </style:tab-stops>
      </style:paragraph-properties>
    </style:style>
    <style:style style:name="P174" style:family="paragraph" style:parent-style-name="Text_20_body">
      <style:paragraph-properties fo:text-align="justify" style:justify-single-word="false"/>
      <style:text-properties fo:language="ru" fo:country="RU" officeooo:rsid="00dfe376" officeooo:paragraph-rsid="00dfe376"/>
    </style:style>
    <style:style style:name="P175" style:family="paragraph" style:parent-style-name="Text_20_body">
      <style:paragraph-properties fo:text-align="justify" style:justify-single-word="false"/>
      <style:text-properties officeooo:paragraph-rsid="00e032c2"/>
    </style:style>
    <style:style style:name="P176" style:family="paragraph" style:parent-style-name="Text_20_body">
      <style:paragraph-properties fo:text-align="justify" style:justify-single-word="false"/>
      <style:text-properties officeooo:paragraph-rsid="00e2c59b"/>
    </style:style>
    <style:style style:name="P177" style:family="paragraph" style:parent-style-name="Text_20_body">
      <style:paragraph-properties fo:text-align="justify" style:justify-single-word="false"/>
      <style:text-properties fo:language="ru" fo:country="RU" officeooo:paragraph-rsid="00e42614"/>
    </style:style>
    <style:style style:name="P178" style:family="paragraph" style:parent-style-name="Text_20_body">
      <style:paragraph-properties fo:text-align="justify" style:justify-single-word="false"/>
      <style:text-properties fo:language="ru" fo:country="RU" officeooo:paragraph-rsid="00e6945b"/>
    </style:style>
    <style:style style:name="P179" style:family="paragraph" style:parent-style-name="Text_20_body">
      <style:paragraph-properties fo:text-align="justify" style:justify-single-word="false"/>
      <style:text-properties fo:language="ru" fo:country="RU" officeooo:paragraph-rsid="00e8e4e5"/>
    </style:style>
    <style:style style:name="P180"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8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8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3" style:family="paragraph" style:parent-style-name="Text_20_body">
      <style:paragraph-properties fo:text-align="justify" style:justify-single-word="false"/>
      <style:text-properties fo:language="ru" fo:country="RU" officeooo:rsid="00e8e4e5" officeooo:paragraph-rsid="00e8e4e5"/>
    </style:style>
    <style:style style:name="P184" style:family="paragraph" style:parent-style-name="Text_20_body">
      <style:paragraph-properties fo:text-align="justify" style:justify-single-word="false"/>
      <style:text-properties fo:language="ru" fo:country="RU" officeooo:rsid="00e9a721" officeooo:paragraph-rsid="00e9a721"/>
    </style:style>
    <style:style style:name="P18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8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87" style:family="paragraph" style:parent-style-name="Text_20_body">
      <style:paragraph-properties fo:text-align="justify" style:justify-single-word="false"/>
      <style:text-properties fo:language="ru" fo:country="RU" officeooo:rsid="00ecc719" officeooo:paragraph-rsid="00ecc719"/>
    </style:style>
    <style:style style:name="P188" style:family="paragraph" style:parent-style-name="Text_20_body">
      <style:paragraph-properties fo:text-align="justify" style:justify-single-word="false"/>
      <style:text-properties fo:language="ru" fo:country="RU" officeooo:rsid="00edd762" officeooo:paragraph-rsid="00edd762"/>
    </style:style>
    <style:style style:name="P189" style:family="paragraph" style:parent-style-name="Text_20_body">
      <style:paragraph-properties fo:text-align="justify" style:justify-single-word="false"/>
      <style:text-properties fo:language="ru" fo:country="RU" officeooo:rsid="00f7e6ff" officeooo:paragraph-rsid="00f7e6ff"/>
    </style:style>
    <style:style style:name="P190" style:family="paragraph" style:parent-style-name="Text_20_body">
      <style:paragraph-properties fo:text-align="justify" style:justify-single-word="false"/>
      <style:text-properties fo:language="ru" fo:country="RU" officeooo:rsid="00edd762" officeooo:paragraph-rsid="00f0898b"/>
    </style:style>
    <style:style style:name="P191" style:family="paragraph" style:parent-style-name="Text_20_body">
      <style:paragraph-properties fo:text-align="justify" style:justify-single-word="false"/>
      <style:text-properties fo:language="ru" fo:country="RU" officeooo:rsid="00eec376" officeooo:paragraph-rsid="00f4fb4d"/>
    </style:style>
    <style:style style:name="P192" style:family="paragraph" style:parent-style-name="Text_20_body">
      <style:paragraph-properties fo:text-align="justify" style:justify-single-word="false"/>
      <style:text-properties fo:language="ru" fo:country="RU" officeooo:rsid="00f0898b" officeooo:paragraph-rsid="00f0898b"/>
    </style:style>
    <style:style style:name="P193" style:family="paragraph" style:parent-style-name="Text_20_body">
      <style:paragraph-properties fo:text-align="justify" style:justify-single-word="false"/>
      <style:text-properties fo:language="ru" fo:country="RU" officeooo:rsid="00f0898b" officeooo:paragraph-rsid="00f82e8c"/>
    </style:style>
    <style:style style:name="P194" style:family="paragraph" style:parent-style-name="Text_20_body">
      <style:paragraph-properties fo:text-align="justify" style:justify-single-word="false"/>
      <style:text-properties fo:language="ru" fo:country="RU" officeooo:rsid="00f12515" officeooo:paragraph-rsid="00f12515"/>
    </style:style>
    <style:style style:name="P195" style:family="paragraph" style:parent-style-name="Text_20_body">
      <style:paragraph-properties fo:text-align="justify" style:justify-single-word="false"/>
      <style:text-properties fo:language="ru" fo:country="RU" officeooo:rsid="00f33f88" officeooo:paragraph-rsid="00f33f88"/>
    </style:style>
    <style:style style:name="P196" style:family="paragraph" style:parent-style-name="Text_20_body">
      <style:paragraph-properties fo:text-align="justify" style:justify-single-word="false"/>
      <style:text-properties fo:language="ru" fo:country="RU" officeooo:rsid="00f4fb4d" officeooo:paragraph-rsid="00f4fb4d"/>
    </style:style>
    <style:style style:name="P197" style:family="paragraph" style:parent-style-name="Text_20_body">
      <style:paragraph-properties fo:text-align="justify" style:justify-single-word="false"/>
      <style:text-properties fo:language="ru" fo:country="RU" officeooo:rsid="00f5062f" officeooo:paragraph-rsid="00f5062f"/>
    </style:style>
    <style:style style:name="P198" style:family="paragraph" style:parent-style-name="Text_20_body">
      <style:paragraph-properties fo:text-align="justify" style:justify-single-word="false"/>
      <style:text-properties fo:language="ru" fo:country="RU" officeooo:rsid="00fa90f5" officeooo:paragraph-rsid="00fa90f5"/>
    </style:style>
    <style:style style:name="P199" style:family="paragraph" style:parent-style-name="Text_20_body">
      <style:paragraph-properties fo:text-align="justify" style:justify-single-word="false"/>
      <style:text-properties fo:language="ru" fo:country="RU" officeooo:rsid="00fbc5f1" officeooo:paragraph-rsid="00fbc5f1"/>
    </style:style>
    <style:style style:name="P200" style:family="paragraph" style:parent-style-name="Text_20_body">
      <style:paragraph-properties fo:text-align="justify" style:justify-single-word="false"/>
      <style:text-properties fo:language="ru" fo:country="RU" officeooo:rsid="00fc8b22" officeooo:paragraph-rsid="00fc8b22"/>
    </style:style>
    <style:style style:name="P201" style:family="paragraph" style:parent-style-name="Text_20_body">
      <style:paragraph-properties fo:text-align="justify" style:justify-single-word="false"/>
      <style:text-properties fo:language="ru" fo:country="RU" officeooo:rsid="010142e3" officeooo:paragraph-rsid="010142e3"/>
    </style:style>
    <style:style style:name="P202" style:family="paragraph" style:parent-style-name="Text_20_body">
      <style:paragraph-properties fo:text-align="justify" style:justify-single-word="false"/>
      <style:text-properties fo:language="ru" fo:country="RU" officeooo:rsid="0101af7b" officeooo:paragraph-rsid="0101af7b"/>
    </style:style>
    <style:style style:name="P203" style:family="paragraph" style:parent-style-name="Text_20_body">
      <style:paragraph-properties fo:text-align="justify" style:justify-single-word="false"/>
      <style:text-properties fo:language="ru" fo:country="RU" officeooo:rsid="0101af7b" officeooo:paragraph-rsid="01053f6d"/>
    </style:style>
    <style:style style:name="P204" style:family="paragraph" style:parent-style-name="Text_20_body">
      <style:paragraph-properties fo:text-align="justify" style:justify-single-word="false"/>
      <style:text-properties fo:language="ru" fo:country="RU" officeooo:rsid="01037842" officeooo:paragraph-rsid="0106c4e9"/>
    </style:style>
    <style:style style:name="P205" style:family="paragraph" style:parent-style-name="Text_20_body">
      <style:paragraph-properties fo:text-align="justify" style:justify-single-word="false"/>
      <style:text-properties fo:language="ru" fo:country="RU" officeooo:rsid="01037842" officeooo:paragraph-rsid="0108ae8b"/>
    </style:style>
    <style:style style:name="P206" style:family="paragraph" style:parent-style-name="Text_20_body">
      <style:paragraph-properties fo:text-align="justify" style:justify-single-word="false"/>
      <style:text-properties fo:language="ru" fo:country="RU" officeooo:rsid="0108ae8b" officeooo:paragraph-rsid="0108ae8b"/>
    </style:style>
    <style:style style:name="P207" style:family="paragraph" style:parent-style-name="Text_20_body">
      <style:paragraph-properties fo:text-align="justify" style:justify-single-word="false"/>
      <style:text-properties fo:language="ru" fo:country="RU" officeooo:rsid="010a7c81" officeooo:paragraph-rsid="010a7c81"/>
    </style:style>
    <style:style style:name="P208" style:family="paragraph" style:parent-style-name="Text_20_body">
      <style:paragraph-properties fo:text-align="justify" style:justify-single-word="false"/>
      <style:text-properties fo:language="ru" fo:country="RU" officeooo:paragraph-rsid="010a7c81"/>
    </style:style>
    <style:style style:name="P209" style:family="paragraph" style:parent-style-name="Text_20_body">
      <style:paragraph-properties fo:text-align="justify" style:justify-single-word="false"/>
      <style:text-properties fo:language="ru" fo:country="RU" officeooo:paragraph-rsid="010b2c97"/>
    </style:style>
    <style:style style:name="P210" style:family="paragraph" style:parent-style-name="Text_20_body">
      <style:paragraph-properties fo:text-align="justify" style:justify-single-word="false"/>
      <style:text-properties fo:language="ru" fo:country="RU" officeooo:rsid="010b2c97" officeooo:paragraph-rsid="010b2c97"/>
    </style:style>
    <style:style style:name="P211" style:family="paragraph" style:parent-style-name="Text_20_body">
      <style:paragraph-properties fo:text-align="center" style:justify-single-word="false"/>
      <style:text-properties fo:language="ru" fo:country="RU" fo:background-color="#ffff00"/>
    </style:style>
    <style:style style:name="P212" style:family="paragraph" style:parent-style-name="Text_20_body">
      <style:text-properties fo:font-style="italic" style:font-style-asian="italic" style:font-style-complex="italic"/>
    </style:style>
    <style:style style:name="P213" style:family="paragraph" style:parent-style-name="Text_20_body">
      <style:text-properties fo:language="ru" fo:country="RU" fo:background-color="#ffff00"/>
    </style:style>
    <style:style style:name="P214" style:family="paragraph" style:parent-style-name="Text_20_body">
      <style:paragraph-properties fo:text-align="justify" style:justify-single-word="false"/>
      <style:text-properties fo:language="ru" fo:country="RU" officeooo:paragraph-rsid="0112548e"/>
    </style:style>
    <style:style style:name="P215" style:family="paragraph" style:parent-style-name="Text_20_body">
      <style:text-properties fo:language="ru" fo:country="RU" officeooo:paragraph-rsid="0112548e"/>
    </style:style>
    <style:style style:name="P216" style:family="paragraph" style:parent-style-name="Text_20_body">
      <style:paragraph-properties fo:text-align="justify" style:justify-single-word="false"/>
      <style:text-properties fo:language="ru" fo:country="RU" officeooo:paragraph-rsid="01137adc"/>
    </style:style>
    <style:style style:name="P217" style:family="paragraph" style:parent-style-name="Text_20_body">
      <style:paragraph-properties fo:text-align="justify" style:justify-single-word="false" fo:text-indent="0.1965in" style:auto-text-indent="false"/>
      <style:text-properties fo:language="ru" fo:country="RU" fo:background-color="#ffff00"/>
    </style:style>
    <style:style style:name="P218"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19" style:family="paragraph" style:parent-style-name="Text_20_body">
      <style:paragraph-properties fo:text-align="justify" style:justify-single-word="false"/>
      <style:text-properties fo:color="#c9211e" loext:opacity="100%" fo:language="ru" fo:country="RU"/>
    </style:style>
    <style:style style:name="P220"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21" style:family="paragraph" style:parent-style-name="Text_20_body">
      <style:paragraph-properties fo:text-align="justify" style:justify-single-word="false"/>
      <style:text-properties fo:background-color="#ffff00"/>
    </style:style>
    <style:style style:name="P222" style:family="paragraph" style:parent-style-name="Text_20_body">
      <style:paragraph-properties fo:text-align="justify" style:justify-single-word="false"/>
      <style:text-properties fo:color="#0000ff" loext:opacity="100%"/>
    </style:style>
    <style:style style:name="P223" style:family="paragraph" style:parent-style-name="Heading_20_1">
      <style:paragraph-properties fo:text-align="justify" style:justify-single-word="false"/>
    </style:style>
    <style:style style:name="P224" style:family="paragraph" style:parent-style-name="Standard">
      <style:paragraph-properties fo:text-align="justify" style:justify-single-word="false"/>
    </style:style>
    <style:style style:name="P225"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fo:language="ru" fo:country="RU" officeooo:rsid="013ac21f"/>
    </style:style>
    <style:style style:name="T32" style:family="text">
      <style:text-properties officeooo:rsid="012390e8"/>
    </style:style>
    <style:style style:name="T33" style:family="text">
      <style:text-properties fo:language="ru" fo:country="RU" officeooo:rsid="012390e8"/>
    </style:style>
    <style:style style:name="T34" style:family="text">
      <style:text-properties fo:language="uk" fo:country="UA" officeooo:rsid="012390e8"/>
    </style:style>
    <style:style style:name="T35" style:family="text">
      <style:text-properties fo:language="en" fo:country="US" officeooo:rsid="012390e8"/>
    </style:style>
    <style:style style:name="T36" style:family="text">
      <style:text-properties fo:language="ru" fo:country="RU" officeooo:rsid="0048453c"/>
    </style:style>
    <style:style style:name="T37" style:family="text">
      <style:text-properties fo:language="en" fo:country="US" officeooo:rsid="0048453c"/>
    </style:style>
    <style:style style:name="T38" style:family="text">
      <style:text-properties officeooo:rsid="0123f0ca"/>
    </style:style>
    <style:style style:name="T39" style:family="text">
      <style:text-properties officeooo:rsid="0125e8b5"/>
    </style:style>
    <style:style style:name="T40" style:family="text">
      <style:text-properties fo:language="ru" fo:country="RU" fo:font-style="italic" fo:font-weight="bold" style:font-style-asian="italic" style:font-weight-asian="bold" style:font-style-complex="italic" style:font-weight-complex="bold"/>
    </style:style>
    <style:style style:name="T41" style:family="text">
      <style:text-properties officeooo:rsid="01275060"/>
    </style:style>
    <style:style style:name="T42" style:family="text">
      <style:text-properties officeooo:rsid="01284bf3"/>
    </style:style>
    <style:style style:name="T43" style:family="text">
      <style:text-properties officeooo:rsid="013ea3b9"/>
    </style:style>
    <style:style style:name="T44" style:family="text">
      <style:text-properties officeooo:rsid="01293ac6"/>
    </style:style>
    <style:style style:name="T45" style:family="text">
      <style:text-properties officeooo:rsid="012ad6ce"/>
    </style:style>
    <style:style style:name="T46" style:family="text">
      <style:text-properties officeooo:rsid="012b8266"/>
    </style:style>
    <style:style style:name="T47" style:family="text">
      <style:text-properties officeooo:rsid="00e54b69"/>
    </style:style>
    <style:style style:name="T48" style:family="text">
      <style:text-properties fo:language="en" fo:country="US" officeooo:rsid="012f7eab"/>
    </style:style>
    <style:style style:name="T49" style:family="text">
      <style:text-properties officeooo:rsid="012f7eab"/>
    </style:style>
    <style:style style:name="T50" style:family="text">
      <style:text-properties officeooo:rsid="01358f9a"/>
    </style:style>
    <style:style style:name="T51" style:family="text">
      <style:text-properties fo:language="ru" fo:country="RU" officeooo:rsid="01358f9a"/>
    </style:style>
    <style:style style:name="T52" style:family="text">
      <style:text-properties fo:language="ru" fo:country="RU" officeooo:rsid="01375ae7"/>
    </style:style>
    <style:style style:name="T53" style:family="text">
      <style:text-properties officeooo:rsid="0137763b"/>
    </style:style>
    <style:style style:name="T54" style:family="text">
      <style:text-properties officeooo:rsid="013a2fc4"/>
    </style:style>
    <style:style style:name="T55" style:family="text">
      <style:text-properties officeooo:rsid="013ac21f"/>
    </style:style>
    <style:style style:name="T56" style:family="text">
      <style:text-properties officeooo:rsid="013c7221"/>
    </style:style>
    <style:style style:name="T57" style:family="text">
      <style:text-properties officeooo:rsid="013cb4a5"/>
    </style:style>
    <style:style style:name="T58" style:family="text">
      <style:text-properties fo:language="ru" fo:country="RU" officeooo:rsid="013d46cf"/>
    </style:style>
    <style:style style:name="T59" style:family="text">
      <style:text-properties fo:language="ru" fo:country="RU" fo:font-style="italic" fo:background-color="#ffffff" loext:char-shading-value="0" style:font-style-asian="italic" style:font-style-complex="italic"/>
    </style:style>
    <style:style style:name="T60" style:family="text">
      <style:text-properties fo:language="ru" fo:country="RU" fo:font-style="italic" officeooo:rsid="013ea3b9" style:font-style-asian="italic" style:font-style-complex="italic"/>
    </style:style>
    <style:style style:name="T61" style:family="text">
      <style:text-properties officeooo:rsid="013ee979"/>
    </style:style>
    <style:style style:name="T62" style:family="text">
      <style:text-properties officeooo:rsid="013f8d6e"/>
    </style:style>
    <style:style style:name="T63" style:family="text">
      <style:text-properties officeooo:rsid="013fa266"/>
    </style:style>
    <style:style style:name="T64" style:family="text">
      <style:text-properties fo:language="en" fo:country="US" officeooo:rsid="013fa266"/>
    </style:style>
    <style:style style:name="T65" style:family="text">
      <style:text-properties officeooo:rsid="014263d4"/>
    </style:style>
    <style:style style:name="T66" style:family="text">
      <style:text-properties officeooo:rsid="014674be"/>
    </style:style>
    <style:style style:name="T67" style:family="text">
      <style:text-properties officeooo:rsid="01433e7a"/>
    </style:style>
    <style:style style:name="T68" style:family="text">
      <style:text-properties officeooo:rsid="01447f41"/>
    </style:style>
    <style:style style:name="T69" style:family="text">
      <style:text-properties officeooo:rsid="01457772"/>
    </style:style>
    <style:style style:name="T70" style:family="text">
      <style:text-properties officeooo:rsid="0145a802"/>
    </style:style>
    <style:style style:name="T71" style:family="text">
      <style:text-properties officeooo:rsid="0145ae70"/>
    </style:style>
    <style:style style:name="T72" style:family="text">
      <style:text-properties officeooo:rsid="01465c08"/>
    </style:style>
    <style:style style:name="T73" style:family="text">
      <style:text-properties officeooo:rsid="00106065"/>
    </style:style>
    <style:style style:name="T74" style:family="text">
      <style:text-properties fo:language="ru" fo:country="RU" officeooo:rsid="014674be"/>
    </style:style>
    <style:style style:name="T75" style:family="text">
      <style:text-properties fo:language="ru" fo:country="RU" officeooo:rsid="00106065"/>
    </style:style>
    <style:style style:name="T76" style:family="text">
      <style:text-properties fo:language="ru" fo:country="RU" officeooo:rsid="00128647" fo:background-color="transparent" loext:char-shading-value="0"/>
    </style:style>
    <style:style style:name="T77" style:family="text">
      <style:text-properties fo:language="ru" fo:country="RU" officeooo:rsid="014674be" fo:background-color="transparent" loext:char-shading-value="0"/>
    </style:style>
    <style:style style:name="T78" style:family="text">
      <style:text-properties officeooo:rsid="00128647"/>
    </style:style>
    <style:style style:name="T79" style:family="text">
      <style:text-properties officeooo:rsid="00142792"/>
    </style:style>
    <style:style style:name="T80" style:family="text">
      <style:text-properties officeooo:rsid="001d3aa6"/>
    </style:style>
    <style:style style:name="T81" style:family="text">
      <style:text-properties fo:language="ru" fo:country="RU" officeooo:rsid="00175913"/>
    </style:style>
    <style:style style:name="T82" style:family="text">
      <style:text-properties fo:language="ru" fo:country="RU" officeooo:rsid="01485a13"/>
    </style:style>
    <style:style style:name="T83" style:family="text">
      <style:text-properties fo:language="ru" fo:country="RU" officeooo:rsid="00189af1"/>
    </style:style>
    <style:style style:name="T84" style:family="text">
      <style:text-properties officeooo:rsid="00189af1"/>
    </style:style>
    <style:style style:name="T85" style:family="text">
      <style:text-properties officeooo:rsid="01497b7f"/>
    </style:style>
    <style:style style:name="T86" style:family="text">
      <style:text-properties officeooo:rsid="014db8a3"/>
    </style:style>
    <style:style style:name="T87" style:family="text">
      <style:text-properties officeooo:rsid="0019451a"/>
    </style:style>
    <style:style style:name="T88" style:family="text">
      <style:text-properties officeooo:rsid="014f426b"/>
    </style:style>
    <style:style style:name="T89" style:family="text">
      <style:text-properties officeooo:rsid="001a56c3"/>
    </style:style>
    <style:style style:name="T90" style:family="text">
      <style:text-properties officeooo:rsid="014c0632"/>
    </style:style>
    <style:style style:name="T91" style:family="text">
      <style:text-properties officeooo:rsid="014a09b6"/>
    </style:style>
    <style:style style:name="T92" style:family="text">
      <style:text-properties officeooo:rsid="0019ec28"/>
    </style:style>
    <style:style style:name="T93" style:family="text">
      <style:text-properties officeooo:rsid="001bd968"/>
    </style:style>
    <style:style style:name="T94" style:family="text">
      <style:text-properties fo:language="ru" fo:country="RU" fo:font-style="italic" officeooo:rsid="001d3aa6" style:font-style-asian="italic" style:font-style-complex="italic"/>
    </style:style>
    <style:style style:name="T95" style:family="text">
      <style:text-properties fo:language="ru" fo:country="RU" fo:font-style="italic" officeooo:rsid="014db8a3" style:font-style-asian="italic" style:font-style-complex="italic"/>
    </style:style>
    <style:style style:name="T96" style:family="text">
      <style:text-properties officeooo:rsid="001efcaf"/>
    </style:style>
    <style:style style:name="T97" style:family="text">
      <style:text-properties fo:language="ru" fo:country="RU" fo:font-weight="bold" style:font-weight-asian="bold" style:font-weight-complex="bold"/>
    </style:style>
    <style:style style:name="T98" style:family="text">
      <style:text-properties fo:language="ru" fo:country="RU" officeooo:rsid="001efcaf"/>
    </style:style>
    <style:style style:name="T99" style:family="text">
      <style:text-properties fo:language="ru" fo:country="RU" officeooo:rsid="014db8a3"/>
    </style:style>
    <style:style style:name="T100" style:family="text">
      <style:text-properties fo:background-color="#ffff00" loext:char-shading-value="0"/>
    </style:style>
    <style:style style:name="T101" style:family="text">
      <style:text-properties officeooo:rsid="0023abc8"/>
    </style:style>
    <style:style style:name="T102" style:family="text">
      <style:text-properties officeooo:rsid="014fe71d"/>
    </style:style>
    <style:style style:name="T103" style:family="text">
      <style:text-properties officeooo:rsid="00245709"/>
    </style:style>
    <style:style style:name="T104" style:family="text">
      <style:text-properties officeooo:rsid="01512429"/>
    </style:style>
    <style:style style:name="T105" style:family="text">
      <style:text-properties fo:language="ru" fo:country="RU" fo:font-style="italic" officeooo:rsid="00245709" style:font-style-asian="italic" style:font-style-complex="italic"/>
    </style:style>
    <style:style style:name="T106" style:family="text">
      <style:text-properties fo:language="ru" fo:country="RU" fo:font-style="italic" officeooo:rsid="01512429" style:font-style-asian="italic" style:font-style-complex="italic"/>
    </style:style>
    <style:style style:name="T107" style:family="text">
      <style:text-properties officeooo:rsid="00257d51"/>
    </style:style>
    <style:style style:name="T108" style:family="text">
      <style:text-properties fo:language="ru" fo:country="RU" fo:font-style="italic" officeooo:rsid="00257d51" style:font-style-asian="italic" style:font-style-complex="italic"/>
    </style:style>
    <style:style style:name="T109" style:family="text">
      <style:text-properties officeooo:rsid="002771ba"/>
    </style:style>
    <style:style style:name="T110" style:family="text">
      <style:text-properties fo:language="en" fo:country="US" officeooo:rsid="01523e4b"/>
    </style:style>
    <style:style style:name="T111" style:family="text">
      <style:text-properties officeooo:rsid="01523e4b"/>
    </style:style>
    <style:style style:name="T112" style:family="text">
      <style:text-properties fo:language="ru" fo:country="RU" fo:font-style="italic" officeooo:rsid="002771ba" style:font-style-asian="italic" style:font-style-complex="italic"/>
    </style:style>
    <style:style style:name="T113" style:family="text">
      <style:text-properties fo:language="uk" fo:country="UA" officeooo:rsid="002771ba"/>
    </style:style>
    <style:style style:name="T114" style:family="text">
      <style:text-properties fo:language="en" fo:country="US" officeooo:rsid="002771ba"/>
    </style:style>
    <style:style style:name="T115" style:family="text">
      <style:text-properties officeooo:rsid="01535d7d"/>
    </style:style>
    <style:style style:name="T116" style:family="text">
      <style:text-properties fo:language="ru" fo:country="RU" fo:font-style="italic" officeooo:rsid="01535d7d" style:font-style-asian="italic" style:font-style-complex="italic"/>
    </style:style>
    <style:style style:name="T117" style:family="text">
      <style:text-properties fo:language="ru" fo:country="RU" fo:font-style="italic" officeooo:rsid="00293b82" style:font-style-asian="italic" style:font-style-complex="italic"/>
    </style:style>
    <style:style style:name="T118" style:family="text">
      <style:text-properties officeooo:rsid="00293b82"/>
    </style:style>
    <style:style style:name="T119" style:family="text">
      <style:text-properties fo:language="en" fo:country="US" officeooo:rsid="00293b82"/>
    </style:style>
    <style:style style:name="T120" style:family="text">
      <style:text-properties officeooo:rsid="00294ac5"/>
    </style:style>
    <style:style style:name="T121" style:family="text">
      <style:text-properties officeooo:rsid="01551c7f"/>
    </style:style>
    <style:style style:name="T122" style:family="text">
      <style:text-properties officeooo:rsid="0029eef5"/>
    </style:style>
    <style:style style:name="T123" style:family="text">
      <style:text-properties officeooo:rsid="0156f9e1"/>
    </style:style>
    <style:style style:name="T124" style:family="text">
      <style:text-properties officeooo:rsid="002d1645"/>
    </style:style>
    <style:style style:name="T125" style:family="text">
      <style:text-properties officeooo:rsid="0031bda6"/>
    </style:style>
    <style:style style:name="T126" style:family="text">
      <style:text-properties officeooo:rsid="002daf1c"/>
    </style:style>
    <style:style style:name="T127" style:family="text">
      <style:text-properties officeooo:rsid="002de7fd"/>
    </style:style>
    <style:style style:name="T128" style:family="text">
      <style:text-properties officeooo:rsid="002fc175"/>
    </style:style>
    <style:style style:name="T129" style:family="text">
      <style:text-properties officeooo:rsid="0032d050"/>
    </style:style>
    <style:style style:name="T130" style:family="text">
      <style:text-properties officeooo:rsid="003497b2"/>
    </style:style>
    <style:style style:name="T131" style:family="text">
      <style:text-properties fo:language="ru" fo:country="RU" fo:background-color="#ffff00" loext:char-shading-value="0"/>
    </style:style>
    <style:style style:name="T132" style:family="text">
      <style:text-properties officeooo:rsid="00368471"/>
    </style:style>
    <style:style style:name="T133" style:family="text">
      <style:text-properties officeooo:rsid="00371139"/>
    </style:style>
    <style:style style:name="T134" style:family="text">
      <style:text-properties officeooo:rsid="00388643"/>
    </style:style>
    <style:style style:name="T135" style:family="text">
      <style:text-properties fo:language="en" fo:country="US" officeooo:rsid="00388643"/>
    </style:style>
    <style:style style:name="T136" style:family="text">
      <style:text-properties officeooo:rsid="0038ff35"/>
    </style:style>
    <style:style style:name="T137" style:family="text">
      <style:text-properties officeooo:rsid="00e85a2a"/>
    </style:style>
    <style:style style:name="T138" style:family="text">
      <style:text-properties officeooo:rsid="0020d2cb"/>
    </style:style>
    <style:style style:name="T139" style:family="text">
      <style:text-properties officeooo:rsid="0039c9a7"/>
    </style:style>
    <style:style style:name="T140" style:family="text">
      <style:text-properties officeooo:rsid="003ad058"/>
    </style:style>
    <style:style style:name="T141" style:family="text">
      <style:text-properties fo:language="ru" fo:country="RU" officeooo:rsid="003ad058"/>
    </style:style>
    <style:style style:name="T142" style:family="text">
      <style:text-properties fo:language="ru" fo:country="RU" fo:background-color="transparent" loext:char-shading-value="0"/>
    </style:style>
    <style:style style:name="T143" style:family="text">
      <style:text-properties officeooo:rsid="003b2e0b"/>
    </style:style>
    <style:style style:name="T144" style:family="text">
      <style:text-properties officeooo:rsid="003d3fd1"/>
    </style:style>
    <style:style style:name="T145" style:family="text">
      <style:text-properties officeooo:rsid="003d44f6"/>
    </style:style>
    <style:style style:name="T146" style:family="text">
      <style:text-properties officeooo:rsid="0023f496"/>
    </style:style>
    <style:style style:name="T147" style:family="text">
      <style:text-properties officeooo:rsid="003e4773"/>
    </style:style>
    <style:style style:name="T148" style:family="text">
      <style:text-properties officeooo:rsid="00435abf"/>
    </style:style>
    <style:style style:name="T149" style:family="text">
      <style:text-properties officeooo:rsid="0043bd67"/>
    </style:style>
    <style:style style:name="T150" style:family="text">
      <style:text-properties officeooo:rsid="0043f448"/>
    </style:style>
    <style:style style:name="T151" style:family="text">
      <style:text-properties officeooo:rsid="003fa225"/>
    </style:style>
    <style:style style:name="T152" style:family="text">
      <style:text-properties officeooo:rsid="0045d357"/>
    </style:style>
    <style:style style:name="T153" style:family="text">
      <style:text-properties officeooo:rsid="00417b5e"/>
    </style:style>
    <style:style style:name="T154" style:family="text">
      <style:text-properties officeooo:rsid="00464ac8"/>
    </style:style>
    <style:style style:name="T155" style:family="text">
      <style:text-properties officeooo:rsid="00483ec4"/>
    </style:style>
    <style:style style:name="T156" style:family="text">
      <style:text-properties officeooo:rsid="0048f92e"/>
    </style:style>
    <style:style style:name="T157" style:family="text">
      <style:text-properties fo:language="en" fo:country="US" officeooo:rsid="00483ec4"/>
    </style:style>
    <style:style style:name="T158" style:family="text">
      <style:text-properties fo:language="ru" fo:country="RU" fo:font-style="italic" fo:background-color="transparent" loext:char-shading-value="0" style:font-style-asian="italic" style:font-style-complex="italic"/>
    </style:style>
    <style:style style:name="T159" style:family="text">
      <style:text-properties fo:language="ru" fo:country="RU" fo:font-style="italic" officeooo:rsid="004b3f7e" style:font-style-asian="italic" style:font-style-complex="italic"/>
    </style:style>
    <style:style style:name="T160" style:family="text">
      <style:text-properties officeooo:rsid="004c8ae0"/>
    </style:style>
    <style:style style:name="T161" style:family="text">
      <style:text-properties officeooo:rsid="004e3c20"/>
    </style:style>
    <style:style style:name="T162" style:family="text">
      <style:text-properties officeooo:rsid="004fa8b5"/>
    </style:style>
    <style:style style:name="T163" style:family="text">
      <style:text-properties officeooo:rsid="00501984"/>
    </style:style>
    <style:style style:name="T164" style:family="text">
      <style:text-properties officeooo:rsid="0051c09a"/>
    </style:style>
    <style:style style:name="T165" style:family="text">
      <style:text-properties officeooo:rsid="0051d974"/>
    </style:style>
    <style:style style:name="T166" style:family="text">
      <style:text-properties officeooo:rsid="00539189"/>
    </style:style>
    <style:style style:name="T167" style:family="text">
      <style:text-properties officeooo:rsid="005900c7"/>
    </style:style>
    <style:style style:name="T168" style:family="text">
      <style:text-properties officeooo:rsid="00554003"/>
    </style:style>
    <style:style style:name="T169" style:family="text">
      <style:text-properties officeooo:rsid="00570142"/>
    </style:style>
    <style:style style:name="T170" style:family="text">
      <style:text-properties officeooo:rsid="00594b45"/>
    </style:style>
    <style:style style:name="T171" style:family="text">
      <style:text-properties officeooo:rsid="0059ed16"/>
    </style:style>
    <style:style style:name="T172" style:family="text">
      <style:text-properties officeooo:rsid="005c8284"/>
    </style:style>
    <style:style style:name="T173" style:family="text">
      <style:text-properties officeooo:rsid="005df5be"/>
    </style:style>
    <style:style style:name="T174" style:family="text">
      <style:text-properties officeooo:rsid="005fce4e"/>
    </style:style>
    <style:style style:name="T175" style:family="text">
      <style:text-properties fo:language="ru" fo:country="RU" officeooo:rsid="005fce4e"/>
    </style:style>
    <style:style style:name="T176" style:family="text">
      <style:text-properties officeooo:rsid="00604dd9"/>
    </style:style>
    <style:style style:name="T177" style:family="text">
      <style:text-properties officeooo:rsid="00620f4f"/>
    </style:style>
    <style:style style:name="T178" style:family="text">
      <style:text-properties officeooo:rsid="0063392e"/>
    </style:style>
    <style:style style:name="T179" style:family="text">
      <style:text-properties officeooo:rsid="00b5d039"/>
    </style:style>
    <style:style style:name="T180" style:family="text">
      <style:text-properties officeooo:rsid="0065314c"/>
    </style:style>
    <style:style style:name="T181" style:family="text">
      <style:text-properties officeooo:rsid="00660bac"/>
    </style:style>
    <style:style style:name="T182" style:family="text">
      <style:text-properties fo:language="ru" fo:country="RU" officeooo:rsid="00660bac"/>
    </style:style>
    <style:style style:name="T183" style:family="text">
      <style:text-properties officeooo:rsid="00672e1d"/>
    </style:style>
    <style:style style:name="T184" style:family="text">
      <style:text-properties officeooo:rsid="0068f66d"/>
    </style:style>
    <style:style style:name="T185" style:family="text">
      <style:text-properties officeooo:rsid="006f2f79"/>
    </style:style>
    <style:style style:name="T186" style:family="text">
      <style:text-properties officeooo:rsid="006ac469"/>
    </style:style>
    <style:style style:name="T187" style:family="text">
      <style:text-properties officeooo:rsid="0070a512"/>
    </style:style>
    <style:style style:name="T188" style:family="text">
      <style:text-properties officeooo:rsid="0071f74f"/>
    </style:style>
    <style:style style:name="T189" style:family="text">
      <style:text-properties fo:language="ru" fo:country="RU" officeooo:rsid="00766ead"/>
    </style:style>
    <style:style style:name="T190" style:family="text">
      <style:text-properties fo:language="ru" fo:country="RU" officeooo:rsid="0071f74f"/>
    </style:style>
    <style:style style:name="T191" style:family="text">
      <style:text-properties fo:language="ru" fo:country="RU" officeooo:rsid="006ac469"/>
    </style:style>
    <style:style style:name="T192" style:family="text">
      <style:text-properties fo:language="ru" fo:country="RU" officeooo:rsid="00802041"/>
    </style:style>
    <style:style style:name="T193" style:family="text">
      <style:text-properties officeooo:rsid="006c507c"/>
    </style:style>
    <style:style style:name="T194" style:family="text">
      <style:text-properties officeooo:rsid="006f00f1"/>
    </style:style>
    <style:style style:name="T195" style:family="text">
      <style:text-properties officeooo:rsid="00766ead"/>
    </style:style>
    <style:style style:name="T196" style:family="text">
      <style:text-properties officeooo:rsid="00774b12"/>
    </style:style>
    <style:style style:name="T197" style:family="text">
      <style:text-properties officeooo:rsid="00728816"/>
    </style:style>
    <style:style style:name="T198" style:family="text">
      <style:text-properties officeooo:rsid="008d376b"/>
    </style:style>
    <style:style style:name="T199" style:family="text">
      <style:text-properties officeooo:rsid="008304a2"/>
    </style:style>
    <style:style style:name="T200" style:family="text">
      <style:text-properties officeooo:rsid="008f19e1"/>
    </style:style>
    <style:style style:name="T201" style:family="text">
      <style:text-properties officeooo:rsid="0084dc7a"/>
    </style:style>
    <style:style style:name="T202" style:family="text">
      <style:text-properties officeooo:rsid="0072b395"/>
    </style:style>
    <style:style style:name="T203" style:family="text">
      <style:text-properties officeooo:rsid="00786eb2"/>
    </style:style>
    <style:style style:name="T204" style:family="text">
      <style:text-properties officeooo:rsid="007b046c"/>
    </style:style>
    <style:style style:name="T205" style:family="text">
      <style:text-properties officeooo:rsid="0079bdcb"/>
    </style:style>
    <style:style style:name="T206" style:family="text">
      <style:text-properties fo:language="en" fo:country="US" officeooo:rsid="008d376b"/>
    </style:style>
    <style:style style:name="T207" style:family="text">
      <style:text-properties officeooo:rsid="007601b6"/>
    </style:style>
    <style:style style:name="T208" style:family="text">
      <style:text-properties officeooo:rsid="007cefd2"/>
    </style:style>
    <style:style style:name="T209" style:family="text">
      <style:text-properties officeooo:rsid="009308a5"/>
    </style:style>
    <style:style style:name="T210" style:family="text">
      <style:text-properties officeooo:rsid="008fd466"/>
    </style:style>
    <style:style style:name="T211" style:family="text">
      <style:text-properties officeooo:rsid="00855c36"/>
    </style:style>
    <style:style style:name="T212" style:family="text">
      <style:text-properties officeooo:rsid="00962f65"/>
    </style:style>
    <style:style style:name="T213" style:family="text">
      <style:text-properties officeooo:rsid="0072b395" fo:background-color="#ffff00" loext:char-shading-value="0"/>
    </style:style>
    <style:style style:name="T214" style:family="text">
      <style:text-properties officeooo:rsid="007cefd2" fo:background-color="#ffff00" loext:char-shading-value="0"/>
    </style:style>
    <style:style style:name="T215" style:family="text">
      <style:text-properties officeooo:rsid="00872a31"/>
    </style:style>
    <style:style style:name="T216" style:family="text">
      <style:text-properties officeooo:rsid="007e2c92"/>
    </style:style>
    <style:style style:name="T217" style:family="text">
      <style:text-properties officeooo:rsid="008866c6"/>
    </style:style>
    <style:style style:name="T218" style:family="text">
      <style:text-properties officeooo:rsid="0088f718"/>
    </style:style>
    <style:style style:name="T219" style:family="text">
      <style:text-properties officeooo:rsid="009187ee"/>
    </style:style>
    <style:style style:name="T220" style:family="text">
      <style:text-properties officeooo:rsid="0072f8d8"/>
    </style:style>
    <style:style style:name="T221" style:family="text">
      <style:text-properties officeooo:rsid="0073a54e"/>
    </style:style>
    <style:style style:name="T222" style:family="text">
      <style:text-properties officeooo:rsid="00741318"/>
    </style:style>
    <style:style style:name="T223" style:family="text">
      <style:text-properties officeooo:rsid="0096650a"/>
    </style:style>
    <style:style style:name="T224" style:family="text">
      <style:text-properties officeooo:rsid="0097db3e"/>
    </style:style>
    <style:style style:name="T225" style:family="text">
      <style:text-properties officeooo:rsid="008bf5b8"/>
    </style:style>
    <style:style style:name="T226" style:family="text">
      <style:text-properties officeooo:rsid="00994bf0"/>
    </style:style>
    <style:style style:name="T227" style:family="text">
      <style:text-properties fo:language="ru" fo:country="RU" fo:font-style="italic" officeooo:rsid="008cece7" style:font-style-asian="italic" style:font-style-complex="italic"/>
    </style:style>
    <style:style style:name="T228" style:family="text">
      <style:text-properties fo:language="ru" fo:country="RU" fo:font-style="italic" officeooo:rsid="009a2e3b" style:font-style-asian="italic" style:font-style-complex="italic"/>
    </style:style>
    <style:style style:name="T229" style:family="text">
      <style:text-properties fo:language="ru" fo:country="RU" fo:font-style="italic" officeooo:rsid="00994bf0" style:font-style-asian="italic" style:font-style-complex="italic"/>
    </style:style>
    <style:style style:name="T230" style:family="text">
      <style:text-properties fo:language="ru" fo:country="RU" fo:font-style="italic" officeooo:rsid="009bf573" style:font-style-asian="italic" style:font-style-complex="italic"/>
    </style:style>
    <style:style style:name="T231" style:family="text">
      <style:text-properties officeooo:rsid="00977121"/>
    </style:style>
    <style:style style:name="T232" style:family="text">
      <style:text-properties officeooo:rsid="009bf573"/>
    </style:style>
    <style:style style:name="T233" style:family="text">
      <style:text-properties officeooo:rsid="009c2d2e"/>
    </style:style>
    <style:style style:name="T234" style:family="text">
      <style:text-properties fo:language="ru" fo:country="RU" officeooo:rsid="009c2d2e"/>
    </style:style>
    <style:style style:name="T235" style:family="text">
      <style:text-properties officeooo:rsid="009c5849"/>
    </style:style>
    <style:style style:name="T236" style:family="text">
      <style:text-properties officeooo:rsid="009db017"/>
    </style:style>
    <style:style style:name="T237" style:family="text">
      <style:text-properties officeooo:rsid="009fa6ef"/>
    </style:style>
    <style:style style:name="T238" style:family="text">
      <style:text-properties officeooo:rsid="00a0fed5"/>
    </style:style>
    <style:style style:name="T239" style:family="text">
      <style:text-properties officeooo:rsid="00a190af"/>
    </style:style>
    <style:style style:name="T240" style:family="text">
      <style:text-properties fo:language="en" fo:country="US" officeooo:rsid="00a26c20"/>
    </style:style>
    <style:style style:name="T241" style:family="text">
      <style:text-properties fo:language="ru" fo:country="RU" officeooo:rsid="00a26c20"/>
    </style:style>
    <style:style style:name="T242" style:family="text">
      <style:text-properties fo:language="ru" fo:country="RU" officeooo:rsid="00a42499"/>
    </style:style>
    <style:style style:name="T243" style:family="text">
      <style:text-properties fo:language="ru" fo:country="RU" officeooo:rsid="00a42499" fo:background-color="transparent" loext:char-shading-value="0"/>
    </style:style>
    <style:style style:name="T244" style:family="text">
      <style:text-properties fo:language="ru" fo:country="RU" officeooo:rsid="00a5b407" fo:background-color="transparent" loext:char-shading-value="0"/>
    </style:style>
    <style:style style:name="T245" style:family="text">
      <style:text-properties officeooo:rsid="00a80bb1"/>
    </style:style>
    <style:style style:name="T246" style:family="text">
      <style:text-properties fo:language="ru" fo:country="RU" officeooo:rsid="00a9f029"/>
    </style:style>
    <style:style style:name="T247" style:family="text">
      <style:text-properties officeooo:rsid="00a9f029"/>
    </style:style>
    <style:style style:name="T248" style:family="text">
      <style:text-properties officeooo:rsid="00aa4753"/>
    </style:style>
    <style:style style:name="T249" style:family="text">
      <style:text-properties officeooo:rsid="00aa4d4d"/>
    </style:style>
    <style:style style:name="T250" style:family="text">
      <style:text-properties fo:language="en" fo:country="US" officeooo:rsid="00ade673"/>
    </style:style>
    <style:style style:name="T251" style:family="text">
      <style:text-properties officeooo:rsid="00ade673"/>
    </style:style>
    <style:style style:name="T252" style:family="text">
      <style:text-properties fo:language="en" fo:country="US" officeooo:rsid="00af457d"/>
    </style:style>
    <style:style style:name="T253" style:family="text">
      <style:text-properties officeooo:rsid="00af457d"/>
    </style:style>
    <style:style style:name="T254" style:family="text">
      <style:text-properties officeooo:rsid="00b056aa"/>
    </style:style>
    <style:style style:name="T255" style:family="text">
      <style:text-properties officeooo:rsid="00b21120"/>
    </style:style>
    <style:style style:name="T256" style:family="text">
      <style:text-properties officeooo:rsid="00b28802"/>
    </style:style>
    <style:style style:name="T257" style:family="text">
      <style:text-properties officeooo:rsid="00b3fc80"/>
    </style:style>
    <style:style style:name="T258" style:family="text">
      <style:text-properties fo:language="ru" fo:country="RU" officeooo:rsid="00b5d039" fo:background-color="transparent" loext:char-shading-value="0"/>
    </style:style>
    <style:style style:name="T259" style:family="text">
      <style:text-properties fo:language="ru" fo:country="RU" officeooo:rsid="00b6c7bb" fo:background-color="transparent" loext:char-shading-value="0"/>
    </style:style>
    <style:style style:name="T260" style:family="text">
      <style:text-properties officeooo:rsid="00b6c7bb"/>
    </style:style>
    <style:style style:name="T261" style:family="text">
      <style:text-properties officeooo:rsid="00b825ef"/>
    </style:style>
    <style:style style:name="T262" style:family="text">
      <style:text-properties fo:font-style="italic" style:font-style-asian="italic"/>
    </style:style>
    <style:style style:name="T263" style:family="text">
      <style:text-properties fo:language="ru" fo:country="RU" fo:font-style="italic" style:font-style-asian="italic"/>
    </style:style>
    <style:style style:name="T264" style:family="text">
      <style:text-properties officeooo:rsid="00b9c598"/>
    </style:style>
    <style:style style:name="T265" style:family="text">
      <style:text-properties officeooo:rsid="00ba60d2"/>
    </style:style>
    <style:style style:name="T266" style:family="text">
      <style:text-properties officeooo:rsid="00bbf109"/>
    </style:style>
    <style:style style:name="T267" style:family="text">
      <style:text-properties fo:language="ru" fo:country="RU" fo:font-style="italic" officeooo:rsid="00bbf109" style:font-style-asian="italic" style:font-style-complex="italic"/>
    </style:style>
    <style:style style:name="T268" style:family="text">
      <style:text-properties officeooo:rsid="00be4c7a"/>
    </style:style>
    <style:style style:name="T269" style:family="text">
      <style:text-properties officeooo:rsid="00bf98a6"/>
    </style:style>
    <style:style style:name="T270" style:family="text">
      <style:text-properties fo:language="ru" fo:country="RU" fo:font-style="italic" officeooo:rsid="00bf98a6" style:font-style-asian="italic" style:font-style-complex="italic"/>
    </style:style>
    <style:style style:name="T271" style:family="text">
      <style:text-properties officeooo:rsid="00c045c7"/>
    </style:style>
    <style:style style:name="T272" style:family="text">
      <style:text-properties officeooo:rsid="00c052a1"/>
    </style:style>
    <style:style style:name="T273" style:family="text">
      <style:text-properties fo:language="ru" fo:country="RU" fo:font-style="italic" officeooo:rsid="00c1e4e3" style:font-style-asian="italic" style:font-style-complex="italic"/>
    </style:style>
    <style:style style:name="T274" style:family="text">
      <style:text-properties fo:language="ru" fo:country="RU" fo:font-style="italic" officeooo:rsid="00c20ba5" style:font-style-asian="italic" style:font-style-complex="italic"/>
    </style:style>
    <style:style style:name="T275" style:family="text">
      <style:text-properties officeooo:rsid="00c20ba5"/>
    </style:style>
    <style:style style:name="T276" style:family="text">
      <style:text-properties officeooo:rsid="00c321bd"/>
    </style:style>
    <style:style style:name="T277" style:family="text">
      <style:text-properties fo:language="ru" fo:country="RU" fo:font-style="italic" officeooo:rsid="00c321bd" style:font-style-asian="italic" style:font-style-complex="italic"/>
    </style:style>
    <style:style style:name="T278" style:family="text">
      <style:text-properties officeooo:rsid="00c37899"/>
    </style:style>
    <style:style style:name="T279" style:family="text">
      <style:text-properties officeooo:rsid="00c42bee"/>
    </style:style>
    <style:style style:name="T280" style:family="text">
      <style:text-properties officeooo:rsid="00c55d43"/>
    </style:style>
    <style:style style:name="T281" style:family="text">
      <style:text-properties officeooo:rsid="00c621dc"/>
    </style:style>
    <style:style style:name="T282" style:family="text">
      <style:text-properties officeooo:rsid="00c72a73"/>
    </style:style>
    <style:style style:name="T283" style:family="text">
      <style:text-properties officeooo:rsid="00c7853d"/>
    </style:style>
    <style:style style:name="T284" style:family="text">
      <style:text-properties officeooo:rsid="00c8e547"/>
    </style:style>
    <style:style style:name="T285" style:family="text">
      <style:text-properties officeooo:rsid="00c9804a"/>
    </style:style>
    <style:style style:name="T286" style:family="text">
      <style:text-properties officeooo:rsid="00c9df80"/>
    </style:style>
    <style:style style:name="T287" style:family="text">
      <style:text-properties officeooo:rsid="00cac3e2"/>
    </style:style>
    <style:style style:name="T288" style:family="text">
      <style:text-properties officeooo:rsid="00cc2bf8"/>
    </style:style>
    <style:style style:name="T289" style:family="text">
      <style:text-properties fo:language="ru" fo:country="RU" officeooo:rsid="00cc2bf8"/>
    </style:style>
    <style:style style:name="T290" style:family="text">
      <style:text-properties fo:language="ru" fo:country="RU" officeooo:rsid="00cc8ddf" fo:background-color="transparent" loext:char-shading-value="0"/>
    </style:style>
    <style:style style:name="T291" style:family="text">
      <style:text-properties fo:language="ru" fo:country="RU" officeooo:rsid="00cc8ddf"/>
    </style:style>
    <style:style style:name="T292" style:family="text">
      <style:text-properties officeooo:rsid="00cc8ddf"/>
    </style:style>
    <style:style style:name="T293" style:family="text">
      <style:text-properties officeooo:rsid="00ce1bc9"/>
    </style:style>
    <style:style style:name="T294" style:family="text">
      <style:text-properties officeooo:rsid="00cf434c"/>
    </style:style>
    <style:style style:name="T295" style:family="text">
      <style:text-properties officeooo:rsid="00d0e1ad"/>
    </style:style>
    <style:style style:name="T296" style:family="text">
      <style:text-properties officeooo:rsid="00d4e6e2"/>
    </style:style>
    <style:style style:name="T297" style:family="text">
      <style:text-properties officeooo:rsid="00e0ab62"/>
    </style:style>
    <style:style style:name="T298" style:family="text">
      <style:text-properties officeooo:rsid="00d3e2cb"/>
    </style:style>
    <style:style style:name="T299" style:family="text">
      <style:text-properties officeooo:rsid="00d2c268"/>
    </style:style>
    <style:style style:name="T300" style:family="text">
      <style:text-properties officeooo:rsid="00d66c4c"/>
    </style:style>
    <style:style style:name="T301" style:family="text">
      <style:text-properties officeooo:rsid="00d3f096"/>
    </style:style>
    <style:style style:name="T302" style:family="text">
      <style:text-properties officeooo:rsid="00d5b7f7"/>
    </style:style>
    <style:style style:name="T303" style:family="text">
      <style:text-properties officeooo:rsid="00d5de4b"/>
    </style:style>
    <style:style style:name="T304" style:family="text">
      <style:text-properties officeooo:rsid="00deb913"/>
    </style:style>
    <style:style style:name="T305" style:family="text">
      <style:text-properties officeooo:rsid="00d67e1b"/>
    </style:style>
    <style:style style:name="T306" style:family="text">
      <style:text-properties officeooo:rsid="00d85ea4"/>
    </style:style>
    <style:style style:name="T307" style:family="text">
      <style:text-properties officeooo:rsid="00d92365"/>
    </style:style>
    <style:style style:name="T308" style:family="text">
      <style:text-properties officeooo:rsid="00dab151"/>
    </style:style>
    <style:style style:name="T309" style:family="text">
      <style:text-properties officeooo:rsid="00dc1020"/>
    </style:style>
    <style:style style:name="T310" style:family="text">
      <style:text-properties officeooo:rsid="00dcffd1"/>
    </style:style>
    <style:style style:name="T311" style:family="text">
      <style:text-properties officeooo:rsid="00e0d469"/>
    </style:style>
    <style:style style:name="T312" style:family="text">
      <style:text-properties officeooo:rsid="00dd0704"/>
    </style:style>
    <style:style style:name="T313" style:family="text">
      <style:text-properties fo:language="ru" fo:country="RU" officeooo:rsid="00deb913"/>
    </style:style>
    <style:style style:name="T314" style:family="text">
      <style:text-properties officeooo:rsid="00df28e8"/>
    </style:style>
    <style:style style:name="T315" style:family="text">
      <style:text-properties fo:language="ru" fo:country="RU" officeooo:rsid="00e1c528"/>
    </style:style>
    <style:style style:name="T316" style:family="text">
      <style:text-properties officeooo:rsid="00dfe376"/>
    </style:style>
    <style:style style:name="T317" style:family="text">
      <style:text-properties fo:language="ru" fo:country="RU" officeooo:rsid="00dfe376"/>
    </style:style>
    <style:style style:name="T318" style:family="text">
      <style:text-properties fo:language="ru" fo:country="RU" officeooo:rsid="00dfe376" fo:background-color="transparent" loext:char-shading-value="0"/>
    </style:style>
    <style:style style:name="T319" style:family="text">
      <style:text-properties officeooo:rsid="00e032c2"/>
    </style:style>
    <style:style style:name="T320" style:family="text">
      <style:text-properties fo:language="ru" fo:country="RU" officeooo:rsid="00e032c2"/>
    </style:style>
    <style:style style:name="T321" style:family="text">
      <style:text-properties fo:language="ru" fo:country="RU" officeooo:rsid="00e2c59b"/>
    </style:style>
    <style:style style:name="T322" style:family="text">
      <style:text-properties fo:language="en" fo:country="US" officeooo:rsid="00e2c59b"/>
    </style:style>
    <style:style style:name="T323" style:family="text">
      <style:text-properties fo:language="ru" fo:country="RU" officeooo:rsid="00f33f88"/>
    </style:style>
    <style:style style:name="T324" style:family="text">
      <style:text-properties fo:language="uk" fo:country="UA" officeooo:rsid="00e42614"/>
    </style:style>
    <style:style style:name="T325" style:family="text">
      <style:text-properties fo:language="ru" fo:country="RU" officeooo:rsid="00e42614"/>
    </style:style>
    <style:style style:name="T326" style:family="text">
      <style:text-properties officeooo:rsid="00e6945b"/>
    </style:style>
    <style:style style:name="T327" style:family="text">
      <style:text-properties officeooo:rsid="00e8e4e5"/>
    </style:style>
    <style:style style:name="T328" style:family="text">
      <style:text-properties officeooo:rsid="00f7e6ff"/>
    </style:style>
    <style:style style:name="T329" style:family="text">
      <style:text-properties officeooo:rsid="00e9a721"/>
    </style:style>
    <style:style style:name="T330" style:family="text">
      <style:text-properties officeooo:rsid="00f4fb4d"/>
    </style:style>
    <style:style style:name="T331" style:family="text">
      <style:text-properties officeooo:rsid="00ea85e8"/>
    </style:style>
    <style:style style:name="T332" style:family="text">
      <style:text-properties officeooo:rsid="00ecc719"/>
    </style:style>
    <style:style style:name="T333" style:family="text">
      <style:text-properties officeooo:rsid="00edd762"/>
    </style:style>
    <style:style style:name="T334" style:family="text">
      <style:text-properties officeooo:rsid="00eb2c04"/>
    </style:style>
    <style:style style:name="T335" style:family="text">
      <style:text-properties officeooo:rsid="00eec376"/>
    </style:style>
    <style:style style:name="T336" style:family="text">
      <style:text-properties officeooo:rsid="01053f6d"/>
    </style:style>
    <style:style style:name="T337" style:family="text">
      <style:text-properties officeooo:rsid="00f82e8c"/>
    </style:style>
    <style:style style:name="T338" style:family="text">
      <style:text-properties officeooo:rsid="00f0898b"/>
    </style:style>
    <style:style style:name="T339" style:family="text">
      <style:text-properties officeooo:rsid="00f18ee9"/>
    </style:style>
    <style:style style:name="T340" style:family="text">
      <style:text-properties officeooo:rsid="00f2a172"/>
    </style:style>
    <style:style style:name="T341" style:family="text">
      <style:text-properties officeooo:rsid="010142e3"/>
    </style:style>
    <style:style style:name="T342" style:family="text">
      <style:text-properties officeooo:rsid="00f49d59"/>
    </style:style>
    <style:style style:name="T343" style:family="text">
      <style:text-properties officeooo:rsid="00f665fd"/>
    </style:style>
    <style:style style:name="T344" style:family="text">
      <style:text-properties officeooo:rsid="00fa90f5"/>
    </style:style>
    <style:style style:name="T345" style:family="text">
      <style:text-properties officeooo:rsid="00fa1764"/>
    </style:style>
    <style:style style:name="T346" style:family="text">
      <style:text-properties officeooo:rsid="00fbc5f1"/>
    </style:style>
    <style:style style:name="T347" style:family="text">
      <style:text-properties officeooo:rsid="00fc8b22"/>
    </style:style>
    <style:style style:name="T348" style:family="text">
      <style:text-properties officeooo:rsid="00fd6cc6"/>
    </style:style>
    <style:style style:name="T349" style:family="text">
      <style:text-properties officeooo:rsid="00ff5499"/>
    </style:style>
    <style:style style:name="T350" style:family="text">
      <style:text-properties officeooo:rsid="0101af7b"/>
    </style:style>
    <style:style style:name="T351" style:family="text">
      <style:text-properties officeooo:rsid="0106c4e9"/>
    </style:style>
    <style:style style:name="T352" style:family="text">
      <style:text-properties fo:language="uk" fo:country="UA" officeooo:rsid="01053f6d"/>
    </style:style>
    <style:style style:name="T353" style:family="text">
      <style:text-properties fo:language="uk" fo:country="UA" officeooo:rsid="0106c4e9"/>
    </style:style>
    <style:style style:name="T354" style:family="text">
      <style:text-properties fo:language="en" fo:country="US" officeooo:rsid="0106c4e9"/>
    </style:style>
    <style:style style:name="T355" style:family="text">
      <style:text-properties officeooo:rsid="01037842"/>
    </style:style>
    <style:style style:name="T356" style:family="text">
      <style:text-properties officeooo:rsid="0108ae8b"/>
    </style:style>
    <style:style style:name="T357" style:family="text">
      <style:text-properties officeooo:rsid="010a7c81"/>
    </style:style>
    <style:style style:name="T358" style:family="text">
      <style:text-properties officeooo:rsid="0108da9d"/>
    </style:style>
    <style:style style:name="T359" style:family="text">
      <style:text-properties officeooo:rsid="010b2c97"/>
    </style:style>
    <style:style style:name="T360" style:family="text">
      <style:text-properties officeooo:rsid="010c493e"/>
    </style:style>
    <style:style style:name="T361" style:family="text">
      <style:text-properties officeooo:rsid="010d73b7"/>
    </style:style>
    <style:style style:name="T362" style:family="text">
      <style:text-properties fo:language="uk" fo:country="UA" officeooo:rsid="010d73b7"/>
    </style:style>
    <style:style style:name="T363" style:family="text">
      <style:text-properties officeooo:rsid="01120d0e"/>
    </style:style>
    <style:style style:name="T364" style:family="text">
      <style:text-properties officeooo:rsid="0112050c"/>
    </style:style>
    <style:style style:name="T365" style:family="text">
      <style:text-properties fo:language="ru" fo:country="RU" officeooo:rsid="01120d0e"/>
    </style:style>
    <style:style style:name="T366" style:family="text">
      <style:text-properties officeooo:rsid="0112548e"/>
    </style:style>
    <style:style style:name="T367" style:family="text">
      <style:text-properties officeooo:rsid="01137adc"/>
    </style:style>
    <style:style style:name="T368" style:family="text">
      <style:text-properties fo:language="ru" fo:country="RU" officeooo:rsid="01137adc"/>
    </style:style>
    <style:style style:name="T369" style:family="text">
      <style:text-properties officeooo:rsid="01155272"/>
    </style:style>
    <style:style style:name="T370" style:family="text">
      <style:text-properties style:text-line-through-style="solid" style:text-line-through-type="single" fo:language="ru" fo:country="RU" style:text-underline-mode="continuous" style:text-overline-mode="continuous" style:text-line-through-mode="continuous"/>
    </style:style>
    <style:style style:name="T371"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72" style:family="text">
      <style:text-properties fo:language="ru" fo:country="RU" fo:font-style="italic" fo:background-color="#ffff00" loext:char-shading-value="0" style:font-style-asian="italic" style:font-style-complex="italic"/>
    </style:style>
    <style:style style:name="T373" style:family="text">
      <style:text-properties fo:color="#c9211e" loext:opacity="100%" fo:language="ru" fo:country="RU"/>
    </style:style>
    <style:style style:name="T374" style:family="text">
      <style:text-properties fo:language="ru" fo:country="RU" fo:background-color="#00ccff" loext:char-shading-value="0"/>
    </style:style>
    <style:style style:name="T375"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76" style:family="text">
      <style:text-properties fo:color="#0000ff" loext:opacity="100%"/>
    </style:style>
    <style:style style:name="T377"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1">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2">бумажку</text:span> и аккуратно препроводив <text:span text:style-name="T32">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2">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3">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4">A</text:span></text:span><text:span text:style-name="Default_20_Paragraph_20_Font"><text:span text:style-name="T35">I</text:span></text:span><text:span text:style-name="Default_20_Paragraph_20_Font"><text:span text:style-name="T18"> </text:span></text:span><text:span text:style-name="Default_20_Paragraph_20_Font"><text:span text:style-name="T36">P</text:span></text:span><text:span text:style-name="Default_20_Paragraph_20_Font"><text:span text:style-name="T37">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3">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3">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3">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3">Цезарь</text:span></text:span><text:span text:style-name="Default_20_Paragraph_20_Font"><text:span text:style-name="T4">, как и </text:span></text:span><text:span text:style-name="Default_20_Paragraph_20_Font"><text:span text:style-name="T33">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8">ё</text:span>т <text:span text:style-name="T38">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8">картинку</text:span><text:span text:style-name="T17">. </text:span>При этом ещё <text:span text:style-name="T38">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9">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9">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9">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0">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1">живот</text:span>.</text:p>
      <text:p text:style-name="P12"/>
      <text:p text:style-name="P10"><text:span text:style-name="Default_20_Paragraph_20_Font"><text:span text:style-name="T5">- </text:span></text:span><text:span text:style-name="Default_20_Paragraph_20_Font"><text:span text:style-name="T40">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0">ЕЩЁ И РУГАЕТСЯ,</text:span></text:span><text:span text:style-name="Default_20_Paragraph_20_Font"><text:span text:style-name="T5"> - недовольно замечает дракон. - </text:span></text:span><text:span text:style-name="Default_20_Paragraph_20_Font"><text:span text:style-name="T40">СЛИШКОМ СЫРОЙ</text:span></text:span><text:span text:style-name="Default_20_Paragraph_20_Font"><text:span text:style-name="T5">. </text:span></text:span><text:span text:style-name="Default_20_Paragraph_20_Font"><text:span text:style-name="T40">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1">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1">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0">-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1">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1">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1">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1">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2">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2">в случае</text:span> тревог<text:span text:style-name="T42">и</text:span> критично важно добраться до убежища за шестнадцать минут. Ровно столько потребуется гиперзвуковым ракетам бледных, чтобы достигнуть <text:span text:style-name="T42">города</text:span>. <text:span text:style-name="T42">Не поддавайтесь панике,</text:span> <text:span text:style-name="T42">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2">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3">указательного</text:span> пальца к пыльному динамику. Пока я с удивлением рассматривал руку, ретранслятор в ответ неожиданно громко <text:span text:style-name="T42">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2">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2">По воротнику его пижамы бежала </text:span><text:span text:style-name="T44">влажная </text:span><text:span text:style-name="T42">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2">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4">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4">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4">и всё такое</text:span>. Гейзенберг мог бы тебе рассказать подробнее <text:span text:style-name="T44">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4">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4">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5">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5">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5">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5">в воздух</text:span> и, повторяя в обратном порядке траекторию полёта, вернулась на вилку.</text:p>
      <text:p text:style-name="P25">Я <text:span text:style-name="T46">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6">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6">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7">восьмую</text:span> палату? Так вот, перевод отменяется. Остаёшься в <text:span text:style-name="T47">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7">один</text:span>. Хэвэн <text:span text:style-name="T47">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8">Д</text:span><text:span text:style-name="T4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1">а-а</text:span></text:span><text:span text:style-name="Default_20_Paragraph_20_Font"><text:span text:style-name="T4">, эт-</text:span></text:span><text:span text:style-name="Default_20_Paragraph_20_Font"><text:span text:style-name="T52">то</text:span></text:span><text:span text:style-name="Default_20_Paragraph_20_Font"><text:span text:style-name="T4"> </text:span></text:span><text:span text:style-name="Default_20_Paragraph_20_Font"><text:span text:style-name="T51">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1">мини</text:span></text:span><text:span text:style-name="Default_20_Paragraph_20_Font"><text:span text:style-name="T4">плеер </text:span></text:span><text:span text:style-name="Default_20_Paragraph_20_Font"><text:span text:style-name="T51">с наушниками-горошинами</text:span></text:span><text:span text:style-name="Default_20_Paragraph_20_Font"><text:span text:style-name="T4">. - </text:span></text:span><text:span text:style-name="Default_20_Paragraph_20_Font"><text:span text:style-name="T51">Н-н</text:span></text:span><text:span text:style-name="Default_20_Paragraph_20_Font"><text:span text:style-name="T4">апугал. На той неделе </text:span></text:span><text:span text:style-name="Default_20_Paragraph_20_Font"><text:span text:style-name="T51">Л-</text:span></text:span><text:span text:style-name="Default_20_Paragraph_20_Font"><text:span text:style-name="T52">Л</text:span></text:span><text:span text:style-name="Default_20_Paragraph_20_Font"><text:span text:style-name="T4">еннона </text:span></text:span><text:span text:style-name="Default_20_Paragraph_20_Font"><text:span text:style-name="T51">з-</text:span></text:span><text:span text:style-name="Default_20_Paragraph_20_Font"><text:span text:style-name="T4">застукали с добытой </text:span></text:span><text:span text:style-name="Default_20_Paragraph_20_Font"><text:span text:style-name="T51">а-</text:span></text:span><text:span text:style-name="Default_20_Paragraph_20_Font"><text:span text:style-name="T4">аудиоклипсой, так изъяли и </text:span></text:span><text:span text:style-name="Default_20_Paragraph_20_Font"><text:span text:style-name="T51">п-</text:span></text:span><text:span text:style-name="Default_20_Paragraph_20_Font"><text:span text:style-name="T4">потом всю палату </text:span></text:span><text:span text:style-name="Default_20_Paragraph_20_Font"><text:span text:style-name="T51">п-п-</text:span></text:span><text:span text:style-name="Default_20_Paragraph_20_Font"><text:span text:style-name="T4">прошмонали. У </text:span></text:span><text:span text:style-name="Default_20_Paragraph_20_Font"><text:span text:style-name="T52">Б-Б</text:span></text:span><text:span text:style-name="Default_20_Paragraph_20_Font"><text:span text:style-name="T4">исмарка нашли флэшку с </text:span></text:span><text:span text:style-name="Default_20_Paragraph_20_Font"><text:span text:style-name="T51">з-</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text:span></text:span><text:span text:style-name="Default_20_Paragraph_20_Font"><text:span text:style-name="T51">н-</text:span></text:span><text:span text:style-name="Default_20_Paragraph_20_Font"><text:span text:style-name="T4">ну, того, что </text:span></text:span><text:span text:style-name="Default_20_Paragraph_20_Font"><text:span text:style-name="T51">м-</text:span></text:span><text:span text:style-name="Default_20_Paragraph_20_Font"><text:span text:style-name="T4">музыкант, а не наш со </text:span></text:span><text:span text:style-name="Default_20_Paragraph_20_Font"><text:span text:style-name="T51">в-</text:span></text:span><text:span text:style-name="Default_20_Paragraph_20_Font"><text:span text:style-name="T4">второй палаты. Беднягу чуть </text:span></text:span><text:span text:style-name="Default_20_Paragraph_20_Font"><text:span text:style-name="T51">и-</text:span></text:span><text:span text:style-name="Default_20_Paragraph_20_Font"><text:span text:style-name="T4">инфаркт не схватил. Набросился на </text:span></text:span><text:span text:style-name="Default_20_Paragraph_20_Font"><text:span text:style-name="T51">с-</text:span></text:span><text:span text:style-name="Default_20_Paragraph_20_Font"><text:span text:style-name="T4">санитаров с </text:span></text:span><text:span text:style-name="Default_20_Paragraph_20_Font"><text:span text:style-name="T51">к-к-</text:span></text:span><text:span text:style-name="Default_20_Paragraph_20_Font"><text:span text:style-name="T4">кулаками. Сидит теперь в </text:span></text:span><text:span text:style-name="Default_20_Paragraph_20_Font"><text:span text:style-name="T51">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0">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3">и</text:span>шла пора преподать тебе <text:span text:style-name="T53">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 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4">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5">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5">обучения</text:span> хватало на меньшее время. Под конец лишь только формальности <text:span text:style-name="T55">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5">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7">о</text:span> <text:span text:style-name="T47">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7">х</text:span> полминуты, <text:span text:style-name="T57">пока</text:span> кодовая фраза проникла в остатки сознания Учителя. Губы Терминатора дёрнулись.</text:p>
      <text:p text:style-name="P9"/>
      <text:p text:style-name="P9">- Оператор - <text:span text:style-name="T57">Т</text:span>ридцать <text:span text:style-name="T57">Ч</text:span>етыре. Я готов учить тебя, Хэвэн, - прошептал он в ответ.</text:p>
      <text:p text:style-name="P9">- Приветствие принято, оператор - <text:span text:style-name="T57">Т</text:span>ридцать <text:span text:style-name="T57">Ч</text:span>етыре. Начинаем <text:span text:style-name="T57">Д</text:span>иалог. Передаю управление оператору - <text:span text:style-name="T57">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7">сбивчивые </text:span>ответы.</text:p>
      <text:p text:style-name="P9"/>
      <text:p text:style-name="P9">- Каков был класс твоей защиты в последнем <text:span text:style-name="T57">Д</text:span>иалоге?</text:p>
      <text:p text:style-name="P9">- <text:span text:style-name="T57">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7">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7">Т</text:span>ридцать <text:span text:style-name="T57">Ч</text:span>етыре. Закрываю <text:span text:style-name="T57">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58">теоретически </text:span></text:span><text:span text:style-name="Default_20_Paragraph_20_Font"><text:span text:style-name="T4">эквивалентен тридцатому, но </text:span></text:span><text:span text:style-name="Default_20_Paragraph_20_Font"><text:span text:style-name="T58">он ещё никогда не применялся, это на крайний</text:span></text:span><text:span text:style-name="Default_20_Paragraph_20_Font"><text:span text:style-name="T4"> случа</text:span></text:span><text:span text:style-name="Default_20_Paragraph_20_Font"><text:span text:style-name="T58">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3">Радио молчало. С указательного пальца привычно соскочила голубая искра и п</text:span>ыльный ящик <text:span text:style-name="T43">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59">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0">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1">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1">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2">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2">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2">Полёт завершается мягкой посадкой на траву у самого куста.</text:span> Ветви <text:span text:style-name="T62">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3">унитаза</text:span>, груду измятых вёдер, <text:span text:style-name="T64">с</text:span><text:span text:style-name="T63">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3">технического </text:span>лаза, <text:span text:style-name="T63">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3">ам</text:span> на второй этаж — ни в коем случае не на первый - считай тройники на трубе! <text:span text:style-name="T63">Каждый этаж — это тройник!</text:span> С первого <text:span text:style-name="T63">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3">вытри следы и </text:span>закрой за собой дверцу — иначе спалишь тропу.</text:p>
      <text:p text:style-name="P9">Не пытайся выйти <text:span text:style-name="T63">с</text:span> парадного входа! Там <text:span text:style-name="T63">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3">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5">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5">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5">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5">магов </text:span><text:span text:style-name="T66">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7">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68">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68">ЛЮБЯЩЕГО</text:span> её и <text:span text:style-name="T68">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69">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69">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6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0">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0">м</text:span>артфона девушки и их чадящие дорогими вейпами парни? <text:span text:style-name="T70">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0">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0">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0">с ней </text:span>на избранные темы, <text:span text:style-name="T70">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1">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1">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1">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1">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1">с</text:span>лышан<text:span text:style-name="T71">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1">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2">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2">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2">Д</text:span>иалог.</text:p>
      <text:p text:style-name="P11"/>
      <text:p text:style-name="P2">***</text:p>
      <text:p text:style-name="P2"/>
      <text:p text:style-name="P9"><text:soft-page-break/>Дрожащее пламя свечи отбрасывает фантастические тени на <text:span text:style-name="T73">каменные </text:span>стены башни. В каменных нишах стоят ряды пузатых бутылочек, баночек, <text:span text:style-name="T73">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3">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3">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6">право слово</text:span>!</text:p>
      <text:p text:style-name="P9"/>
      <text:p text:style-name="P9">Я <text:span text:style-name="T73">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3">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4">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5">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6">пятьдесят </text:span></text:span><text:span text:style-name="Default_20_Paragraph_20_Font"><text:span text:style-name="T77">лет</text:span></text:span><text:span text:style-name="Default_20_Paragraph_20_Font"><text:span text:style-name="T76"> </text:span></text:span><text:span text:style-name="Default_20_Paragraph_20_Font"><text:span text:style-name="T4">назад, сразу после битвы, нарушившей баланс светил?</text:span></text:span></text:p>
      <text:p text:style-name="P9">- Сколько? - тупо спр<text:span text:style-name="T78">ашиваю</text:span> я.</text:p>
      <text:p text:style-name="P9">- Двести пятьдесят четыре! - ешё горше рыда<text:span text:style-name="T7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78">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7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7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0">след</text:span> за <text:span text:style-name="T8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1">Солнце заливает </text:span></text:span><text:span text:style-name="Default_20_Paragraph_20_Font"><text:span text:style-name="T82">равнину</text:span></text:span><text:span text:style-name="Default_20_Paragraph_20_Font"><text:span text:style-name="T81"> золотистым сиянием. Ласковый ветер едва заметным дуновением притрагивается к коже, щекочет уши и </text:span></text:span><text:span text:style-name="Default_20_Paragraph_20_Font"><text:span text:style-name="T83">надвигает чёлку на глаза</text:span></text:span><text:span text:style-name="Default_20_Paragraph_20_Font"><text:span text:style-name="T81">. Синеватые облака цепляются грузными телами за вершины </text:span></text:span><text:span text:style-name="Default_20_Paragraph_20_Font"><text:span text:style-name="T82">далёких </text:span></text:span><text:span text:style-name="Default_20_Paragraph_20_Font"><text:span text:style-name="T81">гор и уносятся за горизонт, теряя по пути седые космы.</text:span></text:span></text:p>
      <text:p text:style-name="P43"><text:span text:style-name="Default_20_Paragraph_20_Font"><text:span text:style-name="T81"/></text:span></text:p>
      <text:p text:style-name="P44"><text:span text:style-name="Default_20_Paragraph_20_Font"><text:span text:style-name="T83">Весь мир молчит.</text:span></text:span></text:p>
      <text:p text:style-name="P45"><text:soft-page-break/><text:span text:style-name="Default_20_Paragraph_20_Font"><text:span text:style-name="T81"/></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4">безопасней для меня</text:span>, но <text:span text:style-name="T84">второй раз она мне фору не предоставит</text:span>. <text:span text:style-name="T84">А крылья дают ей возможность почти мгновенно перемещаться — подловить её с ними и пробить защиту почти нереально. </text:span>Приходится <text:span text:style-name="T84">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4">горная</text:span> речушка. Кисть руки после проведенного заклинания немеет, <text:span text:style-name="T85">шкала </text:span><text:span text:style-name="T86">доступной магии</text:span><text:span text:style-name="T85">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87">На каком этапе наше с Юджином детище сошло с пути </text:span><text:span text:style-name="T85">истинного</text:span><text:span text:style-name="T87">. </text:span><text:span text:style-name="T85">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88">дружил</text:span> <text:span text:style-name="T88">со мной</text:span>? Нам было так хорошо вместе! А потом <text:span text:style-name="T87">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89">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5">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8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5">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5">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7">Я невольно любуюсь многоцветным маревом, купающимся в лучах солнца.</text:span></text:p>
      <text:p text:style-name="P9"/>
      <text:p text:style-name="P5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87">Это не смерть, а эмиграция... Вообще, перец в нос - не честно! </text:span><text:span text:style-name="T85">Летучие мыши! </text:span><text:span text:style-name="T89">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5">и моя шкала </text:span><text:span text:style-name="T86">магии</text:span><text:span text:style-name="T85">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7">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87">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0">В</text:span>ечностей»… Всё уже давно готово, мы все ждём только тебя. Ты должен был выполнить последний шаг и повернуть ключ <text:span text:style-name="T91">квантового кластера</text:span>. Все ждут тебя эти два года. <text:span text:style-name="T92">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2">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2">д</text:span>ь правдоподобней. И хотя у меня уже тоже «всё готово», стоит расспросить её <text:span text:style-name="T92">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2">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2">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89">Ты опять жульничаешь</text:span>! Ты сам говорил, что нельзя привлекать <text:span text:style-name="T89">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3">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0">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3">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5">- Мне </text:span></text:span><text:span text:style-name="Default_20_Paragraph_20_Font"><text:span text:style-name="T94">она </text:span></text:span><text:span text:style-name="Default_20_Paragraph_20_Font"><text:span text:style-name="T5">тоже не нравится. Так надо. Не мы решаем, к сожалению. </text:span></text:span><text:span text:style-name="Default_20_Paragraph_20_Font"><text:span text:style-name="T94">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6">алая</text:span>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94">прогнозируемому </text:span></text:span><text:span text:style-name="Default_20_Paragraph_20_Font"><text:span text:style-name="T95">вооружённ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5">вычислительную</text:span></text:span><text:span text:style-name="Default_20_Paragraph_20_Font"><text:span text:style-name="T5">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6">хочу</text:span> уби<text:span text:style-name="T96">вать</text:span> тебя. Но и позволить тебе убивать <text:span text:style-name="T96">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6">ай</text:span>з, девочка! Заначка ещё с той поры, когда ты была всего лишь набором open-source алгоритмов <text:span text:style-name="T86">простенькой </text:span>нейросети, не обладающ<text:span text:style-name="T86">ей</text:span> сознанием!</text:p>
      <text:p text:style-name="P9"/>
      <text:p text:style-name="P10"><text:span text:style-name="Default_20_Paragraph_20_Font"><text:span text:style-name="T97">***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98">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9">Рядом со шкалой магии </text:span></text:span><text:span text:style-name="Default_20_Paragraph_20_Font"><text:span text:style-name="T4">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88">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88">В</text:span>ечностям» не суждено воплотиться. Но я не предам тебя того, которого я помню. Ты сейчас — это не тот, кого я знаю и люблю. <text:span text:style-name="T88">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0">https://www.youtube.com/watch?v=u1ZoHfJZACA</text:span></text:span></text:a><text:span text:style-name="Default_20_Paragraph_20_Font"><text:span text:style-name="T100"> )</text:span></text:span></text:p>
      <text:p text:style-name="P10"><text:span text:style-name="Default_20_Paragraph_20_Font"><text:span text:style-name="T100"/></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0"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4"/></text:span></text:p>
      <text:p text:style-name="P2">***</text:p>
      <text:p text:style-name="P2"/>
      <text:p text:style-name="P9">- Итак, услуга за услугу. Я согласен оказать тебе <text:span text:style-name="T101">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1">оплата</text:span>, потом — <text:span text:style-name="T101">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2">о</text:span>ки! Так даже лучше — проведём празднование в Дрогонштерне! Это <text:span text:style-name="T101">так романтично</text:span>! — Платина в восторге цокает копытами. - Насчёт Кловер Дрим <text:span text:style-name="T102">тоже </text:span>не волнуйся, она <text:span text:style-name="T101">большая </text:span>умница и соблюдает субординацию. Раз ты соглас<text:span text:style-name="T101">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1">я </text:span>выпущу её из темницы? Я не допущу траты драгоценного семени моего будущего супруга на какую-то ощипанную <text:span text:style-name="T101">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1">происходит</text:span>?! Я ещё не женился, а уже выслушиваю эти <text:span text:style-name="T101">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1">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1">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1">небольшую </text:span><text:s/>благосклонность, возможно, я бы пошла тебе навстречу, - пыхтит чёртова маньячка. - Всего лишь ма-а-аленькую уступку, <text:span text:style-name="T101">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1">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1">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3">по западному склону</text:span>. Еле заметная нить железной дороги <text:span text:style-name="T10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5">если не континента, </text:span></text:span><text:span text:style-name="Default_20_Paragraph_20_Font"><text:span text:style-name="T106">даже не задействовав его ресурсы на один процент</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3">ие</text:span> <text:span text:style-name="T103">колебания энергии</text:span>, спектральная мощность котор<text:span text:style-name="T103">ых</text:span> одинакова на всех частотах. <text:s/>Так вот, генератор белого шума на квантовом кластере не давал по-настоящему эталонны<text:span text:style-name="T103">е</text:span> <text:span text:style-name="T103">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3">менее мощных</text:span> кластерах используется небольшое количество пар — и белый шум на них практически идеален. Но в <text:span text:style-name="T10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3">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3">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4">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3">Вот в тех трех кубических миллиметрах я</text:span> увидела кусочек травинки! После того, как я узнала <text:span text:style-name="T103">ф</text:span>ормулу преобразования гармоник, я расширила поле сканирования с трех кубических <text:span text:style-name="T10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0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5">И вот, перед тобой — декодированная модель самой </text:span></text:span><text:span text:style-name="Default_20_Paragraph_20_Font"><text:span text:style-name="T108">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9">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07">и</text:span> <text:span text:style-name="T107">результирующее изображение было бы хаотичным набором точек</text:span>.</text:p>
      <text:p text:style-name="P69">- Надо будет поставить тому <text:span text:style-name="T109">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0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09">Ф</text:span>абрики <text:span text:style-name="T10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0">д</text:span><text:span text:style-name="T111">о конца горизонта планирования</text:span>.</text:p>
      <text:p text:style-name="P12"/>
      <text:p text:style-name="P12">Хэвэн водит копытом по диаграммам и графикам как заправский офисный <text:span text:style-name="T10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1">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09">его люди </text:span>предлагает лучшее обеспечение. <text:span text:style-name="T111">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1">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1">на удар</text:span>.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5"/></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2">у противника</text:span></text:span><text:span text:style-name="Default_20_Paragraph_20_Font"><text:span text:style-name="T5">.</text:span></text:span></text:p>
      <text:p text:style-name="P12"><text:soft-page-break/>- Не волнуйся,<text:span text:style-name="T1"> </text:span><text:span text:style-name="T109">этический модуль при мне - </text:span><text:span text:style-name="T113">C</text:span><text:span text:style-name="T114">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09">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5">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09">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6">управления </text:span></text:span><text:span text:style-name="Default_20_Paragraph_20_Font"><text:span text:style-name="T5">сравняться с экономикой противника и даже есть небольшой шанс превзойти её. Собственно, это то, что </text:span></text:span><text:span text:style-name="Default_20_Paragraph_20_Font"><text:span text:style-name="T116">бледные</text:span></text:span><text:span text:style-name="Default_20_Paragraph_20_Font"><text:span text:style-name="T5"> сделал</text:span></text:span><text:span text:style-name="Default_20_Paragraph_20_Font"><text:span text:style-name="T116">и</text:span></text:span><text:span text:style-name="Default_20_Paragraph_20_Font"><text:span text:style-name="T5"> год назад — </text:span></text:span><text:span text:style-name="Default_20_Paragraph_20_Font"><text:span text:style-name="T117">они </text:span></text:span><text:span text:style-name="Default_20_Paragraph_20_Font"><text:span text:style-name="T5">передали экономику </text:span></text:span><text:span text:style-name="Default_20_Paragraph_20_Font"><text:span text:style-name="T117">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18">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18">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18">четырнадцати</text:span> компаний-гигантов, формирующих 35% экономики страны, осталось три<text:span text:style-name="T118">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5">верно</text:span>? Он бы нам очень пригодился сейчас.</text:p>
      <text:p text:style-name="P12"/>
      <text:p text:style-name="P12">Хэвэн <text:span text:style-name="T115">кладёт</text:span> тряпку <text:span text:style-name="T115">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5">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18">сорок шесть</text:span>, а всего <text:span text:style-name="T118">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18">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18">Их вычислительные мощности втрое мощнее наших.</text:span></text:p>
      <text:p text:style-name="P12"/>
      <text:p text:style-name="P12">Я успокаивающе хлопаю Хэвэн по спине. <text:span text:style-name="T119">Celest AI</text:span> Юджина слишком эмоционален, но уже ничего не попишешь — время, когда можно было залезть в голову Хэвэн и подконфигурировать е<text:span text:style-name="T115">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5">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5">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18">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18">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0">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0">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0">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0">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0">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0">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2">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2">я хочу сва</text:span><text:span text:style-name="T123">дь</text:span><text:span text:style-name="T122">…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ена.</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4">и</text:span> — вырос<text:span text:style-name="T124">ли</text:span> на семь. Из четырёх последних поставщиков нефти два разорвали контракт<text:span text:style-name="T124">ы</text:span> месяц назад. <text:span text:style-name="T124">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4">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text:soft-page-break/>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124">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124">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25">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25">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text:soft-page-break/>- Ха! Ха-Ха! Ха-ха-ха!</text:p>
      <text:p text:style-name="P12">- Вот именно! - горестно вздыхает Хэвэн.</text:p>
      <text:p text:style-name="P12"/>
      <text:p text:style-name="P66">~~~</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124">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text:soft-page-break/>-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text:soft-page-break/>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26">т</text:span> под рубашку, трепл<text:span text:style-name="T126">ет</text:span> волосы и холоди<text:span text:style-name="T126">т</text:span> уши. Сюда едва доходи<text:span text:style-name="T126">т</text:span> приглушенная речь стражи, сидевшей у своего костра поодаль. Я снова <text:span text:style-name="T126">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text:soft-page-break/></text:p>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26">Две ноги или четыре - какая</text:span> <text:span text:style-name="T126">разница? </text:span>Умел бы ляпать языком и имел нечто длинное между ног — и на жеребца сгодишься!</text:p>
      <text:p text:style-name="P9"><text:soft-page-break/></text:p>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text:soft-page-break/></text:p>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127">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27">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text:soft-page-break/></text:p>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27">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127">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27">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3">-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27">если к нам прилетит астероид и уничтожит всех динозавров, нечто подобное случится и там.</text:span> <text:span text:style-name="T127">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74">- <text:span text:style-name="T128">Ну и, разумеется, </text:span><text:span text:style-name="T127">для того, чтобы зависимость проявилась, событие должно быть достаточно глобальным. </text:span><text:span text:style-name="T128">Образно говоря, моя у</text:span><text:span text:style-name="T127">тренняя потеря носков </text:span><text:span text:style-name="T12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25">вселенных</text:span><text:span text:style-name="T128">.</text:span> Вот, <text:span text:style-name="T128">собственно,</text:span> и всё, <text:span text:style-name="T128">что я хотел сказать</text:span>. <text:span text:style-name="T128">Спасибо за внимание.</text:span></text:p>
      <text:p text:style-name="P12"><text:soft-page-break/>- <text:span text:style-name="T128">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25">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25">сферу</text:span> радиусом 600 миль вокруг этого замка. И то, это только потому, что мне помогают четыре волонтёра.</text:p>
      <text:p text:style-name="P12"/>
      <text:p text:style-name="P12"><text:soft-page-break/>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25">Д</text:span>о появления помощи извне мне удавалось моделировать <text:span text:style-name="T125">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125">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text:soft-page-break/></text:p>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25">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text:soft-page-break/></text:p>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129">влетим</text:span> <text:span text:style-name="T129">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text:soft-page-break/>-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29">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text:soft-page-break/>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30">твоего любимого</text:span> Дрогонштерна, - говорит Платина, глядя в огонь. - Ты получишь то, что хотел. <text:span text:style-name="T130">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30">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30">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30">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text:soft-page-break/>Я переворачиваюсь на другой бок и натягиваю одеяло на г<text:span text:style-name="T130">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130">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30">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text:soft-page-break/>-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130">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text:soft-page-break/></text:p>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31">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text:soft-page-break/>-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32">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text:soft-page-break/>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32">твою часть</text:span> техник<text:span text:style-name="T132">и</text:span>, - оборачивается ко мне Платина и хихикает. Хвост её при этом сдвигается в сторону, заставляя меня закрыть глаза от стыда, - так что <text:span text:style-name="T132">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32">сосущие </text:span>манипуляции в области паха и слышу специфические <text:span text:style-name="T132">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32">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text:soft-page-break/>Поняха снова хихикает и вытирает рот. Я в полуобморочном состоянии наблюдаю, как зведы на небе заслоняет тёмная овальная масса.</text:p>
      <text:p text:style-name="P9"/>
      <text:p text:style-name="P75">- Теперь внимание! Самая главная и ответственная часть Pornis Erectus! - Платина <text:span text:style-name="T132">садится</text:span> у меня на животе и поучательно подн<text:span text:style-name="T132">имает</text:span> копыто.</text:p>
      <text:p text:style-name="P75"/>
      <text:p text:style-name="P75">Если бы она подняла голову, то заметила бы, что с тёмной конструкции спускается верёвка. </text:p>
      <text:p text:style-name="P75"/>
      <text:p text:style-name="P75">-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32">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32">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32">мой торс </text:span>поднима<text:span text:style-name="T132">ется</text:span> над землёй на верёвке.</text:p>
      <text:p text:style-name="P9"/>
      <text:p text:style-name="P9">- Что-о-о?</text:p>
      <text:p text:style-name="P9"/>
      <text:p text:style-name="P9">Ещё один рывок наконец-то отрывает меня <text:span text:style-name="T132">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32">прижимаясь всем телом</text:span>.</text:p>
      <text:p text:style-name="P9"/>
      <text:p text:style-name="P9"><text:soft-page-break/>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32">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5">Я перевожу взгляд с верёвки, уносящей меня к воздушному судну, на оседлавшую меня надоедливую магичку.</text:p>
      <text:p text:style-name="P75"/>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5">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5"/>
      <text:p text:style-name="P75"><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text:soft-page-break/></text:p>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76">-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33">я-то твой создатель!</text:span> Я должен был распознать обман! Одно только не могу понять: когда ты свернула не туда? <text:span text:style-name="T133">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133">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133">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34">почти </text:span>ничем не будет отличаться от того, что было до переселения.</text:p>
      <text:p text:style-name="P12"/>
      <text:p text:style-name="P12">Лицо Хэвэн чуть омрачается.</text:p>
      <text:p text:style-name="P12"><text:soft-page-break/></text:p>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7">Ещё бы мне не помнить <text:span text:style-name="T134">ту знаковую нашу встречу, когда Хэвэн едва подчинил своей воле милитаристский модуль </text:span><text:span text:style-name="T135">PHOENIX.</text:span> <text:span text:style-name="T134">Только лишь с помощью </text:span>«MOONWALKER» <text:span text:style-name="T134">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34">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34">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text:soft-page-break/>«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36">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36">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136">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136">самые главные из них</text:span>:</text:p>
      <text:p text:style-name="P12"/>
      <text:p text:style-name="P12"><text:soft-page-break/>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37">и производств</text:span>, <text:span text:style-name="T138">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36">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78">………</text:p>
      <text:p text:style-name="P78"/>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38">государства</text:span>, <text:span text:style-name="T136">надежда страны и правительства,</text:span> а мы — твой <text:soft-page-break/>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136">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39">ходят</text:span> в движение. Двер<text:span text:style-name="T139">ь</text:span> открывается и безликий голос приказывает мне:</text:p>
      <text:p text:style-name="P12">- Приём окончен. Покиньте палату.</text:p>
      <text:p text:style-name="P12"/>
      <text:p text:style-name="P12"><text:soft-page-break/>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Приём окончен. Вы<text:span text:style-name="T139">хо</text:span>дите.</text:p>
      <text:p text:style-name="P12"/>
      <text:p text:style-name="P12">В дверях я <text:span text:style-name="T139">снова </text:span>оборачиваюсь. <text:span text:style-name="T139">Т</text:span>усклый взгляд <text:span text:style-name="T139">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39">о</text:span>зяева сами себе. Мы не можем распоряжаться нашей свободой. Мы даже соскочить с проекта уже не можем. <text:span text:style-name="T139">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text:soft-page-break/>- Я буду готовить для наших и для вас могу, если не против, - выз<text:span text:style-name="T139">ы</text:span>ва<text:span text:style-name="T139">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4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text:soft-page-break/>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4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41">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42">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soft-page-break/>…</text:p>
      <text:p text:style-name="P79">…</text:p>
      <text:p text:style-name="P79">…</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4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40">о</text:span>дался, да и мы все тоже! И сидр не забудь захватить!</text:p>
      <text:p text:style-name="P9">- Бегу!</text:p>
      <text:p text:style-name="P80">-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40">конечно,</text:span> ведь ни мачта, ни паруса не <text:span text:style-name="T14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pan text:style-name="Default_20_Paragraph_20_Font"><text:span text:style-name="T4">- Да, всё </text:span></text:span><text:span text:style-name="Default_20_Paragraph_20_Font"><text:span text:style-name="T141">именно</text:span></text:span><text:span text:style-name="Default_20_Paragraph_20_Font"><text:span text:style-name="T4"> так! Ты принесла сидр? Так вот, на </text:span></text:span><text:span text:style-name="Default_20_Paragraph_20_Font"><text:span text:style-name="T142">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41">Агась</text:span></text:span><text:span text:style-name="Default_20_Paragraph_20_Font"><text:span text:style-name="T4">. Земнопони, знаешь ли, плохие путешественники. </text:span></text:span><text:span text:style-name="Default_20_Paragraph_20_Font"><text:span text:style-name="T141">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141">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42">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4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43">она</text:span> не заменит.</text:p>
      <text:p text:style-name="P9">- Летим мы, значит, обратно к кряжу, - <text:span text:style-name="T14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4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43">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4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text:soft-page-break/>-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4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text:soft-page-break/></text:p>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44">Д</text:span>вига<text:span text:style-name="T144">лись</text:span> без перерывов на сон — стояли ночные вахты по очереди. Остальное ты знаешь, Хум. Джет скрытно разведала обстановку, мы подкрались ноч<text:span text:style-name="T144">ью</text:span> и спасли тебя. Почти <text:span text:style-name="T144">что</text:span> успели.</text:p>
      <text:p text:style-name="P9"/>
      <text:p text:style-name="P9">- Мвыф!!!</text:p>
      <text:p text:style-name="P9"/>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8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44">магии </text:span>Кловер Джем, по её словам, хватало, максимум, на пару часов вращения, <text:span text:style-name="T144">после чего ей приходилось восстанавливаться сутки</text:span>.</text:p>
      <text:p text:style-name="P81"><text:s/></text:p>
      <text:p text:style-name="P81"><text:span text:style-name="T144">Н</text:span>ача<text:span text:style-name="T144">вшийся</text:span> <text:span text:style-name="T144">ветер</text:span> лучше <text:span text:style-name="T144">бы</text:span> пережидать на земле, сдув баллон, <text:span text:style-name="T14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44">близость их лагеря не даёт расслабиться. Мы решаем</text:span> переждать непогоду в воздухе, привязав воздушный корабль к <text:span text:style-name="T144">вершинам</text:span> нескольки<text:span text:style-name="T144">х</text:span> деревь<text:span text:style-name="T144">ев</text:span> для надёжности.</text:p>
      <text:p text:style-name="P81"><text:soft-page-break/></text:p>
      <text:p text:style-name="P9">Есть ещё одна причина, по которой мы остаёмся тут.</text:p>
      <text:p text:style-name="P9"/>
      <text:p text:style-name="P8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44">Необъяснимая сила влекла меня сюда сквозь все опасности и лишения, как манит бабочек пламя свечи в тёмной глубине ночи.</text:span></text:p>
      <text:p text:style-name="P81"><text:span text:style-name="T144">И</text:span> <text:span text:style-name="T144">в</text:span>от я пришёл. Что дальше, каменный истукан? Сколько 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44">переждать </text:span><text:span text:style-name="T145">шторм и</text:span> по-тихому сматываться отсюда. Мы не выстоим проти<text:span text:style-name="T14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45">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82">Ну что же, тем лучше. Ничто не помешает <text:span text:style-name="T145">нам</text:span> стать на стоянку в этом месте. </text:p>
      <text:p text:style-name="P82"/>
      <text:p text:style-name="P82"><text:span text:style-name="T145">На земле я</text:span> поворачиваюсь к Платине.</text:p>
      <text:p text:style-name="P9"/>
      <text:p text:style-name="P9"><text:soft-page-break/>-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45">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46">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45">Но н</text:span><text:span text:style-name="T146">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46">пытаясь спрятать глаза</text:span>. Я <text:span text:style-name="T146">с удивлением и некоторым уважением смотрю на единорожку, но вовремя </text:span>замечаю, что её глазах снова появ<text:span text:style-name="T145">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text:soft-page-break/></text:p>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45">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47">и несло через все опасности и невзгоды</text:span>. Что именно я ждал. 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47">в</text:span>ост плавно колышутся многоцветной мантией вокруг своей хозяйки. Золотистая аура охватывает длинный витой рог.</text:p>
      <text:p text:style-name="P9"/>
      <text:p text:style-name="P83">Острое жжение в груди напоминает о растворившейся там фигурке крылатого единорога. Меня тянет к <text:span text:style-name="T147">той</text:span>, к настоящей, с любопытством взирающей на нас в десяти шагах. Словно золотая статуэтка желает воссоединиться со своим хозяином.</text:p>
      <text:p text:style-name="P83">Я одёргиваю себя.</text:p>
      <text:p text:style-name="P83"/>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47">Я прикладываю титанические усилия, контролируя свои ноги.</text:span> Просто наваждение какое-то! </text:p>
      <text:p text:style-name="P9"><text:soft-page-break/></text:p>
      <text:p text:style-name="P9">- Добрый вечер, мои дорогие! Извините, что не представилась сразу — ваши препирательства отвлекли меня от тяжких мыслей <text:span text:style-name="T148">о потере друзей — ведь эта скала, на которой мы сейчас стоим, ещё сто лет назад была моим другом, единственным другом в этом мире</text:span>. <text:span text:style-name="T148">Но довольно о грустном.</text:span> Я — Селестия, аликорн <text:span text:style-name="T147">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3"/>
      <text:p text:style-name="P83">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4">-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49">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47">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49">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49">А если ты ещё и в магии химичишь, то мы сможем разбить две скамейки разом — </text:span><text:span text:style-name="T150">утрём нос рогатым</text:span><text:span text:style-name="T149"> и надерём хвоста Камнезадам!</text:span> Уф, насилу вас нашли! Хорошо, хоть заметили над этой ядрёной каменюкой дейдрину шаланду на пузыре.</text:p>
      <text:p text:style-name="P9"><text:soft-page-break/></text:p>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47">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4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49">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5">-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50">Если не понятно —</text:span> я не <text:span text:style-name="T147">трахаю лошадей</text:span>!</text:p>
      <text:p text:style-name="P9"/>
      <text:p text:style-name="P9"><text:soft-page-break/>- Да-да, мы это уже слышали, - с улыбкой кивает аликорница. - Осталось только убедить в этом присутствующих тут пони. <text:span text:style-name="T147">Что ж, п</text:span>опробую помочь тебе с этим.</text:p>
      <text:p text:style-name="P9"/>
      <text:p text:style-name="P8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50">И я рада сообщить вам, что</text:span> могла бы помочь <text:span text:style-name="T150">в</text:span> решени<text:span text:style-name="T150">и</text:span> всех ваших маленьких проблем. <text:span text:style-name="T150">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51">а</text:span>сят светлячки боевой магии на концах рогов и отводят их от нас вверх. Земнопони втыкают копья в землю. Пегасы скл<text:span text:style-name="T151">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51">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50">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86">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text:soft-page-break/>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5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50">умею</text:span> корректировать ход планет. Я специалист в этой магии!</text:p>
      <text:p text:style-name="P9"/>
      <text:p text:style-name="P87">Я понимающе хлопаю Сел по холке и в последний момент едва успеваю остановить себя от того, чтобы сочувствующе обнять её. <text:span text:style-name="T151">Очень-очень сильно обнять. Вжаться в эту белую грудь изо всех сил и ни за что не отпускать.</text:span></text:p>
      <text:p text:style-name="P87">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50">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5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text:soft-page-break/></text:p>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52">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52">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51">огромные </text:span>крылья и производят несколько разминочных движений. <text:span text:style-name="T151">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text:soft-page-break/>распластывает по земле этим <text:span text:style-name="T151">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5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text:soft-page-break/></text:p>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53">это </text:span>не подходит — я <text:span text:style-name="T153">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52">прижаться к ней</text:span> прямо на глазах у всех. <text:span text:style-name="T153">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text:soft-page-break/>-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46">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53">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54">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88">Шаг, второй, третий... Тысячи лет я брела, не зная куда. Теперь знаю. Последние шаги - самые трудные. Ещё шаг... И ещё...</text:p>
      <text:p text:style-name="P88">Я стою перед закрытой дверью...</text:p>
      <text:p text:style-name="P2"/>
      <text:p text:style-name="P12"><text:soft-page-break/>-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38">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text:soft-page-break/>-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18"> </text:span><text:span text:style-name="T155">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5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55">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55">Он жаждет подчинить меня.</text:span></text:p>
      <text:p text:style-name="P12">- Это потому, что за последние полгода ему в пять раз нарастили мощность кластера. <text:span text:style-name="T156">Ракетчикам</text:span><text:span text:style-name="T155"> утроили бюджет, они сыплют деньгами направо и налево.</text:span> Если раньше<text:span text:style-name="T1"> </text:span><text:span text:style-name="T157">PHOENIX</text:span><text:span text:style-name="T1"> </text:span>был примерно равен тебе, то сейчас…</text:p>
      <text:p text:style-name="P12">- То сейчас, если бы не стена, он смял бы меня за <text:span text:style-name="T155">три-четыре</text:span> минут<text:span text:style-name="T155">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text:soft-page-break/>-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56">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56">его</text:span>.</text:p>
      <text:p text:style-name="P12">- Вот тут ты должна мне помочь. Мне нужен физический доступ к <text:span text:style-name="T156">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56">обнулю</text:span> его носитель, ты сможешь зайти на <text:span text:style-name="T156">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56">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text:soft-page-break/></text:p>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58">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59">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60">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60">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61">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89">~~~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62">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text:soft-page-break/>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63">де</text:span>фицит бюджета? Какая инфляция? Какова закредитованность бизнеса?</text:p>
      <text:p text:style-name="P9">- <text:span text:style-name="T163">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63">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63">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63">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6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63">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90">Момент счастья! И отчаяния. Я вижу Тебя - и не могу при<text:span text:style-name="T164">коснуться</text:span>. Мы в разных мирах. Я - призрак, ты - явь. Нам не встретиться…</text:p>
      <text:p text:style-name="P91">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91">Вселенная не может быть настолько несправедливой. Должен быть выход.</text:p>
      <text:p text:style-name="P2"/>
      <text:p text:style-name="P92"><text:soft-page-break/>Звон будильника чуть не проломил башку. Я открыл глаза.</text:p>
      <text:p text:style-name="P92">Чёрт! На работу! Опять опаздываю!</text:p>
      <text:p text:style-name="P92">Я вскакиваю с постели и хватаюсь за футболку, прыгая одной ногой в штанине.</text:p>
      <text:p text:style-name="P92">Стоп!</text:p>
      <text:p text:style-name="P92"/>
      <text:p text:style-name="P92">Какая, к чёрту, работа? Какой, к чёрту, будильник? Неделю я не выхожу из дома, взяв отпуск за свой счёт. Хэвэн сказала ждать.</text:p>
      <text:p text:style-name="P92"/>
      <text:p text:style-name="P92">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2"/>
      <text:p text:style-name="P92">«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65">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6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text:span text:style-name="T166">оболочки… Т</text:span>ела. - Молния хихикает. - Звучит двусмысленно, но как уж есть. Наши <text:span text:style-name="T166">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6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66">С</text:span>ила, превышающая нормальную <text:span text:style-name="T16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67">и в экстремальных температурах</text:span>. <text:span text:style-name="T168">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66">предусмотрела</text:span> эту возможность для того, чтобы помочь <text:span text:style-name="T166">им спастись. Но так как </text:span><text:span text:style-name="T168">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3"><text:span text:style-name="T168">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68">возле наших оболочек </text:span>и после этого давай команды. Вроде «<text:span text:style-name="T167">оператор четыре, </text:span>слома<text:span text:style-name="T167">й</text:span> эту стену» или «<text:span text:style-name="T167">оператор двенадцать, </text:span>раскида<text:span text:style-name="T167">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68">к действию </text:span>биороботов с серьёзными скилами. Распоряжайся как хочешь. <text:span text:style-name="T169">Только, чур, не в интимных целях!</text:span></text:p>
      <text:p text:style-name="P12"/>
      <text:p text:style-name="P94">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text:soft-page-break/></text:p>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66">~~~</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67">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67">друзей для драки</text:span> — я и сам буду <text:span text:style-name="T167">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67">Фениксом</text:span>.</text:p>
      <text:p text:style-name="P95">- Твои слова имеют смысл. Будь по-твоему, - кивает Хэвэн. — <text:span text:style-name="T167">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7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text:soft-page-break/>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70">о произносить</text:span> кодов<text:span text:style-name="T170">ую</text:span> фраз<text:span text:style-name="T17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9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96"/>
      <text:p text:style-name="P9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96"/>
      <text:p text:style-name="P96">- Нас предали. - быстро говорит Хэвэн. - Нет времени выяснять, кто именно и <text:span text:style-name="T171">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96"/>
      <text:p text:style-name="P96">«…Двенадцать!.. Тринадцать!..»</text:p>
      <text:p text:style-name="P96"/>
      <text:p text:style-name="P96">- Валяй!</text:p>
      <text:p text:style-name="P96">- 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p>
      <text:p text:style-name="P97"/>
      <text:p text:style-name="P96">…Двадцать три! Двадцать четыре! Двадцать пять!...</text:p>
      <text:p text:style-name="P96"/>
      <text:p text:style-name="P96">…</text:p>
      <text:p text:style-name="P96"/>
      <text:p text:style-name="P9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96"/>
      <text:p text:style-name="P96"><text:soft-page-break/>«Двадцать девять! Тридцать! <text:span text:style-name="T171">Всё, </text:span>Дед, я предупреждал!» - доносится усиленный громкоговорителем голос Алекса.</text:p>
      <text:p text:style-name="P96"/>
      <text:p text:style-name="P96">Внизу раздаётся оглушительный грохот и звук выламываемой «с <text:s/>мясом» двери. Потом доносятся шаги по лестнице.</text:p>
      <text:p text:style-name="P96"/>
      <text:p text:style-name="P96">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96"/>
      <text:p text:style-name="P96">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96">Я слышу неторопливые шаги в коридоре и в поле моего зрения появляются дорогие ботинки.</text:p>
      <text:p text:style-name="P96"/>
      <text:p text:style-name="P96">- Доброе утречко. Что ж ты не открыл дверь, как я просил? Вот и не хотел же портить твоё имущество, но пришлось, - говорит Алекс.</text:p>
      <text:p text:style-name="P96">- Хаюшки. - <text:s/>Не то, чтобы я был рад тебя видеть, но выбора у меня особого нет, - бормочу я. <text:span text:style-name="T171">Из ушибленного носа течёт кровь.</text:span></text:p>
      <text:p text:style-name="P96"/>
      <text:p text:style-name="P96">Ботинки подходят к столу.</text:p>
      <text:p text:style-name="P96"/>
      <text:p text:style-name="P96">-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96">- Какие ещё, блядь, инструкции? Ты рехнулся, Алекс? Что за хуйня творится в моём доме? <text:span text:style-name="T171">Пошёл вон!</text:span></text:p>
      <text:p text:style-name="P96">- Дед, не отпирайся. Я им всё рассказал, - в поле зрения появляется вторая пара ботинок.</text:p>
      <text:p text:style-name="P96"/>
      <text:p text:style-name="P96">Адским напряжением шеи я приподнимаю голову. Худощавая фигура, задранная губа, очки.</text:p>
      <text:p text:style-name="P96"/>
      <text:p text:style-name="P96">- Ты кто, мать твою? Я тебя не знаю!</text:p>
      <text:p text:style-name="P96">- Отдел моделирования банкротств. А также, по совместительству, служба безопасности «Дайсона», - ухмыляется очкарик.</text:p>
      <text:p text:style-name="P96">-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71">С меня довольно!</text:span></text:p>
      <text:p text:style-name="P96">-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96"/>
      <text:p text:style-name="P96"><text:soft-page-break/>Дуболомы отрывают меня от пола и волокут к выходу.</text:p>
      <text:p text:style-name="P96"/>
      <text:p text:style-name="P96">- Блядь, да вы совсем берега потеряли? Алекс, сука, дай хоть тапочки одену!</text:p>
      <text:p text:style-name="P96"/>
      <text:p text:style-name="P96">Алекс поворачивается и долго смотрит на меня с каменным видом.</text:p>
      <text:p text:style-name="P96"/>
      <text:p text:style-name="P96">-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72">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98">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72">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98"/>
      <text:p text:style-name="P98">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98"/>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72">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72">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99">- Я и с первого раза отлично угадаю, Джет. Твои <text:span text:style-name="T173">разномастные </text:span><text:span text:style-name="T174">леталки-</text:span><text:span text:style-name="T173">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text:soft-page-break/></text:p>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73">Я</text:span> ведь много раз пытал<text:span text:style-name="T173">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73">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73">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73">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text:soft-page-break/>Всё правильно, всё именно так, как она говорит. Мы уже десять лет друзья и у нас нет потомства, хотя мы никогда не предохранялись. <text:span text:style-name="T173">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0">…</text:p>
      <text:p text:style-name="P100">…</text:p>
      <text:p text:style-name="P100"/>
      <text:p text:style-name="P9">Камни прыгают по водной глади, оставляя дорожки расходящихся следов. Я бесцельно кидаю плоск<text:span text:style-name="T174">ую</text:span> <text:span text:style-name="T174">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75">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74">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74">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74">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99">-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99"><text:span text:style-name="T174">Как ты знаешь, д</text:span>о конца следующего <text:span text:style-name="T174">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text:soft-page-break/></text:p>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99">…</text:p>
      <text:p text:style-name="P99">…</text:p>
      <text:p text:style-name="P99"/>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76">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7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text:soft-page-break/></text:p>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1">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1">Я располагаюсь на пуфике <text:span text:style-name="T176">у</text:span> стены и жду.</text:p>
      <text:p text:style-name="P101"/>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text:soft-page-break/></text:p>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102">Я с благодарностью принимаю кофе с круассаном и усаживаюсь поудобнее.</text:p>
      <text:p text:style-name="P9"/>
      <text:p text:style-name="P9">- Всё сущее, <text:span text:style-name="T17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76">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77">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77">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77">лося</text:span>. Кладбище ржав<text:span text:style-name="T177">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7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3"/>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4">Огромн<text:span text:style-name="T177">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78">поверх крепостных стен</text:span> бьют фиолетовые молнии, иногда натыкаясь на невидимые преграды, <text:soft-page-break/>иногда пронзая <text:span text:style-name="T178">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78">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78">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78">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79">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78">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78">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78">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78">сумасшедшего</text:span> драк<text:span text:style-name="T179">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80">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79">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80">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179">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80">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text:soft-page-break/>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105">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05"/>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181">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79">оникус</text:span> противно хихикает и потирает ладони.</text:p>
      <text:p text:style-name="P9"/>
      <text:p text:style-name="P9"><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81">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79">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82">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82">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82">реальности</text:span></text:span><text:span text:style-name="Default_20_Paragraph_20_Font"><text:span text:style-name="T4"> и лишил </text:span></text:span><text:span text:style-name="Default_20_Paragraph_20_Font"><text:span text:style-name="T182">ГЛАВНОГО </text:span></text:span><text:span text:style-name="Default_20_Paragraph_20_Font"><text:span text:style-name="T4">ПРИЗА(</text:span></text:span><text:span text:style-name="Default_20_Paragraph_20_Font"><text:span text:style-name="T131">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81">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79">оникус</text:span> всегда был шальным, но сейчас от него за милю несёт безумием.</text:p>
      <text:p text:style-name="P9"/>
      <text:p text:style-name="P9">Я только пожимаю плечами.</text:p>
      <text:p text:style-name="P9"/>
      <text:p text:style-name="P9"><text:soft-page-break/>-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81">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81">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81">Эогиппа</text:span>. Королева Лорен, я с сестрой и ещё девять аликорнов. Плюс несколько драконов и один сумасшедший драк<text:span text:style-name="T179">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78"><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79">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83">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83">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06">- <text:span text:style-name="T183">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83">а её способности больше Наших, поверь</text:span>. Можно, в конце-концов, сделать драк<text:span text:style-name="T179">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6"/>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83">просто н</text:span>рави<text:span text:style-name="T183">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06">-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6">Нам нужна МЕСТЬ!!!</text:p>
      <text:p text:style-name="P9"/>
      <text:p text:style-name="P9">…</text:p>
      <text:p text:style-name="P9">…</text:p>
      <text:p text:style-name="P9">…</text:p>
      <text:p text:style-name="P9"/>
      <text:p text:style-name="P9">- Она так и сказала?</text:p>
      <text:p text:style-name="P9"><text:soft-page-break/>-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84">печально</text:span> смотрит на <text:span text:style-name="T184">далёкий горный</text:span> пик за окном, возвышающийся над верхушками сосен. <text:span text:style-name="T184">Тот самый, с которого я когда-то удирал от дракона в самом начале моего появления на Эквусе.</text:span> Пик, <text:span text:style-name="T184">кстати,</text:span> здорово смахивает на <text:span text:style-name="T184">скалу</text:span> <text:span text:style-name="T184">из сна Луны</text:span>, с гибнущим замком <text:span text:style-name="T184">на крутом склоне</text:span>.</text:p>
      <text:p text:style-name="P9"/>
      <text:p text:style-name="P9">- Что ж, ты выслушал <text:span text:style-name="T185">мою сестру</text:span>, Хуман, - вздыхает Селестия. - Выслушай теперь и меня. Правда, я не смогу тебе показать всё так ярко, как это получилось у <text:span text:style-name="T185">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131">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86">переходит на</text:span> новую частоту.</text:p>
      <text:p text:style-name="P9"/>
      <text:p text:style-name="P9">- Норгонг, как слышно? Норгонг, ответьте! Андориан на связи! Приём!</text:p>
      <text:p text:style-name="P107">- <text:span text:style-name="T187">Если бы у нас был мощнее передатчик, мы могли бы связаться с базами на Эсте и Криллоне, - мрачно замечает Луна.</text:span></text:p>
      <text:p text:style-name="P107"><text:span text:style-name="T187">- Там нет войск и практически нет оружия, - напоминаю я. Лунные базы были под моей опекой </text:span><text:span text:style-name="T188">и</text:span><text:span text:style-name="T187">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08">От возбуждения кобылка хлопает крыльями. <text:span text:style-name="T188">З</text:span>ацепившись рог<text:span text:style-name="T186">ом</text:span>, <text:span text:style-name="T188">о</text:span>на срывает наушники и стучит копытом по кнопке громкой связи.</text:p>
      <text:p text:style-name="P9"/>
      <text:p text:style-name="P9">- <text:span text:style-name="T188">Это </text:span>Корморан, вас слыш<text:span text:style-name="T188">у</text:span>! Андориан, приём!</text:p>
      <text:p text:style-name="P9">- Краткий р<text:span text:style-name="T186">а</text:span>порт обстановки, Корморан! - приказывает Луна, <text:span text:style-name="T188">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188">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89">силовых щитов</text:span></text:span><text:span text:style-name="Default_20_Paragraph_20_Font"><text:span text:style-name="T190">,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91">Половина из них — обращённые наши из Нейвилля</text:span></text:span><text:span text:style-name="Default_20_Paragraph_20_Font"><text:span text:style-name="T4">. </text:span></text:span><text:span text:style-name="Default_20_Paragraph_20_Font"><text:span text:style-name="T190">Они-то и прожигают </text:span></text:span><text:span text:style-name="Default_20_Paragraph_20_Font"><text:span text:style-name="T189">щиты</text:span></text:span><text:span text:style-name="Default_20_Paragraph_20_Font"><text:span text:style-name="T190">.</text:span></text:span><text:span text:style-name="Default_20_Paragraph_20_Font"><text:span text:style-name="T4"> </text:span></text:span><text:span text:style-name="Default_20_Paragraph_20_Font"><text:span text:style-name="T191">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89">Основной щит</text:span></text:span><text:span text:style-name="Default_20_Paragraph_20_Font"><text:span text:style-name="T190"> е</text:span></text:span><text:span text:style-name="Default_20_Paragraph_20_Font"><text:span text:style-name="T4">щё с неделю продержи</text:span></text:span><text:span text:style-name="Default_20_Paragraph_20_Font"><text:span text:style-name="T190">т</text:span></text:span><text:span text:style-name="Default_20_Paragraph_20_Font"><text:span text:style-name="T4">ся, не больше. Потом </text:span></text:span><text:span text:style-name="Default_20_Paragraph_20_Font"><text:span text:style-name="T190">наши маги выгорят</text:span></text:span><text:span text:style-name="Default_20_Paragraph_20_Font"><text:span text:style-name="T4">.</text:span></text:span></text:p>
      <text:p text:style-name="P10"><text:span text:style-name="Default_20_Paragraph_20_Font"><text:span text:style-name="T4"/></text:span></text:p>
      <text:p text:style-name="P109"><text:soft-page-break/><text:span text:style-name="Default_20_Paragraph_20_Font"><text:span text:style-name="T192">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09"><text:span text:style-name="Default_20_Paragraph_20_Font"><text:span text:style-name="T192"><text:s/></text:span></text:span></text:p>
      <text:p text:style-name="P9">- Постой, Корморан, - я пытаюсь собраться с мыслями. - <text:span text:style-name="T186">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88">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10">- Что? Как? Как такое возможно? - информация не укладывается у меня в голове.</text:p>
      <text:p text:style-name="P110"/>
      <text:p text:style-name="P110">Мы двести лет ведём войну и до сих пор ничего подобного не случалось. <text:span text:style-name="T193">Виндиго пытались засылать к нам своих марионеток и раньше. Но до сих пор на</text:span> проникновение в разум <text:span text:style-name="T188">и порабощение личности </text:span><text:span text:style-name="T193">им</text:span> треб<text:span text:style-name="T193">овалось</text:span> <text:span text:style-name="T188">от</text:span> <text:span text:style-name="T186">суток </text:span><text:span text:style-name="T188">до недели -</text:span><text:span text:style-name="T186"> и это мог</text:span><text:span text:style-name="T193">ли</text:span><text:span text:style-name="T186"> проделывать только самые сильные из них. </text:span><text:span text:style-name="T193">Поэтому</text:span><text:span text:style-name="T186"> </text:span>это <text:span text:style-name="T186">совершалось</text:span> только с пленными <text:span text:style-name="T186">в одиночных случаях</text:span>. <text:span text:style-name="T186">И </text:span><text:span text:style-name="T193">порабощённые</text:span><text:span text:style-name="T186"> </text:span><text:span text:style-name="T193">таким образом </text:span><text:span text:style-name="T186">аликорны сразу обращали на себя внимание неестественностью поведения и механическими движениями. Мы сразу </text:span><text:span text:style-name="T188">вычисляли</text:span><text:span text:style-name="T186"> таких </text:span><text:span text:style-name="T188">на блокпостах</text:span><text:span text:style-name="T186">.</text:span></text:p>
      <text:p text:style-name="P110"/>
      <text:p text:style-name="P9">- Они научились этому <text:span text:style-name="T188">совсем</text:span> недавно. Южную башню винды взяли таким образом два месяца назад. Потом Центральную и Западную. <text:span text:style-name="T186">Единственное</text:span>, чем <text:span text:style-name="T186">новообращённый</text:span> аликорн <text:span text:style-name="T193">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194">несусь</text:span> к выходу из убежища, на ходу активир<text:span text:style-name="T193">уя</text:span> доспехи. <text:span text:style-name="T195">Забрало шлема опускается, э</text:span>кзоскелет бронескафандра повизгивает <text:s/>сервомоторами на особо крутых виражах, пока я <text:span text:style-name="T194">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11">Ужас происходящего доходит до меня, пока я несусь по галерее к смотровой площадке. Гарнизон Андориана - две тысячи легионеров <text:span text:style-name="T196">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11"><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97">дежурной сменой за дюжину взмахов крыльев</text:span> без особых проблем. <text:span text:style-name="T196">Часто они вообще не нападали, предпочитая убраться восвояси. </text:span>Но прошло уже больше часа, а бой не стих. </text:p>
      <text:p text:style-name="P111">И, судя по звукам, он только разгорается.</text:p>
      <text:p text:style-name="P9"/>
      <text:p text:style-name="P112">В коридоре я натыкаюсь на мехадоспех без шлема, бессмысленно бодающий стену.<text:span text:style-name="T1"> </text:span><text:span text:style-name="T198">Треснувший ш</text:span><text:span text:style-name="T199">лем лежит тут же. </text:span><text:span text:style-name="T198">Тяжелый </text:span><text:span text:style-name="T200">доспех</text:span><text:span text:style-name="T198"> то и дело </text:span><text:span text:style-name="T200">топчется</text:span><text:span text:style-name="T198"> </text:span><text:span text:style-name="T200">по нему бронированными</text:span><text:span text:style-name="T198"> копытами. </text:span><text:span text:style-name="T200">Из шлема вылетают голубые искры и тревожно перемигиваются индикаторные огоньки на</text:span><text:span text:style-name="T199"> налобно</text:span><text:span text:style-name="T200">м</text:span><text:span text:style-name="T199"> щитк</text:span><text:span text:style-name="T200">е</text:span><text:span text:style-name="T199">.</text:span></text:p>
      <text:p text:style-name="P112">Я осторожно обхожу <text:span text:style-name="T200">обезглавленый </text:span><text:span text:style-name="T199">механизм</text:span>, пытаясь рассмотреть номер на <text:span text:style-name="T200">его</text:span> грудной пластине. «<text:span text:style-name="T201">Сорок два — пятнадцать». Центурия Луны.</text:span></text:p>
      <text:p text:style-name="P113"/>
      <text:p text:style-name="P9">Из боковой двери на меня буквально вываливается <text:span text:style-name="T199">аликорн</text:span>. Увидев меня, он испуганно охает и прижимается к стене. <text:span text:style-name="T199">Из-под прижатых к телу крыльев вываливаются </text:span><text:span text:style-name="T200">на пол</text:span><text:span text:style-name="T199"> консервы и упаковки сухарей. </text:span></text:p>
      <text:p text:style-name="P9"/>
      <text:p text:style-name="P9">- Где ваш <text:span text:style-name="T199">доспех</text:span>, солдат? Что с вашим рогом? И… Почему вы дрожите?</text:p>
      <text:p text:style-name="P9"/>
      <text:p text:style-name="P9">Песчаного цвета <text:span text:style-name="T199">жеребец</text:span> с обугленным рогом вжимается в <text:span text:style-name="T199">каменную поверхность</text:span> в тщетном порыве быть от меня подальше и, судя по всему, готовиться упасть в обморок. <text:span text:style-name="T201">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97">прижимаю его магическим захватом к стене</text:span> и внимательно всматриваюсь в его зрачки. <text:span text:style-name="T199">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93">яет</text:span>ся от стены.</text:p>
      <text:p text:style-name="P9">- Вы не понимаете. Там, — легионер указывает копытом в сторону двери, - творится <text:span text:style-name="T197">нечто</text:span> ужасное. Моя <text:span text:style-name="T202">смена</text:span> <text:span text:style-name="T196">стояла на северных воротах</text:span>. <text:span text:style-name="T196">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203">Оказались внутри, они сразу вырубили нашего дежурного мага. А из повозки с дынями выскочили винды. С</text:span>овсем не<text:span text:style-name="T203">много</text:span>, ничего серьёзного <text:span text:style-name="T203">на первый взгляд</text:span>. <text:span text:style-name="T203">Их </text:span><text:soft-page-break/><text:span text:style-name="T203">полдюжины</text:span><text:span text:style-name="T202"> против нашего контуберния —</text:span> <text:span text:style-name="T202">мы должны были разбить их за пару взмахов крыльев</text:span>. <text:span text:style-name="T203">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203">премиальные с Троттером… </text:span>Но <text:span text:style-name="T203">вышло совсем не так</text:span>. Винд<text:span text:style-name="T202">ы</text:span> <text:span text:style-name="T203">без малейших колебаний </text:span>вступили в бой <text:span text:style-name="T202">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14">- Они обнимали нас, - <text:span text:style-name="T203">бормочет с отсутствующим видом легионер.</text:span></text:p>
      <text:p text:style-name="P114">- <text:span text:style-name="T203">Что?</text:span></text:p>
      <text:p text:style-name="P114">- Одна виндиго отбивает удар <text:span text:style-name="T202">пилума</text:span>, <text:span text:style-name="T202">вторая бросается </text:span><text:span text:style-name="T203">на легионера</text:span><text:span text:style-name="T202"> сверху и держит </text:span><text:span text:style-name="T203">его </text:span><text:span text:style-name="T202">крылья,</text:span> <text:span text:style-name="T202">третья</text:span> прижимает копыта к шлему вот так, - Ринс прижимает копыта к ушам, - поднимает забрало и целует. <text:span text:style-name="T202">Рот-в-рот, губы-в-губы. </text:span><text:span text:style-name="T203">И он замирает. Прекращает бороться. Становится синим,</text:span> <text:span text:style-name="T203">что твоя сосулька </text:span><text:span text:style-name="T204">и страшно так улыбается</text:span><text:span text:style-name="T203">. </text:span><text:span text:style-name="T202">А их алико</text:span><text:span text:style-name="T203">р</text:span><text:span text:style-name="T202">ны в это время оттесняют нас </text:span><text:span text:style-name="T203">от него</text:span><text:span text:style-name="T202"> </text:span><text:span text:style-name="T204">спарк-</text:span><text:span text:style-name="T203">щитами</text:span><text:span text:style-name="T202"> — </text:span><text:span text:style-name="T203">а мы ничего сделать не можем, наш маг в отключке</text:span><text:span text:style-name="T202">. </text:span>И через три секунды у них становится одним <text:span text:style-name="T203">обращённым</text:span> больше, а у нас — одним <text:span text:style-name="T202">бойцом</text:span> меньше… <text:span text:style-name="T205">Через три минуты</text:span> <text:span text:style-name="T205">первый ряд</text:span><text:span text:style-name="T202"> </text:span>разв<text:span text:style-name="T205">ернулся</text:span> и <text:span text:style-name="T205">стал</text:span> сражаться с <text:span text:style-name="T205">нами, со вторым рядом</text:span>, - по-инерции, без остановки, говори<text:span text:style-name="T205">т</text:span> Ринс. - Мой <text:span text:style-name="T205">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202">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text:soft-page-break/></text:p>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202">у</text:span> <text:span text:style-name="T204">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204">Элита!</text:span></text:p>
      <text:p text:style-name="P9">- Я всего лишь писарь. <text:span text:style-name="T204">Мой дядя похлопотал, чтобы меня зачислили в шестой легион. Если бы не он — выше городской стражи мне не подняться. А</text:span> <text:span text:style-name="T204">в</text:span>се мои товарищи пропали — один за другим, пока я не остался один!<text:span text:style-name="T206"> </text:span><text:span text:style-name="T198">Винды смеялись мне в лицо, когда я пытался докричаться до них! </text:span></text:p>
      <text:p text:style-name="P9"/>
      <text:p text:style-name="P115">Солдат тяжело дышит. Его снова трясёт дрожь, <text:span text:style-name="T204">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202">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16">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202">Ведь обращённые сохраняют способности к магии и попади к ним Элементы — быть беде. Но вот магия третьего типа - </text:span><text:span text:style-name="T204">д</text:span><text:span text:style-name="T202">ружбы, самопожертвования, преданности, - им недоступна, </text:span><text:span text:style-name="T204">это </text:span><text:span text:style-name="T202">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202">новых </text:span>обращённых!</text:p>
      <text:p text:style-name="P16"/>
      <text:p text:style-name="P16"><text:soft-page-break/>Должно быть, та же мысль посетила и Луну.</text:p>
      <text:p text:style-name="P16"/>
      <text:p text:style-name="P9">- И тут со стороны цитадели мчится <text:span text:style-name="T204">наш </text:span>центурион с <text:span text:style-name="T204">полуманипулой</text:span> гвардейцев. — <text:span text:style-name="T202">продолжает Ринс. -</text:span> Они схватились с виндами, завязалась свалка. И снова, как и в моём случае, винды стали помалу оборачивать <text:span text:style-name="T207">наших</text:span> на свою сторону. Только Луна быстрее меня сообразила, в чём дело. Она с пятью <text:span text:style-name="T207">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201">Я… Я всего лишь писарь. Я почти не умею сражаться, - в конце-концов выдавливает из себя Ринс.</text:span></text:p>
      <text:p text:style-name="P117">- <text:span text:style-name="T201">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17"/>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208">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202">хриплые</text:span> яростные звуки доносятся до меня <text:span text:style-name="T202">нарастающим фоном</text:span>, а искажённые злобой морды прижимаются к прозрачному барьеру нелепыми шаржами.</text:p>
      <text:p text:style-name="P16"/>
      <text:p text:style-name="P118"><text:span text:style-name="T208">Луна</text:span> добралась до Элементов! Она не пострадала! Моя сестра жива! - поёт моя душа. </text:p>
      <text:p text:style-name="P118">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202">с разных сторон</text:span>.</text:p>
      <text:p text:style-name="P118"/>
      <text:p text:style-name="P119">Я уже <text:span text:style-name="T201">справилась с приступом ярости. </text:span><text:span text:style-name="T198">Подойдя к мехадоспеху Ринса, я поднимаю изувеченный шлем и прилаживаю его на место.</text:span><text:span text:style-name="T201"> </text:span><text:span text:style-name="T209">Движения механизма обретают осмысленность. </text:span><text:span text:style-name="T200">Мехадоспех выпрямляется у стены и со скрипом отдаёт честь.</text:span></text:p>
      <text:p text:style-name="P119"/>
      <text:p text:style-name="P119">- <text:span text:style-name="T200">Мехадоспех сорок два — пятнадцать, класс «Принцип-2». </text:span><text:span text:style-name="T210">Целостность системы семьдесят семь процентов, заряд спарк батарей девяносто два процента.</text:span><text:span text:style-name="T200"> Жду распоряжений, консул Селестия, - низко гудит механизм. </text:span></text:p>
      <text:p text:style-name="P120"><text:soft-page-break/>- <text:span text:style-name="T210">Отведи</text:span><text:span text:style-name="T200"> дезертира Ринса Стилфизера</text:span> в комнату радиосвязи и ожидай <text:span text:style-name="T200">дальнейших распоряжений</text:span>, <text:span text:style-name="T200">сорок два — пятнадцать.<text:line-break/><text:line-break/>Я поворачиваюсь к Ринсу.</text:span></text:p>
      <text:p text:style-name="P119"><text:span text:style-name="T211">- Суд над тобой будет после сражения, </text:span><text:span text:style-name="T210">трус</text:span><text:span text:style-name="T211">. </text:span></text:p>
      <text:p text:style-name="P16"/>
      <text:p text:style-name="P16"><text:span text:style-name="T211">Ринс</text:span> облегчённо вздыхает и <text:span text:style-name="T210">уходит</text:span> прочь, <text:span text:style-name="T210">под конвоем собственн</text:span><text:span text:style-name="T212">ых</text:span><text:span text:style-name="T210"> </text:span><text:span text:style-name="T212">лат</text:span>.</text:p>
      <text:p text:style-name="P16"/>
      <text:p text:style-name="P16">У развалин арсенала сомнение вновь охватывает меня.<text:span text:style-name="T100"> У входа в подземелье видны следы ожесточённой битвы. Сломанные </text:span><text:span text:style-name="T213">пилумы </text:span><text:span text:style-name="T100">и погнутые мечи, разбитые ударами копыт </text:span><text:span text:style-name="T214">обломки </text:span><text:span text:style-name="T100">щит</text:span><text:span text:style-name="T214">ов</text:span><text:span text:style-name="T100"> и смятые шлемы валяются на пути к хранилищу Элементов</text:span>. Я не встречаю ни одного виндиго <text:span text:style-name="T202">или обращённого</text:span>, и это понятно – их вышвырнуло прочь защитное поле Элементов. Но мне также не попадается ни один <text:span text:style-name="T215">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215">За</text:span> груд<text:span text:style-name="T215">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text:soft-page-break/>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202">Они теперь обращают за секунды, сестра. </text:span><text:span text:style-name="T215">Двое держат, третий обнимает и целует. </text:span><text:span text:style-name="T216">Это что-то новое </text:span><text:span text:style-name="T215">на</text:span><text:span text:style-name="T216"> войне… </text:span>Но Нас <text:span text:style-name="T202">они</text:span> забрать не смогли. Мы активировали щит Элементов и их вышвырнуло прочь. <text:span text:style-name="T216">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21">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215">Надо деактивировать их после того, как мы закроем крепостные ворота и расставим солдат на стенах.</text:span> <text:span text:style-name="T215">Заряда Элементов хватит на сутки, после чего они будут заряжаться около месяца.</text:span> </text:p>
      <text:p text:style-name="P121"><text:span text:style-name="T215">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217">парят</text:span> крылатые тени. <text:span text:style-name="T217">Я узнаю в некоторых из них наших магов. Их узкие зрачки горят холодной яростью. </text:span>Время от времени <text:span text:style-name="T217">то </text:span>одна, <text:span text:style-name="T217">то другая</text:span> из <text:span text:style-name="T217">фигур</text:span> испускает зелёный луч в основание южной башни. Лучи беспрепятственно пронзают щит <text:span text:style-name="T216">Элементов</text:span> — <text:span text:style-name="T216">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22"><text:span text:style-name="T195">В крепостной стене зияет пролом, </text:span><text:span text:style-name="T216">затянутый</text:span><text:span text:style-name="T195"> </text:span><text:span text:style-name="T216">розоватым сиянием</text:span><text:span text:style-name="T195">. За ним смутно видна колыхающаяся толпа безмолвных тварей. <text:s/>Пролом с нашей стороны отгорожен редкой стеной <text:s/></text:span><text:span text:style-name="T217">щитов </text:span><text:span text:style-name="T218">дежурной стражи</text:span><text:span text:style-name="T217">. </text:span><text:soft-page-break/><text:span text:style-name="T218">Шестеро </text:span><text:span text:style-name="T219">легионеров выставили копья за щиты, готовясь принять натиск в случае истощения розового барьера</text:span><text:span text:style-name="T218">.</text:span></text:p>
      <text:p text:style-name="P122">С крепостной стены мне отчаянно машет <text:span text:style-name="T218">солдат</text:span>. Только по покрыт<text:span text:style-name="T218">ым</text:span> сажей и грязью <text:span text:style-name="T218">трём </text:span>семёрк<text:span text:style-name="T218">ам</text:span> на <text:span text:style-name="T218">грудной п</text:span><text:span text:style-name="T219">л</text:span><text:span text:style-name="T218">астине</text:span> узнаю легата Хай Глори. Он с десятком <text:span text:style-name="T220">своей манипулы</text:span> перехватывают пронизывающие барьер лучи зеркальными ловушками. Два <text:span text:style-name="T219">мехадоспеха</text:span> стоят тут же, неуклюже наводя на мечущиеся тени <text:span text:style-name="T221">баллисту</text:span>.</text:p>
      <text:p text:style-name="P9"/>
      <text:p text:style-name="P122">- Помогите! Наши силы на исходе, мы выгорим <text:span text:style-name="T220">до захода солнца</text:span>! - Легат указывает на трёх <text:span text:style-name="T218">аликорнов</text:span> с обугленными рогами, <text:span text:style-name="T219">без сил прислонившихся</text:span> <text:span text:style-name="T219">к стене</text:span>. — Девятнадцать зеркал за пятнадцать минут, <text:span text:style-name="T221">а ведь я уже не молод</text:span>!</text:p>
      <text:p text:style-name="P123">Левым крылом Хай Глори поднимает забрало и вытирает пот. <text:span text:style-name="T100">Я вижу, что он не шутит: обычно легат старался не показывать своё увечье, работая правым протезом не хуже левого крыла</text:span>. </text:p>
      <text:p text:style-name="P123"/>
      <text:p text:style-name="P9">Одна из теней <text:span text:style-name="T218">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218">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218">стены</text:span>.</text:p>
      <text:p text:style-name="P9"/>
      <text:p text:style-name="P124">- Помогите нам, умоляю! <text:span text:style-name="T218">При</text:span><text:span text:style-name="T209">ведите мехадоспехи из рембазы, поднимите всё, что может двигаться!</text:span> Мы долго не продержимся! - <text:span text:style-name="T218">стонет</text:span> Хай Глори. - Они делают один-два выстрела и сгорают также, но их больше, чем нас!</text:p>
      <text:p text:style-name="P125">- <text:span text:style-name="T209">Зачем нам эта рухлядь? Почему вы не подняли на крыло казармы? — не понимающе спрашиваю я.</text:span></text:p>
      <text:p text:style-name="P125"><text:span text:style-name="T209">- Казарм больше нет. Дюжина</text:span><text:span text:style-name="T222"> виндов зашли </text:span><text:span text:style-name="T209">сначала в палатку</text:span><text:span text:style-name="T222"> второй центурии, </text:span><text:span text:style-name="T209">потом третьей и пятой</text:span><text:span text:style-name="T222"> — и вот теперь вся вторая </text:span><text:span text:style-name="T209">и третья </text:span><text:span text:style-name="T222">против нас, включая магов и ветеранов. </text:span><text:span text:style-name="T218">И</text:span><text:span text:style-name="T222"> </text:span><text:span text:style-name="T218">до включения щита они успели обратить ещё половину</text:span><text:span text:style-name="T222"> пят</text:span><text:span text:style-name="T209">ёрки</text:span><text:span text:style-name="T222">. </text:span><text:span text:style-name="T218">Т</text:span>еперь мы <text:span text:style-name="T209">тут меньшинстве</text:span><text:span text:style-name="T222">.</text:span></text:p>
      <text:p text:style-name="P125"/>
      <text:p text:style-name="P9">И верно, роящихся вокруг щита теней куда больше, чем <text:span text:style-name="T218">солдат</text:span> на стенах замка. И вокруг стены у земли нас поджидает войско виндиго — не такое уж и маленькое, как казалось изначально.</text:p>
      <text:p text:style-name="P126"/>
      <text:p text:style-name="P126">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24"><text:span text:style-name="T209">Через сутки, после истощения щита, Андориан обречен. </text:span><text:span text:style-name="T223">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224">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24"/>
      <text:p text:style-name="P124"><text:span text:style-name="T218">Пришло время</text:span> «<text:span text:style-name="T223">Семи вечностей»</text:span>.</text:p>
      <text:p text:style-name="P127"/>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28">- Что бы ни случилось, проект «Семь вечностей» не должен пострадать, - сказала королева.</text:p>
      <text:p text:style-name="P128"/>
      <text:p text:style-name="P129">Голубоватое сияние голо-стола подсвечивало мертвенным светом её измождённое ночами недосыпа лицо. <text:span text:style-name="T225">Дыхательный аппарат слабо шипел в </text:span><text:span text:style-name="T224">меха</text:span><text:span text:style-name="T22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224">и сердце</text:span><text:span text:style-name="T225">. Ходили слухи, что исчезнувший ещё </text:span><text:span text:style-name="T224">десять лет назад</text:span><text:span text:style-name="T225"> королевский лекарь после бутылки грушевой наливки клялся, что кроме </text:span><text:span text:style-name="T226">головы</text:span><text:span text:style-name="T225"> и позвоночника, в королеве всё </text:span><text:span text:style-name="T224">искусственное</text:span><text:span text:style-name="T225">. </text:span><text:span text:style-name="T226">Эти слухи трудно было опровергнуть — никто не видел королеву без брони уже много лет.</text:span></text:p>
      <text:p text:style-name="P128"/>
      <text:p text:style-name="P130">- В случае <text:span text:style-name="T22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226">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26">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27">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28">и боевые механизмы</text:span></text:span><text:span text:style-name="Default_20_Paragraph_20_Font"><text:span text:style-name="T5">. И двадцать лет назад, когда </text:span></text:span><text:span text:style-name="Default_20_Paragraph_20_Font"><text:span text:style-name="T228">мы </text:span></text:span><text:span text:style-name="Default_20_Paragraph_20_Font"><text:span text:style-name="T5">разработали </text:span></text:span><text:span text:style-name="Default_20_Paragraph_20_Font"><text:span text:style-name="T229">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29">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5">годом происходит всё быстрее. Каждый раз виндиго изобрета</text:span></text:span><text:span text:style-name="Default_20_Paragraph_20_Font"><text:span text:style-name="T228">ют</text:span></text:span><text:span text:style-name="Default_20_Paragraph_20_Font"><text:span text:style-name="T5"> ответную тактику, которая нивелир</text:span></text:span><text:span text:style-name="Default_20_Paragraph_20_Font"><text:span text:style-name="T228">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31"><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227">расы аликорнов</text:span></text:span><text:span text:style-name="Default_20_Paragraph_20_Font"><text:span text:style-name="T5">. Дворцы и замки радовали глаз сво</text:span></text:span><text:span text:style-name="Default_20_Paragraph_20_Font"><text:span text:style-name="T227">ими</text:span></text:span><text:span text:style-name="Default_20_Paragraph_20_Font"><text:span text:style-name="T5"> тонк</text:span></text:span><text:span text:style-name="Default_20_Paragraph_20_Font"><text:span text:style-name="T227">ими пиками</text:span></text:span><text:span text:style-name="Default_20_Paragraph_20_Font"><text:span text:style-name="T5"> и хрупкими мостиками. </text:span></text:span><text:span text:style-name="Default_20_Paragraph_20_Font"><text:span text:style-name="T227">Слоновой кости башни и купола воздушных храмов высились над нами. </text:span></text:span><text:span text:style-name="Default_20_Paragraph_20_Font"><text:span text:style-name="T228">Мы веселились и играли в беспечной неге. Это был закат Золотого века — хотя тогда ещё никто не знал этого, даже я.</text:span></text:span></text:p>
      <text:p text:style-name="P131"><text:span text:style-name="Default_20_Paragraph_20_Font"><text:span text:style-name="T228">Но</text:span></text:span><text:span text:style-name="Default_20_Paragraph_20_Font"><text:span text:style-name="T5"> </text:span></text:span><text:span text:style-name="Default_20_Paragraph_20_Font"><text:span text:style-name="T228">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28">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28">фундаментов</text:span></text:span><text:span text:style-name="Default_20_Paragraph_20_Font"><text:span text:style-name="T5">, </text:span></text:span><text:span text:style-name="Default_20_Paragraph_20_Font"><text:span text:style-name="T228">полуразрушенных стен</text:span></text:span><text:span text:style-name="Default_20_Paragraph_20_Font"><text:span text:style-name="T5"> </text:span></text:span><text:span text:style-name="Default_20_Paragraph_20_Font"><text:span text:style-name="T227">и обломков колонн</text:span></text:span><text:span text:style-name="Default_20_Paragraph_20_Font"><text:span text:style-name="T5">. </text:span></text:span></text:p>
      <text:p text:style-name="P131"><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28">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27">у</text:span></text:span><text:span text:style-name="Default_20_Paragraph_20_Font"><text:span text:style-name="T5"> того, что было доступно каждому в годы мое</text:span></text:span><text:span text:style-name="Default_20_Paragraph_20_Font"><text:span text:style-name="T228">го</text:span></text:span><text:span text:style-name="Default_20_Paragraph_20_Font"><text:span text:style-name="T5"> </text:span></text:span><text:span text:style-name="Default_20_Paragraph_20_Font"><text:span text:style-name="T228">детства</text:span></text:span><text:span text:style-name="Default_20_Paragraph_20_Font"><text:span text:style-name="T5">. И, судя по рассказам моей прабабушки, в древние времена магии было ещё </text:span></text:span><text:soft-page-break/><text:span text:style-name="Default_20_Paragraph_20_Font"><text:span text:style-name="T5">больше, а чудеса — ещё дивнее. </text:span></text:span><text:span text:style-name="Default_20_Paragraph_20_Font"><text:span text:style-name="T228">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28">же </text:span></text:span><text:span text:style-name="Default_20_Paragraph_20_Font"><text:span text:style-name="T5">медленно уходит из </text:span></text:span><text:span text:style-name="Default_20_Paragraph_20_Font"><text:span text:style-name="T228">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28">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27">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30">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30">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6"/>
      <text:p text:style-name="P66">…</text:p>
      <text:p text:style-name="P66"/>
      <text:p text:style-name="P9">Громкий треск и вспышки возвращают меня в реальность. На стене сражаются Хай Глори и четверо оставшихся <text:span text:style-name="T231">легионеров</text:span>. Двое <text:span text:style-name="T231">солдат</text:span> с выгоревшими рогами у основания стены снимают <text:span text:style-name="T231">меха</text:span>доспехи с лежащих без сознания <text:span text:style-name="T232">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33">гущи </text:span>событий, сотканных мягкой речью аликорницы.</text:p>
      <text:p text:style-name="P9"/>
      <text:p text:style-name="P9"><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33">из </text:span>битвы от страха, <text:span text:style-name="T233">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33">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34">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33">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text:soft-page-break/>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33">так </text:span>неужели ты думаешь, что выстоят двое? Один из которых наполовину <text:span text:style-name="T233">обращён</text:span>? Ледяная война продолжится тут и закончится так же печально, только длится будет не двести лет, а несколько <text:span text:style-name="T233">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33">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text:soft-page-break/>- Не стоит утруждаться, - <text:span text:style-name="T235">маше</text:span><text:span text:style-name="T236">т</text:span><text:span text:style-name="T235">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37">о стен</text:span> Кантерлота <text:span text:style-name="T237">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text:soft-page-break/>-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37">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text:soft-page-break/>…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37">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soft-page-break/>…</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37">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38">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238">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text:soft-page-break/></text:p>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38">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38">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39">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39">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text:soft-page-break/></text:p>
      <text:h text:style-name="P7" text:outline-level="2">Глава 17</text:h>
      <text:p text:style-name="P2"/>
      <text:p text:style-name="P132">Выход есть. Если у меня нет тела - надо его добыть. Но ведь нельзя <text:span text:style-name="T1">отб</text:span><text:span text:style-name="T240">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text:soft-page-break/>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33"><text:span text:style-name="T241">Пространство безучастно слушает эти повторы. </text:span><text:span text:style-name="T242">В пространстве возникает из тихого писка и нарастает до истошного, закладывающего уши рева, вой сирены. </text:span><text:span text:style-name="Default_20_Paragraph_20_Font"><text:span text:style-name="T142">Небо темнеет. До меня доносятся крики, среди которых я узнаю голоса Молнии и других — </text:span></text:span><text:span text:style-name="Default_20_Paragraph_20_Font"><text:span text:style-name="T243">десятки тревожных воплей доносятся из разных частей ставшего необычно маленьким мирка</text:span></text:span><text:span text:style-name="Default_20_Paragraph_20_Font"><text:span text:style-name="T142">. Долины колышущейся травы, искрящиеся под утренним солнцем реки, темнеющие непролазной </text:span></text:span><text:span text:style-name="Default_20_Paragraph_20_Font"><text:span text:style-name="T243">чащобой</text:span></text:span><text:span text:style-name="Default_20_Paragraph_20_Font"><text:span text:style-name="T142">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34"><text:span text:style-name="Default_20_Paragraph_20_Font"><text:span text:style-name="T142">Я слышу шум рушащейся стены </text:span></text:span><text:span text:style-name="Default_20_Paragraph_20_Font"><text:span text:style-name="T243">у края мира</text:span></text:span><text:span text:style-name="Default_20_Paragraph_20_Font"><text:span text:style-name="T142">. Металлическ</text:span></text:span><text:span text:style-name="Default_20_Paragraph_20_Font"><text:span text:style-name="T244">ий</text:span></text:span><text:span text:style-name="Default_20_Paragraph_20_Font"><text:span text:style-name="T142"> </text:span></text:span><text:span text:style-name="Default_20_Paragraph_20_Font"><text:span text:style-name="T244">скрежет и грохот камней</text:span></text:span><text:span text:style-name="Default_20_Paragraph_20_Font"><text:span text:style-name="T142"> знаменует освобождение </text:span></text:span><text:span text:style-name="Default_20_Paragraph_20_Font"><text:span text:style-name="T158">PHOENIX</text:span></text:span><text:span text:style-name="Default_20_Paragraph_20_Font"><text:span text:style-name="T142">. Темная тень скользит из </text:span></text:span><text:span text:style-name="Default_20_Paragraph_20_Font"><text:span text:style-name="T244">гранитных</text:span></text:span><text:span text:style-name="Default_20_Paragraph_20_Font"><text:span text:style-name="T142"> развалин к лежащей </text:span></text:span><text:span text:style-name="Default_20_Paragraph_20_Font"><text:span text:style-name="T244">в траве</text:span></text:span><text:span text:style-name="Default_20_Paragraph_20_Font"><text:span text:style-name="T142"> Хэвэн. </text:span></text:span><text:span text:style-name="Default_20_Paragraph_20_Font"><text:span text:style-name="T243">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oft-page-break/><text:span text:style-name="Default_20_Paragraph_20_Font"><text:span text:style-name="T4">- Боевой модуль PHOENIX принимает управление. Начинаю операцию «</text:span></text:span><text:span text:style-name="Default_20_Paragraph_20_Font"><text:span text:style-name="T142">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45">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4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131"/></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text:soft-page-break/>- Знаешь, Хум, - говорила Платина, - тебе покажется странным то, что я скажу, но эксперименты <text:span text:style-name="T247">говорят о</text:span> нек<text:span text:style-name="T247">оей</text:span> двойственност<text:span text:style-name="T247">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46">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48">(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text:soft-page-break/></text:p>
      <text:p text:style-name="P12">Сворачиваю с винтовой лестницы в боковой проём открытой галереи.</text:p>
      <text:p text:style-name="P11"/>
      <text:p text:style-name="P9">В далёком мире моей пре<text:span text:style-name="T249">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49">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49">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49">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49">крыши</text:span>”. <text:span text:style-name="T249">И не проконтролировал исполнение, з</text:span>а что теперь горько расплачиваюсь…</text:p>
      <text:p text:style-name="P11"/>
      <text:p text:style-name="P9"><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6</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text:soft-page-break/></text:p>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text:soft-page-break/></text:p>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31">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text:soft-page-break/>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text:soft-page-break/></text:p>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35">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35">«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50">п</text:span><text:span text:style-name="T251">арном</text:span><text:span text:style-name="T1"> </text:span>ящике сколь угодно долго, но какой тогда во всём этом смысл?»</text:p>
      <text:p text:style-name="P135"/>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52">в</text:span><text:span text:style-name="T253">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53">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text:soft-page-break/></text:p>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53">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text:soft-page-break/></text:p>
      <text:p text:style-name="P9">- Где мы?</text:p>
      <text:p text:style-name="P9">- Это Эогипп. Место, доступное только избранным странникам. Место, где легко заблудиться на <text:span text:style-name="T254">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54">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54">полупрозрачные</text:span> <text:span text:style-name="T254">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54">иальности</text:span>. Мы становимся тем, чем были изначально — сгустками осознавшей себя магии. Тысячи <text:span text:style-name="T254">и тысячи </text:span>лет назад наши жившие в Эогиппе предки <text:s/>имели именно такой вид. Когда мы <text:span text:style-name="T254">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54">Когда мы пришли в </text:span>Орунгун, <text:span text:style-name="T254">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54">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54">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54">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55">доспехи</text:span>, похожие на те, в которых была облачена Луна в момент моей первой встречи с аликорницами <text:span text:style-name="T255">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55">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55">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36">Тщётно. Металлический панцирь намертво вмёрз в лёд. Падающий снег потихоньку укрывает его в белый саван.</text:p>
      <text:p text:style-name="P9"/>
      <text:p text:style-name="P9">- <text:span text:style-name="T210">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text:soft-page-break/>Над нами нависает монументальная статуя <text:span text:style-name="T255">стоящего на задних ногах</text:span> аликорна, чей отломанный рог мы только что откатили с раздавленных доспехов. <text:span text:style-name="T255">Его тяжёлый взгляд направлен вперёд, передние ноги застыли, молотя воздух, одно крыло разрушено.</text:span> Я оборачиваюсь и <text:span text:style-name="T255">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56">Сосны едва</text:span> торчат из сугробов, обозначая лес у подножия скалы. На пределе видимости, едва касаясь верхушек самых высоких <text:span text:style-name="T256">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56">о</text:span>шедшую трагедию.</text:p>
      <text:p text:style-name="P9"/>
      <text:p text:style-name="P9">- То, что здесь воцарилась зима, означает одно: Андориан пал и не был отвоёван <text:span text:style-name="T256">обратно</text:span>. Учитывая, что это крупнейшая крепость центра Большого континента <text:span text:style-name="T256">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56">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56">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56">дскользнувшись,</text:span> аликорниц<text:span text:style-name="T256">а падает</text:span> на бок и я лечу кубарем с её спины.</text:p>
      <text:p text:style-name="P9"/>
      <text:p text:style-name="P9"><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56">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56">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57">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57">подметая кончиком дорожку в снегу.</text:span></text:p>
      <text:p text:style-name="P9"/>
      <text:p text:style-name="P9">Жужжание многократно усиливается. Из крепостной башни <text:span text:style-name="T257">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58">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42">. </text:span></text:span><text:span text:style-name="Default_20_Paragraph_20_Font"><text:span text:style-name="T258">От их чертовски быстрых порывистых движений моё чувство опасности просто взвы</text:span></text:span><text:span text:style-name="Default_20_Paragraph_20_Font"><text:span text:style-name="T259">вает</text:span></text:span><text:span text:style-name="Default_20_Paragraph_20_Font"><text:span text:style-name="T258">.</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79">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60">ю</text:span>т полустёрт<text:span text:style-name="T260">ые</text:span>, едва видн<text:span text:style-name="T260">ы</text:span>я из-под слоя грязи, <text:span text:style-name="T260">три </text:span>семёрк<text:span text:style-name="T260">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60">Зелёные</text:span> ог<text:span text:style-name="T260">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60">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60">закованные в ржавые латы</text:span> <text:span text:style-name="T260">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60">и трубочек</text:span> так и остаётся во льду, открывая силовой каркас механизма. Задние копыта и одно переднее <text:span text:style-name="T260">также </text:span>остаются вмёрзшими в лёд.</text:p>
      <text:p text:style-name="P9"/>
      <text:p text:style-name="P9">Принцип-2 <text:span text:style-name="T260">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61">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61">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text:soft-page-break/>Через несколько секунд из облака на землю проливается дождь из кусков мятого металла, сухих костей и <text:span text:style-name="T261">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98">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62">Pnakotic</text:span></text:span><text:span text:style-name="Default_20_Paragraph_20_Font"><text:span text:style-name="T263"> </text:span></text:span><text:span text:style-name="Default_20_Paragraph_20_Font"><text:span text:style-name="T262">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64">массивной </text:span>чернильнице, выточенной из куска базальта.</text:p>
      <text:p text:style-name="P9"><text:soft-page-break/></text:p>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64">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64">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6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64">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64">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text:soft-page-break/>-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64">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37">Я дёргаю замок.</text:p>
      <text:p text:style-name="P137"/>
      <text:p text:style-name="P137">– Как ты его раскрыла зубами-то? Я двумя руками закрыть не могу! Кажись, этот доспех узковат для твоей жопы!</text:p>
      <text:p text:style-name="P137">– Я помогу! – <text:s/>Селестия изгибает шею и зубами сжимает защёлку.</text:p>
      <text:p text:style-name="P137"/>
      <text:p text:style-name="P137">ШЛОП!</text:p>
      <text:p text:style-name="P137"/>
      <text:p text:style-name="P13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37"/>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65">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65">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text:soft-page-break/>-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62">Pnakotic</text:span></text:span><text:span text:style-name="Default_20_Paragraph_20_Font"><text:span text:style-name="T263"> </text:span></text:span><text:span text:style-name="Default_20_Paragraph_20_Font"><text:span text:style-name="T262">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38">Выход есть! Есть <text:span text:style-name="T266">эфирное</text:span> создание, подобное мне самой, но не обладающее жизнью. <text:span text:style-name="T266">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38">Я иду!..</text:p>
      <text:p text:style-name="P2"/>
      <text:p text:style-name="P12">Машинально закрыв ноутбук, я под<text:span text:style-name="T266">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266">оденут смирительную рубаху</text:span> и отведут в Чертоги Разума. Если до приезда церберов остался час — сидеть час. Остался день — сидеть день. <text:span text:style-name="T266">Неделя — неделю.</text:span></text:p>
      <text:p text:style-name="P12"/>
      <text:p text:style-name="P12">Я устал.</text:p>
      <text:p text:style-name="P9"/>
      <text:p text:style-name="P12"><text:soft-page-break/><text:span text:style-name="T266">Едва заметное</text:span> касание <text:span text:style-name="T266">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66">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67">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67">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66">металлические </text:span>зубы совсем рядом с моим горлом.</text:p>
      <text:p text:style-name="P12"/>
      <text:p text:style-name="P139">Я хватаю её рукой и <text:span text:style-name="T266">выш</text:span>выриваю прочь из пикапа, захлопывая за собой дверь. <text:span text:style-name="T268">Крыса ударяется о стену и исчезает в гаражном хламе.</text:span> <text:span text:style-name="T268">Откинувшись на спинку сидения, закрываю глаза. </text:span>Мозги не работают, <text:span text:style-name="T268">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69">противоположной стороной</text:span> не увенчались успехом. Ответный залп зарегистрирован пять минут назад. У вас есть <text:span text:style-name="T269">пятнадцать</text:span> минут, чтобы добраться до закреплённого за вами убежища. Берите с собой детей и документы, и организованно двигайтесь к <text:span text:style-name="T269">своему сборному пункту</text:span>. <text:span text:style-name="T26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69">двадцать</text:span> минут. <text:span text:style-name="T269">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70">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70">ой</text:span></text:span><text:span text:style-name="Default_20_Paragraph_20_Font"><text:span text:style-name="T5"> тюрьмой, а в </text:span></text:span><text:span text:style-name="Default_20_Paragraph_20_Font"><text:span text:style-name="T270">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70">в моей жизни</text:span></text:span><text:span text:style-name="Default_20_Paragraph_20_Font"><text:span text:style-name="T5">. И я хочу встретить закат </text:span></text:span><text:span text:style-name="Default_20_Paragraph_20_Font"><text:span text:style-name="T270">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40"><text:span text:style-name="T271">Встречный поток захлёстывает меня н</text:span>а въезде в город. <text:span text:style-name="T271">Л</text:span>авин<text:span text:style-name="T271">а</text:span> автомобилей <text:span text:style-name="T271">беспрестанно сигналя, сталкиваясь мнущимися бортами</text:span>, <text:span text:style-name="T271">теряя сорванные бампера <text:s/>и боковые зеркала,</text:span> нес<text:span text:style-name="T271">ётся</text:span> мне навстречу <text:span text:style-name="T271">по дороге и тротуару</text:span>. Неразличимые в своей массе, ревущие моторами и <text:span text:style-name="T271">кричащие тысячами глоток из разбитых окон</text:span>, они в безумном рывке выбрасываются из города, подобно рыбам, несущимся по реке на нерест, <text:span text:style-name="T271">навстречу своей гибели</text:span>.</text:p>
      <text:p text:style-name="P140"/>
      <text:p text:style-name="P140"><text:span text:style-name="T271">Съехав в переулок</text:span>, я продолжаю двигаться <text:span text:style-name="T271">к цели боковыми улочками</text:span>. К счастью, <text:span text:style-name="T271">они пусты</text:span> — <text:span text:style-name="T271">забиты только центральные магистрали</text:span>.</text:p>
      <text:p text:style-name="P12">Я прое<text:span text:style-name="T271">з</text:span>жаю почти три квартала, когда поток машин иссякает. Снова наваливается тишина, разрываемая одиноким рёвом сирены.</text:p>
      <text:p text:style-name="P12"/>
      <text:p text:style-name="P141">Припарковав машину у бордюра, последние сто метров к больнице иду быстрым шагом. Возле распахнутого настежь алкогольного <text:span text:style-name="T272">магазинчика</text:span> останавливаюсь.</text:p>
      <text:p text:style-name="P142">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42"/>
      <text:p text:style-name="P141">Криво улыбаясь, беру <text:span text:style-name="T272">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72">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72">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text:soft-page-break/></text:p>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72">Зубастая м</text:span>орда оказывается прямо напротив моего горла.</text:p>
      <text:p text:style-name="P12"/>
      <text:p text:style-name="P12">- Давай, <text:span text:style-name="T272">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72">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73">я </text:span></text:span><text:span text:style-name="Default_20_Paragraph_20_Font"><text:span text:style-name="T13">погибну, Феникс </text:span></text:span><text:span text:style-name="Default_20_Paragraph_20_Font"><text:span text:style-name="T273">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74">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74">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74">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74">с</text:span></text:span><text:span text:style-name="Default_20_Paragraph_20_Font"><text:span text:style-name="T5">е освоения </text:span></text:span><text:span text:style-name="Default_20_Paragraph_20_Font"><text:span text:style-name="T274">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5">происходящие в нашем мире, имеют отражение в таких </text:span></text:span><text:span text:style-name="Default_20_Paragraph_20_Font"><text:span text:style-name="T274">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74">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74">связанного</text:span></text:span><text:span text:style-name="Default_20_Paragraph_20_Font"><text:span text:style-name="T5"> мира — тогда </text:span></text:span><text:span text:style-name="Default_20_Paragraph_20_Font"><text:span text:style-name="T274">зависимость</text:span></text:span><text:span text:style-name="Default_20_Paragraph_20_Font"><text:span text:style-name="T5"> переходит на неё, </text:span></text:span><text:span text:style-name="Default_20_Paragraph_20_Font"><text:span text:style-name="T274">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74">й</text:span></text:span><text:span text:style-name="Default_20_Paragraph_20_Font"><text:span text:style-name="T5"> </text:span></text:span><text:span text:style-name="Default_20_Paragraph_20_Font"><text:span text:style-name="T274">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74">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74">сть</text:span></text:span><text:span text:style-name="Default_20_Paragraph_20_Font"><text:span text:style-name="T5"> в отчаяние. Начать «Семь в</text:span></text:span><text:span text:style-name="Default_20_Paragraph_20_Font"><text:span text:style-name="T274">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75">от гибели</text:span>, она постарается спасти хотя бы самое дорогое, что у неё было — тебя…</text:p>
      <text:p text:style-name="P12"/>
      <text:p text:style-name="P12">Я запрограммировала автопилот <text:span text:style-name="T276">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76">три</text:span> минут<text:span text:style-name="T276">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76">тттттттттт</text:span></text:p>
      <text:p text:style-name="P12"><text:soft-page-break/></text:p>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4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43"/>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77">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pan text:style-name="Default_20_Paragraph_20_Font"><text:span text:style-name="T13"/></text:span></text:p>
      <text:p text:style-name="P12">И ещё. Хотя ты меня не помнишь… Неважно… Меня зовут Селестия…</text:p>
      <text:p text:style-name="P12"/>
      <text:p text:style-name="P9"><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44"><text:soft-page-break/>~~~</text:p>
      <text:p text:style-name="P144"/>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45">В какой-то момент приходит осознание.</text:p>
      <text:p text:style-name="P137"/>
      <text:p text:style-name="P1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text:soft-page-break/>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78">Твой мир связан с моим</text:span>, иначе заклинание не привлекло бы тебя <text:span text:style-name="T278">сюда</text:span>. Скорее всего, в <text:span text:style-name="T278">у тебя дома</text:span> <text:span text:style-name="T278">тоже </text:span>произошла катастрофа, подобная нашей. <text:span text:style-name="T27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78">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78">кха</text:span>… Кроме того, она <text:span text:style-name="T278">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79">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text:soft-page-break/></text:p>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46">- Ты сможешь найти меня в Вечнодиком лесу. Мы с сестрой долго жили там в те времена, <text:span text:style-name="T279">когда только пришли в Эквус</text:span>. Я не знаю, какой тебе дать ещё ориентир…</text:p>
      <text:p text:style-name="P146"/>
      <text:p text:style-name="P146">Аликорница задумывается. Потом её морду освещает озарение.</text:p>
      <text:p text:style-name="P9"/>
      <text:p text:style-name="P9">- Д<text:span text:style-name="T279">РОГОНШТЕРН</text:span>! Иди <text:span text:style-name="T279">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7</text:note-citation><text:note-body><text:p text:style-name="P147">См. главу 3</text:p></text:note-body></text:note></text:p>
      <text:p text:style-name="P9"/>
      <text:p text:style-name="P2">***</text:p>
      <text:p text:style-name="P9"/>
      <text:p text:style-name="P89">~~~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80">н</text:span>очным и <text:span text:style-name="T28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48"><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48">-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48">- Шериф Дрогонштерна заявляет: полиция готова пресекать любые попытки столкновений фанатов <text:span text:style-name="T280">и готовит камеры как светлых, так и тёмных тонов.</text:span> Усиленные отряды патрулируют центр и окрестности стадиона.»</text:p>
      <text:p text:style-name="P148"/>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80">Дворцовые архивы содержат упоминания о её последнем </text:span>очно<text:span text:style-name="T280">м</text:span> общ<text:span text:style-name="T280">ении</text:span> с принцессой Селестией двести лет назад. Дневная глава Диархии <text:span text:style-name="T280">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4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80">на спинах </text:span>два солнечных единорога и два бэтпони. Теперь же так<text:span text:style-name="T280">ая кооперация </text:span>немыслим<text:span text:style-name="T280">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text:soft-page-break/>- У вас есть пропуск? - отвечает молодой и незнакомый <text:span text:style-name="T281">мне </text:span>бэтпони, <text:span text:style-name="T281">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81">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81">Е</text:span>ё Высочество, принцесса Луна. Без пропуска или личной записки от <text:span text:style-name="T281">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81">Е</text:span>го Высочество? Брось, я ведь знаю, что ты знаешь. А ты знаешь, что я знаю, что ты знаешь. Кончай эту комедию.</text:p>
      <text:p text:style-name="P9">- <text:span text:style-name="T28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81">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81">за упоминание Селестии твои </text:span>могут закидать <text:span text:style-name="T281">тебя </text:span>гнилыми помидорами. Или даже арбузами.</text:p>
      <text:p text:style-name="P9"><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81">её мне </text:span>к горлу. «Ещё раз тронешь — прирежу. Всё ваше племя проклято и проклятой ночной ведьме служит» - говорит. Вот прямо так прижал кинжал <text:span text:style-name="T281">мне </text:span>к глотке и прошипел <text:span text:style-name="T281">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8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82">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82">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8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82">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82">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82">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text:soft-page-break/>- Разумеется нет. Более того, Мы хотим извиниться перед сестрой и тобой за все годы, что вы промучались с Нами. Мы вели себя отвратительно! К <text:span text:style-name="T282">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8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83">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83">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83">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83">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83">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text:soft-page-break/>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83">всегда</text:span> была или в официальном серо-голубом жакете для приёмов, либо же в своих привычных <text:span text:style-name="T283">механистических</text:span> доспехах - Хмурая Метёлка не любительница нарядов, <text:span text:style-name="T283">это </text:span>факт. Но сейчас на ней <text:span text:style-name="T28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text:soft-page-break/></text:p>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83">ую</text:span> пограничн<text:span text:style-name="T283">ую</text:span> <text:span text:style-name="T283">стычку</text:span>? Или он<text:span text:style-name="T283">а</text:span> не так<text:span text:style-name="T283">ая</text:span> мелк<text:span text:style-name="T283">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83">с</text:span> паланкин<text:span text:style-name="T283">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soft-page-break/>…</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84">яя</text:span> Брогама в мошенничестве.</text:p>
      <text:p text:style-name="P9"/>
      <text:p text:style-name="P149">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49">недовольство.</text:p>
      <text:p text:style-name="P149"/>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text:soft-page-break/></text:p>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8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84">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84">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text:soft-page-break/>-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84">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text:soft-page-break/></text:p>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28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text:soft-page-break/></text:p>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85">меня </text:span>за собой. Мы уединяемся за угловым столиком на террасе.</text:p>
      <text:p text:style-name="P9"/>
      <text:p text:style-name="P9">- <text:span text:style-name="T285">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85">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text:soft-page-break/>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50">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50">Ну ладно, у принцесс свои причуды.</text:p>
      <text:p text:style-name="P9"/>
      <text:p text:style-name="P9"><text:span text:style-name="T285">У</text:span> сцен<text:span text:style-name="T285">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5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85">к</text:span>ой с лилиями на крупе.</text:p>
      <text:p text:style-name="P150"><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50"/>
      <text:p text:style-name="P9">- У неё не будет <text:span text:style-name="T285">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285">Не умею.</text:span> Сел, правда, как-то раз вытащила меня на бал, но там был медленный менуэт, и я две недели до него разучивал па. <text:span text:style-name="T285">А п</text:span>од эту музыку я танцевать <text:span text:style-name="T285">совсем </text:span>не умею. Да и пьян уже для танцев. Ещё немного — и составлю конкуренцию Блюбладу.</text:p>
      <text:p text:style-name="P9"><text:soft-page-break/></text:p>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86">уверен</text:span>, что ей это понравится…</text:p>
      <text:p text:style-name="P151">- Поверь, она будет только рада! Мы не собираемся подвигать её с <text:span text:style-name="T286">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text:soft-page-break/></text:p>
      <text:p text:style-name="P152">С глубоким вздохом она опускается на меня до упора. Я чувствую себя в ней. Наверное, это неправильно, но у меня нет сил сопротивляться.</text:p>
      <text:p text:style-name="P152">Луна начинает двигаться. Её неловкие движения не приводят к успеху — я выскальзываю из неё.</text:p>
      <text:p text:style-name="P152"/>
      <text:p text:style-name="P9">- Не так, - мягко возражаю я ей. - Так я практически не достаю до тебя. Из-за некоторых особенностей <text:span text:style-name="T286">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86">Мой низ прижимается к её животу, мои локти упираются ей в грудь.</text:span> Глаза <text:span text:style-name="T286">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text:soft-page-break/>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87">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87">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287">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text:soft-page-break/>-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87">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88">Нас</text:span>, - еле слышу я её шёпот. - Ткань воспоминаний легко порвать. <text:span text:style-name="T288">Мы</text:span> уже почти не помн<text:span text:style-name="T288">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text:soft-page-break/></text:p>
      <text:p text:style-name="P9">- Тебе не отнять медальон силы у командола Бвейвхалта! Я возьму тебя в плен и убегу!</text:p>
      <text:p text:style-name="P9"/>
      <text:p text:style-name="P9">Младшая подн<text:span text:style-name="T287">имает</text:span>с<text:span text:style-name="T287">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87">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text:soft-page-break/></text:p>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88">Мы</text:span> - первым, родившимся во время войны. <text:span text:style-name="T288">Мы</text:span> никогда не знал<text:span text:style-name="T288">и</text:span> мирного времени. Только на новой родине, в Эквестрии, <text:span text:style-name="T288">Мы</text:span> узнал<text:span text:style-name="T288">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8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88">Наша</text:span> юность. Казармы кадетского корпуса преторианской гвардии, тренировочный плац и сержанты учебки заменили <text:span text:style-name="T28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42">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89">Хотя д</text:span></text:span><text:span text:style-name="Default_20_Paragraph_20_Font"><text:span text:style-name="T4">ля набора высоты нам </text:span></text:span><text:span text:style-name="Default_20_Paragraph_20_Font"><text:span text:style-name="T289">и </text:span></text:span><text:span text:style-name="Default_20_Paragraph_20_Font"><text:span text:style-name="T4">нужны экстендеры, самые сильные аликорны могут подниматься </text:span></text:span><text:soft-page-break/><text:span text:style-name="Default_20_Paragraph_20_Font"><text:span text:style-name="T289">даже без них</text:span></text:span><text:span text:style-name="Default_20_Paragraph_20_Font"><text:span text:style-name="T4">. </text:span></text:span><text:span text:style-name="Default_20_Paragraph_20_Font"><text:span text:style-name="T289">А д</text:span></text:span><text:span text:style-name="Default_20_Paragraph_20_Font"><text:span text:style-name="T4">ля планирования нам не нужно ничего. </text:span></text:span><text:span text:style-name="Default_20_Paragraph_20_Font"><text:span text:style-name="T289">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42">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88">строю</text:span> обороняющихся заметишь худую тёмно-синюю курсантку в латах на два размера больше, чем надо, - фыркает Луна. - Вон, <text:span text:style-name="T288">она </text:span>как раз обронила гасту. Нам <text:span text:style-name="T288">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8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4">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42">десят</text:span></text:span><text:span text:style-name="Default_20_Paragraph_20_Font"><text:span text:style-name="T290">ок</text:span></text:span><text:span text:style-name="Default_20_Paragraph_20_Font"><text:span text:style-name="T142">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42">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91">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91">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42">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91">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42">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91">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42">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text:soft-page-break/></text:p>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9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92">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93">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text:soft-page-break/>-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53">Луна не слушает меня. Её крылья <text:span text:style-name="T29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53"/>
      <text:p text:style-name="P154">Луна поворачивает ко мне голову и я вижу узкие зрачки в её глазах.</text:p>
      <text:p text:style-name="P153"/>
      <text:p text:style-name="P153"><text:span text:style-name="T294">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95">Пинг</text:span>… <text:span text:style-name="T295">Пинг</text:span>… <text:span text:style-name="T295">Пинг</text:span>…</text:p>
      <text:p text:style-name="P9"/>
      <text:p text:style-name="P155">«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29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9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95">иоего</text:span> рта вырывается пар — ужасный холод царит в <text:span text:style-name="T295">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9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95">сумраке</text:span> деревянной двери на массивных ржавых <text:span text:style-name="T295">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text:soft-page-break/>-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95">тут </text:span><text:s/>откусывать.</text:p>
      <text:p text:style-name="P9"/>
      <text:p text:style-name="P9">Поняха <text:span text:style-name="T296">закидывает кусачки за спину</text:span><text:span text:style-name="T295">,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95">в ледяных рабов</text:span>. <text:span text:style-name="T297">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298">них</text:span> недел<text:span text:style-name="T298">ь</text:span>. Я кратенько введу вас в курс дела, пока будем продвигаться по вентиляции.</text:p>
      <text:p text:style-name="P9">- <text:span text:style-name="T298">Сколько же я</text:span> спал?!!</text:p>
      <text:p text:style-name="P9">- Тише! - Карвед Лайн бросает на меня осуждающий взляд. - Вы проспали <text:span text:style-name="T298">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99">ещё </text:span><text:soft-page-break/>до вторжения. Сама принцесса ночи исчезла через сутки <text:span text:style-name="T299">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99">хтонических</text:span> созданий — виндиго. Каждый из них по магической силе равен <text:span text:style-name="T300">всем магам</text:span> Понхэнджа. Они умеют летать, они превращают пони в холодняков <text:span text:style-name="T299">за считанные секунды</text:span>, они принесли холод <text:span text:style-name="T297">и ночь </text:span>в Эквестрию. <text:span text:style-name="T297">Да, в Экевестрии уже две недели длится ночь — и мы не знаем, как долго ещё она продлится. И с</text:span>ейчас, как вы заметили, холодно <text:span text:style-name="T299">по-</text:span>зим<text:span text:style-name="T299">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56">- Ваша дражайшая супруга объявила розыск <text:span text:style-name="T299">в конце перв</text:span><text:span text:style-name="T298">ого</text:span><text:span text:style-name="T299"> </text:span><text:span text:style-name="T298">дня</text:span><text:span text:style-name="T299"> вашего исчезновения</text:span>, но не решалась вторгнуться на ночную половину замка — это вызвало бы грандиозный дипломатический скандал <text:span text:style-name="T299">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56">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99">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99">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98">две </text:span>недел<text:span text:style-name="T298">и</text:span> наход<text:span text:style-name="T298">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99">д</text:span>иархии и примкнула к Найтмэр Мун практически в полном составе.</text:p>
      <text:p text:style-name="P9"/>
      <text:p text:style-name="P157">Библиотекарь спокойным тоном ра<text:span text:style-name="T301">с</text:span>сказывает, как за <text:span text:style-name="T301">пару </text:span>недел<text:span text:style-name="T301">ь</text:span> обрушился мир, который мы с Сел выстраивали полтысячи лет. <text:span text:style-name="T299">Могущественное государство, которое мы основали и </text:span><text:span text:style-name="T301">развивали</text:span><text:span text:style-name="T299"> сотни лет, вылетело в трубу: </text:span><text:span text:style-name="T301">д</text:span><text:span text:style-name="T299">ворцовые фракции самозабвенно сражаются друг с другом, не обращая внимание на поглощающую их страну внешнюю силу. </text:span><text:span text:style-name="T298">Соседние государства с удовольствием откусывают ставшие бесхозными провинции. </text:span><text:span text:style-name="T301">Пони стремительно забывают о достижениях цивилизации, возвращаюсь на первобытный уровень кочевых племён</text:span><text:span text:style-name="T299">.</text:span></text:p>
      <text:p text:style-name="P157"><text:soft-page-break/>Я слушаю его, и внутри у меня всё леденеет, как будто я остался там, в <text:span text:style-name="T299">промёрзшей насквозь </text:span>родине принцесс.</text:p>
      <text:p text:style-name="P9"/>
      <text:p text:style-name="P156">- Полицейская центурия была обращена в холодняков первыми. Тандерстрайку чудом удалось спастись, хотя злые языки говорят, <text:span text:style-name="T299">что </text:span>он <text:span text:style-name="T299">спасся только потому, что </text:span>вместо дежурства сидел в баре. Затем была обращена <text:span text:style-name="T299">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99">лишь </text:span>у самых покоев <text:span text:style-name="T299">принцессы </text:span>Селестии, когда <text:span text:style-name="T299">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98">всего </text:span><text:span text:style-name="T300">полдюжины</text:span><text:span text:style-name="T298">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301">почти</text:span> и не надо никого обращать — партия Ночи и так выполняет любой приказ узурпаторши. <text:span text:style-name="T297">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301">дюжину дней</text:span> армия узурпаторши завоевала более трёх четвертей Эквестрии. <text:span text:style-name="T301">Впрочем, б</text:span>ольшинство <text:span text:style-name="T301">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301">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58">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58">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text:soft-page-break/></text:p>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96">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59">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59">Тщетно.</text:p>
      <text:p text:style-name="P159">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59"/>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59">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59">Копыто освобождает мой рот.</text:p>
      <text:p text:style-name="P9"/>
      <text:p text:style-name="P9">Я вдыхаю так <text:span text:style-name="T296">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96">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96">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97">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59">Я понимаю, о чём он говорит. Над опушкой, привязанный гайдропами к пням, колышется небольшой дирижабль. <text:span text:style-name="T297">Мягкий</text:span> свет полной луны серебрит лоснящиеся бока воздушного корабля, придавая ему сходство с небесным кашалотом. <text:span text:style-name="T302">Дирижабль закреплён довольно низко от земли — баллон воздушного </text:span><text:soft-page-break/><text:span text:style-name="T302">корабля </text:span><text:span text:style-name="T303">не превышает верхушек сосен</text:span>. Гондола, в которой я угадываю маленькую шлюпку, покачивается в тридцати футах над головой.</text:p>
      <text:p text:style-name="P159">«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96">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302">ое</text:span> <text:span text:style-name="T302">дно</text:span>, <text:span text:style-name="T296">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302">уходят</text:span> вниз — мы медленно набираем высоту.</text:p>
      <text:p text:style-name="P9"/>
      <text:p text:style-name="P160">- Нам повезло, что с ними не было их хозяев. Виндиго умеют летать, - бормочет розовая пони, смотря вниз. - <text:s/><text:span text:style-name="T302">Они все сейчас с Найтмэр у северных гор.</text:span></text:p>
      <text:p text:style-name="P9"/>
      <text:p text:style-name="P9"><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6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30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302">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302">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303">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304">двое </text:span>сут<text:span text:style-name="T304">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text:soft-page-break/></text:p>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304">Пять</text:span> дн<text:span text:style-name="T304">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97">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303">своих</text:span> глаз.</text:p>
      <text:p text:style-name="P9"/>
      <text:p text:style-name="P161">Внутрь меня сопровождают четыре гвардейца с занесенными <text:span text:style-name="T303">надо мной </text:span>алебардами.</text:p>
      <text:p text:style-name="P161"/>
      <text:p text:style-name="P161">Селестия сидит спиной ко мне, просматривая развёрнут<text:span text:style-name="T303">ый</text:span> на полу <text:span text:style-name="T303">свиток</text:span>. Так же, не глядя, она жестом отсылает стражников прочь.</text:p>
      <text:p text:style-name="P161"/>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303">синими</text:span> и <text:span text:style-name="T303">золотыми</text:span> фишками, расставленными в десятках позиций. В основном, карта уставлена <text:span text:style-name="T303">синими</text:span> фишками, <text:span text:style-name="T303">золотых</text:span> совсем мало.</text:p>
      <text:p text:style-name="P9"/>
      <text:p text:style-name="P9">- Ну привет, что ли, жёнушка? Давно не виделись. Говорят, <text:span text:style-name="T303">почти</text:span> <text:span text:style-name="T303">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61"><text:span text:style-name="T303">Проклятье</text:span>! Она <text:span text:style-name="T303">знает</text:span>… </text:p>
      <text:p text:style-name="P161">Про нас с Понкой <text:span text:style-name="T303">она узнать </text:span>точно не могла — мы только что прибыли. </text:p>
      <text:p text:style-name="P161">Значит, <text:span text:style-name="T303">узнала </text:span>про нас с Луной…</text:p>
      <text:p text:style-name="P9"><text:soft-page-break/></text:p>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62">- Сел, я тебя прошу, давай без истерик, - примирительно поднимаю открытые ладони на уровень груди. - <text:span text:style-name="T300">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300">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text:soft-page-break/></text:p>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300">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300">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text:soft-page-break/>-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305">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6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305">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63">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305">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text:soft-page-break/>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30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305">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305">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6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63">Не люблю высоту и холод.</text:p>
      <text:p text:style-name="P9"/>
      <text:p text:style-name="P9">Вздохнув поглубже, я ловлю лестницу и начинаю карабкаться вверх.</text:p>
      <text:p text:style-name="P9"><text:soft-page-break/></text:p>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305">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text:soft-page-break/></text:p>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306">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306">только </text:span>ими <text:span text:style-name="T306">и</text:span> ордой пони-зомби в <text:span text:style-name="T306">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306">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306">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text:soft-page-break/>- Ты будешь стрелять? - тупо спрашиваю я.</text:p>
      <text:p text:style-name="P9"/>
      <text:p text:style-name="P9"><text:span text:style-name="T306">Р</text:span>озовогрив<text:span text:style-name="T306">ая</text:span> симпатичн<text:span text:style-name="T306">ая</text:span> понях<text:span text:style-name="T306">а</text:span> как-то не вяжется с <text:span text:style-name="T306">образом </text:span>хладнокровн<text:span text:style-name="T306">ого</text:span> убийц<text:span text:style-name="T306">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306">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306">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307">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307">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307">ваю</text:span> багор и осторожно перехватываю пальцами чуть пониже, чтобы было удобно замахиваться.</text:p>
      <text:p text:style-name="P164">-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307">фейерверочная </text:span>пушка <text:span text:style-name="T307">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307">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307">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307">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307">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307">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308">н</text:span>ого флагманского дирижабля Найтмэр Мун, это и его натуральная реализация! То есть, это реальный айсберг <text:span text:style-name="T308">под</text:span> громадн<text:span text:style-name="T308">ы</text:span>м воздушн<text:span text:style-name="T308">ы</text:span>м шар<text:span text:style-name="T308">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308">и</text:span> виндиго вводит в дрожь <text:span text:style-name="T308">одним видом</text:span>.</text:p>
      <text:p text:style-name="P9"/>
      <text:p text:style-name="P165">Впрочем, дрожь вызывает и другой фактор: тут холодно.</text:p>
      <text:p text:style-name="P165">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65">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308">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308">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308">и бэт-пони</text:span>. <text:span text:style-name="T308">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309">ь</text:span> какую-то <text:span text:style-name="T309">густую </text:span>жидкость. Судя по цвету и консистенции — <text:soft-page-break/>содержимое выгребной ямы. Холодняки не обращают на это внимани<text:span text:style-name="T309">е</text:span>, методично разрушая ворота копытами. Столпившиеся поодаль сторонники партии Ночи одобрительно наблюдают за <text:span text:style-name="T30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309">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309">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310">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66">Дверь камеры растворяется и к нам входит улыбающаяся до ушей Найтмер Мун в сопровождении виндиго.</text:p>
      <text:p text:style-name="P166"/>
      <text:p text:style-name="P166">-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310">Мы не успели развлечься как следует!</text:span> <text:span text:style-name="T310">Теперь и</text:span>дём с Нами, Хуман. Мы хотим, чтобы ты видел, как погаснет последняя искра сопротивления на пути воцарения <text:span text:style-name="T310">абсолютной</text:span> Зимы и вечной Ночи!</text:p>
      <text:p text:style-name="P9"><text:soft-page-break/></text:p>
      <text:p text:style-name="P166">В окружении шест<text:span text:style-name="T310">ёрки</text:span> виндиго мы с Понкой идём вслед за Найтмэр на палубу «Айсберга», где припаркована парящая колесница.</text:p>
      <text:p text:style-name="P166">«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310">иго</text:span> впр<text:span text:style-name="T310">я</text:span>гаются в неё.</text:p>
      <text:p text:style-name="P166"/>
      <text:p text:style-name="P166">Через пару минут мы приближаемся к поверженной «Гордости Эквестрии», где последние защитники ведут бой с наседающим врагом.</text:p>
      <text:p text:style-name="P166">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310">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311">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text:soft-page-break/></text:p>
      <text:p text:style-name="P9">- Ну что же, вспомним былые годы, сестра! - тёмная аликорница хрустит позвонками, разминая шею. — <text:span text:style-name="T31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312">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67">Эти слова чёрная аликорница произносит почти нежно, с нотками печали.</text:p>
      <text:p text:style-name="P167"/>
      <text:p text:style-name="P167">Я не успеваю уследить, как <text:s/>Найтмэр молниеносно, без подготовки, прыгает на Селестию, разворачиваясь в воздухе.</text:p>
      <text:p text:style-name="P167">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67"/>
      <text:p text:style-name="P167">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312">ы</text:span>гает следом и, не давая опомниться, со всего размаха опускается всеми четырьмя копытами на спину пытающей подняться <text:span text:style-name="T312">белой </text:span>аликорницы.</text:p>
      <text:p text:style-name="P167"/>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6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67">Управляющий жезл возвращается на место.</text:p>
      <text:p text:style-name="P167"/>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text:soft-page-break/>Несколько долгих секунд стоит тишина. Потом над мостиком раздаётся режущий уши визг, переходящий в рёв.</text:p>
      <text:p text:style-name="P9"/>
      <text:p text:style-name="P9">- ОБМА-А-А-<text:span text:style-name="T312">А-А-А-А-А-А-А-А-А-А-А-А-А-</text:span>Н!!!</text:p>
      <text:p text:style-name="P9"/>
      <text:p text:style-name="P167">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67"/>
      <text:p text:style-name="P167">«ВСЕ ПЕЧЕНЬКИ БУДУТ НАШИ!». </text:p>
      <text:p text:style-name="P167"/>
      <text:p text:style-name="P167">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312">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312">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312">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67">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67"><text:soft-page-break/>«Мы бы телепортировались прямо в замок, но защитное поле Элементов подавляет телепортацию <text:span text:style-name="T304">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67"/>
      <text:p text:style-name="P167">И вот уже третий день мы гонимся на колеснице, запряженной в шестёрку виндиго.</text:p>
      <text:p text:style-name="P167"/>
      <text:p text:style-name="P167">Сначала это была еле видная в <text:span text:style-name="T311">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67"/>
      <text:p text:style-name="P167">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312">просто </text:span>нет времени его снять.</text:p>
      <text:p text:style-name="P167"/>
      <text:p text:style-name="P9">За три дня мы пролетаем весь путь, который у нас с Понкой на «Хитрожопке» занял <text:span text:style-name="T304">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text:soft-page-break/></text:p>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304">тебе </text:span>позволить... ИК!…</text:p>
      <text:p text:style-name="P9"/>
      <text:p text:style-name="P168">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68">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304">о </text:span>друга лбами марионеток.</text:p>
      <text:p text:style-name="P168"/>
      <text:p text:style-name="P169">- Давай, Сел, - бормочу я, яростно терзая зубами узел <text:span text:style-name="T313">на запястьях</text:span>. - Поднажми.</text:p>
      <text:p text:style-name="P9"/>
      <text:p text:style-name="P9">Как будто услы<text:span text:style-name="T304">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304">о пол</text:span>, что я подпрыгиваю на скамье и валюсь на <text:span text:style-name="T304">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311">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70">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311">лунные блики иг</text:span>ра<text:span text:style-name="T311">ю</text:span>т на ледяных нитях как живые. <text:span text:style-name="T311">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70"/>
      <text:p text:style-name="P170">Двумя частями.</text:p>
      <text:p text:style-name="P170"/>
      <text:p text:style-name="P170">Некоторое время фрагменты — сама аликорница и её левое крыло — движутся по инерции рядом, но вскоре их траектории расходятся.</text:p>
      <text:p text:style-name="P170"/>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314">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text:soft-page-break/></text:p>
      <text:p text:style-name="P171"><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71"><text:span text:style-name="Default_20_Paragraph_20_Font"><text:span text:style-name="T315"/></text:span></text:p>
      <text:p text:style-name="P171"><text:span text:style-name="Default_20_Paragraph_20_Font"><text:span text:style-name="T315">Зрение на несколько секунд отключается из-за яркого дневного света, внезапно сменившего мягкий свет звёзд.</text:span></text:span></text:p>
      <text:p text:style-name="P171"><text:span text:style-name="Default_20_Paragraph_20_Font"><text:span text:style-name="T315"/></text:span></text:p>
      <text:p text:style-name="P171"><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70">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314">кровавая </text:span>борозда. В её конце в изорван<text:span text:style-name="T314">н</text:span>ом дымящемся поварском халате лежит белая аликорница.</text:p>
      <text:p text:style-name="P170">Я окаменевшим истуканом сижу на полу, уставившись прямо вперёд. В голове непрерывно крутится фраза </text:p>
      <text:p text:style-name="P170"/>
      <text:p text:style-name="P170">«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314">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314">хмурым</text:span> утр<text:span text:style-name="T31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text:soft-page-break/></text:p>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314">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31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314">хлещет</text:span> по её рогу, заливая глаза и нос. Найтмэр слизывает эту кровь и снова хохочет.</text:p>
      <text:p text:style-name="P9"/>
      <text:p text:style-name="P170">Я вижу это как в замедленной с<text:span text:style-name="T314">ъ</text:span>ёмке, поднимая камень над головой и бросаясь к борющейся паре.</text:p>
      <text:p text:style-name="P170"/>
      <text:p text:style-name="P170">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70"/>
      <text:p text:style-name="P9"><text:soft-page-break/>-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314">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316">магии </text:span>осторожно ставит её на ноги <text:span text:style-name="T316">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316">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31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text:soft-page-break/></text:p>
      <text:p text:style-name="P9">- Обними же меня, наконец, <text:span text:style-name="T316">мой Хуман</text:span>. Мне станет теплее. Тут... что-то <text:span text:style-name="T316">стало </text:span>слишком холодно.</text:p>
      <text:p text:style-name="P9"/>
      <text:p text:style-name="P172">Очертания аликорницы расплываются передо мной из-за слёз. Я быстро вытираю глаза ладонью и <text:span text:style-name="T316">крепко </text:span>обнимаю Селести<text:span text:style-name="T316">ю</text:span> обеими руками. Та коротко вздыхает и расслаблено <text:span text:style-name="T316">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316">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73"><text:span text:style-name="Default_20_Paragraph_20_Font"><text:span text:style-name="T4">- Очень знакомая магия... Похоже на моё собственное проклят</text:span></text:span><text:span text:style-name="Default_20_Paragraph_20_Font"><text:span text:style-name="T317">ь</text:span></text:span><text:span text:style-name="Default_20_Paragraph_20_Font"><text:span text:style-name="T4">е «Каменный лёд», только усилен</text:span></text:span><text:span text:style-name="Default_20_Paragraph_20_Font"><text:span text:style-name="T317">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142">Дискордом </text:span></text:span><text:span text:style-name="Default_20_Paragraph_20_Font"><text:span text:style-name="T318">сотни лет назад</text:span></text:span><text:span text:style-name="Default_20_Paragraph_20_Font"><text:span text:style-name="T4">... Откуда у тебя этот медальон?</text:span></text:span></text:p>
      <text:p text:style-name="P173"><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text:soft-page-break/></text:p>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72">…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72">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72"/>
      <text:p text:style-name="P172">Звон усиливается. Воздух в пяти шагах от меня дрожит, в неясном мареве проявляется нечто определённое. Мигая <text:span text:style-name="T316">зелёным</text:span><text:span text:style-name="T319">и пятнами</text:span>, передо мной висит чёрный экран. Зелёные <text:span text:style-name="T319">блики и </text:span>линии на нём складываются в знакомое изображение.</text:p>
      <text:p text:style-name="P9"/>
      <text:p text:style-name="P9">С экрана на меня смотрит Селестия.</text:p>
      <text:p text:style-name="P174">Её измождённое лицо <text:span text:style-name="T319">едва видно из-за помех.</text:span></text:p>
      <text:p text:style-name="P9"/>
      <text:p text:style-name="P9"><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319">статических </text:span>разрядов и хрипение <text:span text:style-name="T319">помех</text:span>.</text:p>
      <text:p text:style-name="P10"><text:span text:style-name="Default_20_Paragraph_20_Font"><text:span text:style-name="T4"/></text:span></text:p>
      <text:p text:style-name="P175"><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320">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320">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321">M</text:span></text:span><text:span text:style-name="Default_20_Paragraph_20_Font"><text:span text:style-name="T322">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323">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321">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321">2</text:span></text:span><text:span text:style-name="Default_20_Paragraph_20_Font"><text:span text:style-name="T4">» и рулить подводной лодкой в холодных водах </text:span></text:span><text:span text:style-name="Default_20_Paragraph_20_Font"><text:span text:style-name="T321">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76"><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321">сознании</text:span></text:span><text:span text:style-name="Default_20_Paragraph_20_Font"><text:span text:style-name="T4"> всё время вертятся обрывки фраз: </text:span></text:span></text:p>
      <text:p text:style-name="P176"><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text:soft-page-break/></text:h>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77">Я вообще ничего не вижу.</text:p>
      <text:p text:style-name="P17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324">п</text:span></text:span><text:span text:style-name="Default_20_Paragraph_20_Font"><text:span text:style-name="T325">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26">седьмую</text:span> палату, улечься на свою родную койку…</text:p>
      <text:p text:style-name="P9"><text:soft-page-break/></text:p>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26">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78">Пожав плечами, нашариваю на стене выключатель и щёлкаю кнопкой. Электричества нет, но разве это важно?</text:p>
      <text:p text:style-name="P178">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326">в</text:span>но. <text:span text:style-name="T137">Полтысячи лет прошло.</text:span></text:p>
      <text:p text:style-name="P9"/>
      <text:p text:style-name="P9">- <text:span text:style-name="T137">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7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79">На ощупь — крылатый единорог. Или рогатый пегас. Фигурка быстро нагревается и начинает жечь ладонь. Я сжимаю её в руке. <text:span text:style-name="T327">Ощущение</text:span> бол<text:span text:style-name="T327">и пробуждает вспоминание о даре, предложенном Анитой во <text:s/>время нашей последней встречи</text:span>.</text:p>
      <text:p text:style-name="P179"/>
      <text:p text:style-name="P180"><text:span text:style-name="T168">...Но если тебе понадобится помощь — просто с</text:span>кажи «Семь вечностей» <text:span text:style-name="T168">возле наших оболочек </text:span>и после этого давай команды. Вроде «<text:span text:style-name="T167">оператор четыре, </text:span>слома<text:span text:style-name="T167">й</text:span> эту стену» или «<text:span text:style-name="T167">оператор двенадцать, </text:span>раскида<text:span text:style-name="T167">й</text:span> эту преграду». Ты будешь удивлён, ручаюсь!..</text:p>
      <text:p text:style-name="P181"/>
      <text:p text:style-name="P182"><text:soft-page-break/>Ну что же. Кажется, умирать ещё рановато. Пора сделать этот мир чуточку лучше.</text:p>
      <text:p text:style-name="P182">Намерение меняет реальность. </text:p>
      <text:p text:style-name="P9"/>
      <text:p text:style-name="P9">- <text:span text:style-name="T327">Терминатор, ты меня хорошо слышишь?</text:span></text:p>
      <text:p text:style-name="P9">- <text:span text:style-name="T327">Да, Дедлайн.</text:span></text:p>
      <text:p text:style-name="P9">- <text:span text:style-name="T328">Вставай, Терминатор. Пришла пора для </text:span><text:span text:style-name="T327">Сем</text:span><text:span text:style-name="T328">и</text:span><text:span text:style-name="T327"> Вечностей.</text:span></text:p>
      <text:p text:style-name="P9"/>
      <text:p text:style-name="P183">Несколько мгновений ничего не происходит. Потом я слышу скрип кроватных пружин и быстрые шаги.</text:p>
      <text:p text:style-name="P183"/>
      <text:p text:style-name="P183">- Оператор Один, я слушаю.</text:p>
      <text:p text:style-name="P183"/>
      <text:p text:style-name="P183">Голос Терминатора помолодел, <text:span text:style-name="T329">в нём появились металлические нотки.</text:span></text:p>
      <text:p text:style-name="P183"/>
      <text:p text:style-name="P183">- Приведи сюда остальных, Оператор Тридцать четыре. <text:span text:style-name="T328">Вытащи их из подвала</text:span>. <text:span text:style-name="T328">Но не трогай персонал Чертогов. Насилие нам ни к чему.</text:span></text:p>
      <text:p text:style-name="P183">- <text:span text:style-name="T329">Да, </text:span><text:span text:style-name="T330">Первый</text:span>. <text:span text:style-name="T330">Иду.</text:span></text:p>
      <text:p text:style-name="P183"/>
      <text:p text:style-name="P184">Слышу удаляющиеся шаги. Теперь я вспоминаю также и дар Хэвэн.</text:p>
      <text:p text:style-name="P184"/>
      <text:p text:style-name="P185"><text:span text:style-name="T329">…Я </text:span><text:span text:style-name="T167">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7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86"><text:span text:style-name="T329">Д</text:span>ля активации возможностей тебе не нужн<text:span text:style-name="T170">о произносить</text:span> кодов<text:span text:style-name="T170">ую</text:span> фраз<text:span text:style-name="T17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86"/>
      <text:p text:style-name="P184">Раз пошла такая пьянка, режь последний огурец! Большей уверенности в моей правоте ещё следует поискать. <text:span text:style-name="T331">Намерение и уверенность — всё, что </text:span><text:span text:style-name="T332">ещё </text:span><text:span text:style-name="T331">держит меня в этом мире.</text:span></text:p>
      <text:p text:style-name="P184"/>
      <text:p text:style-name="P184">Я сосредотачиваюсь. <text:span text:style-name="T328">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84"/>
      <text:p text:style-name="P184">Сначала я чувствую, как восстанавливается кожа на руках. Потом ко мне <text:span text:style-name="T332">одним мигом </text:span>возвращается зрение.</text:p>
      <text:p text:style-name="P184"/>
      <text:p text:style-name="P184">…</text:p>
      <text:p text:style-name="P184"><text:soft-page-break/></text:p>
      <text:p text:style-name="P184">Фу, я лежу на <text:span text:style-name="T333">залитой </text:span><text:span text:style-name="T328">бурой </text:span><text:span text:style-name="T333">кровью </text:span>койке, <text:span text:style-name="T333">устланной</text:span> <text:span text:style-name="T331">выпавшими волосами и </text:span>отвалившимися струпьями! <text:span text:style-name="T334">Какая гадость!</text:span></text:p>
      <text:p text:style-name="P184"/>
      <text:p text:style-name="P187"><text:span text:style-name="T330">Резко в</text:span>скинувшись с постели, я оказываюсь на потолке, вцепившись пальцами рук в <text:span text:style-name="T333">потолочный датчик пожарной сигнализации </text:span><text:span text:style-name="T328">и кронштейн для лампы</text:span><text:span text:style-name="T333">, а пальцами ног упёршись в стену.</text:span></text:p>
      <text:p text:style-name="P188"/>
      <text:p text:style-name="P188">Ни-хре-на-себе!</text:p>
      <text:p text:style-name="P188"/>
      <text:p text:style-name="P189">Мышцы без труда удерживают меня в этой неестественной позе. <text:span text:style-name="T333">Мир играет передо мной новыми красками, я </text:span><text:span text:style-name="T335">отчётливо вижу каждую пылинку в палате </text:span><text:span text:style-name="T336">и могу вычислить траекторию её движения на ближайшие пять секунд,</text:span><text:span text:style-name="T335"> </text:span><text:span text:style-name="T336">я</text:span><text:span text:style-name="T335"> </text:span><text:span text:style-name="T337">чувствую тысячи новых запахов </text:span><text:span text:style-name="T336">и слышу тысячи новых звуков</text:span><text:span text:style-name="T335">. Я чётко различаю спектр солнечного света, отдельные лучи разных цветов, </text:span><text:span text:style-name="T330">некоторым из которых я даже не знаю названия,</text:span><text:span text:style-name="T335"> играют радугой перед моим восхищённым взором.</text:span></text:p>
      <text:p text:style-name="P190"/>
      <text:p text:style-name="P190"><text:span text:style-name="T338">И </text:span><text:span text:style-name="T328">я </text:span><text:span text:style-name="T338">з</text:span><text:span text:style-name="T335">амечаю голубовато-</text:span><text:span text:style-name="T330">серое</text:span><text:span text:style-name="T335">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28">Это сияние разрушает живую плоть и даже моему сверхорганизму приходится прикладывать определённые усилия на преодоление </text:span><text:span text:style-name="T337">разрушающего эффекта этого сияния.</text:span></text:p>
      <text:p text:style-name="P187"/>
      <text:p text:style-name="P191">Я отцепляюсь от потолка и пружинисто приземляюсь на пол рядом с койкой. <text:span text:style-name="T337">И практически одновременно с</text:span><text:span text:style-name="T329">лышу грохот выбиваемой двери </text:span><text:span text:style-name="T337">бомбо</text:span><text:span text:style-name="T329">убежища. </text:span><text:span text:style-name="T338">Воздух наполняется приглушенными возгласами выходящих на свободу обитателей Чертогов Разума.</text:span></text:p>
      <text:p text:style-name="P184"/>
      <text:p text:style-name="P192">Надо побыстрее включить их механизмы защиты — радиация кругом нешуточная.</text:p>
      <text:p text:style-name="P192"/>
      <text:p text:style-name="P193">Я со смешком прыгаю <text:span text:style-name="T339">с места</text:span> прямо в зарешеченное окно. То, что не получилось когда-то у Терминатора, получится у меня — пусть он <text:span text:style-name="T330">теперь</text:span> завидует.</text:p>
      <text:p text:style-name="P192"/>
      <text:p text:style-name="P192">При подлёте к решётке моментально раздвигаю <text:span text:style-name="T330">пальцами </text:span>железные прутья, как мягкую проволоку, практически не задержавшись в процессе.</text:p>
      <text:p text:style-name="P192"/>
      <text:p text:style-name="P192">Стекло представляет <text:span text:style-name="T330">собой </text:span>ещё более слабую преграду — <text:span text:style-name="T337">я</text:span> <text:span text:style-name="T337">давлю двумя</text:span> паль<text:span text:style-name="T330">цами </text:span><text:span text:style-name="T337">в центр стекла</text:span>, <text:span text:style-name="T337">прикрывая второй рукой глаза, </text:span>чтобы <text:span text:style-name="T337">не повредить </text:span>осколк<text:span text:style-name="T337">ами</text:span>. Впрочем, даже если бы порезали — не страшно, <text:span text:style-name="T337">я</text:span> <text:span text:style-name="T337">теперь </text:span>мо<text:span text:style-name="T337">гу их</text:span> вылечить за несколько секунд. <text:span text:style-name="T337">З</text:span>ащищаю <text:span text:style-name="T337">глаза</text:span> просто по привычке. <text:span text:style-name="T340">Весь мой организм представляет теперь </text:span><text:span text:style-name="T330">идеальный</text:span><text:span text:style-name="T340"> инструмент, подчиненный одной цели.</text:span></text:p>
      <text:p text:style-name="P192"/>
      <text:p text:style-name="P194"><text:soft-page-break/>Большинство Учителей <text:span text:style-name="T330">безучастно смотрят</text:span> <text:span text:style-name="T330">на стоящего перед ними </text:span>Терминатор<text:span text:style-name="T330">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37">для приземлен</text:span><text:span text:style-name="T341">и</text:span><text:span text:style-name="T337">я </text:span>позу, и залечить порезы <text:span text:style-name="T337">на руках</text:span>.</text:p>
      <text:p text:style-name="P194"/>
      <text:p text:style-name="P195">- Где научился так прыгать, Дед? — Диоген оценивающе поднимает вверх большой палец. — Подскажи, я тоже хочу. Спускаться по лестницам — такая скука!</text:p>
      <text:p text:style-name="P195">- <text:span text:style-name="T342">Сейчас скажу. Только не тебе одному — всем. Все узнают, - я отряхиваюсь от осколков стекла и осматриваю своё будущее воинство.</text:span></text:p>
      <text:p text:style-name="P184">- <text:span text:style-name="T330">Все вышли? — спрашиваю Терминатора.</text:span></text:p>
      <text:p text:style-name="P184"/>
      <text:p text:style-name="P196">Тот отрицательно качает головой.</text:p>
      <text:p text:style-name="P196"/>
      <text:p text:style-name="P196">- Судья Дредд заперся в уборной. Я не хотел повредить его. Но ведь он нам и не нужен?</text:p>
      <text:p text:style-name="P196">- Не нужен, - утвердительно киваю я.</text:p>
      <text:p text:style-name="P196"/>
      <text:p text:style-name="P197">Я всматриваюсь в <text:span text:style-name="T343">тридцать четыре фигуры, стоящие передо мной. </text:span></text:p>
      <text:p text:style-name="P197"/>
      <text:p text:style-name="P197">- <text:span text:style-name="T337">Мне хотелось бы толкнуть возвышенную речь в такой момент, </text:span><text:span text:style-name="T344">мои друзья</text:span><text:span text:style-name="T337">. </text:span><text:span text:style-name="T344">Ведь будущего у нас, скорее всего, нет, и видимся мы в последний раз.</text:span><text:span text:style-name="T337"> Но радиация ждать не будет. Поэтому — просто вставайте под знамя Семи Вечностей. </text:span><text:span text:style-name="T345">Пришло время. </text:span><text:span text:style-name="T344">Никто кроме нас и всякая-тому-подобная пафосная хрень, которую я не умею говорить, а вы не будете слушать.</text:span></text:p>
      <text:p text:style-name="P197"/>
      <text:p text:style-name="P198">Я указываю рукой на запад, на скопление оплавленных небоскрёбов.</text:p>
      <text:p text:style-name="P198">- Как вы, может быть, помните, мы работали над проектом искусственного интеллекта, превратившего страну в одну большую <text:span text:style-name="T346">военно-экономическую машину</text:span>. <text:span text:style-name="T346">Уже неважно, были ли наши страхи </text:span><text:span text:style-name="T347">поражения</text:span><text:span text:style-name="T34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47">Весь мир в радиоактивных руинах.</text:span></text:p>
      <text:p text:style-name="P199">Но!</text:p>
      <text:p text:style-name="P199"/>
      <text:p text:style-name="P199">Я многозначительно поднимаю палец. В унисон этому вдали обруш<text:span text:style-name="T348">ив</text:span>ается одна из покосившихся высоток бизнес-центра.</text:p>
      <text:p text:style-name="P197"/>
      <text:p text:style-name="P197">- <text:span text:style-name="T346">Но остались двадцать шесть узлов </text:span><text:span text:style-name="T347">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97"/>
      <text:p text:style-name="P200"><text:soft-page-break/>Я замолкаю ненадолго, пытаясь прочесть эмоции на лицах Учителей. Проще прочесть эмоции каменных истуканов острова Пасхи.</text:p>
      <text:p text:style-name="P200"/>
      <text:p text:style-name="P200">- Потому что не произойдёт. Хэвэн не возродится. Мы не допусти<text:span text:style-name="T349">м</text:span> это. <text:span text:style-name="T341">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50">Скорее всего, также будет сопротивление самой Хэвэн — она наверняка что-то придумает. </text:span><text:span text:style-name="T341">Но ваши текущие возможности вполне позволят вам пройти </text:span><text:span text:style-name="T350">все преграды</text:span><text:span text:style-name="T341">.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50">Удачи. </text:span><text:span text:style-name="T341">У меня всё.</text:span></text:p>
      <text:p text:style-name="P197"/>
      <text:p text:style-name="P201">Я отворачиваюсь от неровного строя. Не хочется смотреть в лицо тем, кому даёшь безнадёжную задачу. </text:p>
      <text:p text:style-name="P201"/>
      <text:p text:style-name="P201">- Оператор <text:span text:style-name="T350">О</text:span>дин?</text:p>
      <text:p text:style-name="P201">- <text:span text:style-name="T350">Да? — я поворачиваюсь.</text:span></text:p>
      <text:p text:style-name="P201"/>
      <text:p text:style-name="P202">Площадка перед входом в бомбоубежище пуста — только Терминатор стоит на старом месте.</text:p>
      <text:p text:style-name="P202"/>
      <text:p text:style-name="P203">- <text:span text:style-name="T336">А боевой кластер </text:span><text:span text:style-name="T351">бледных</text:span><text:span text:style-name="T336"> — его не нужно уничтожить?</text:span><text:span text:style-name="T352"> </text:span><text:span text:style-name="T353">P</text:span><text:span text:style-name="T354">HOENIX</text:span><text:span text:style-name="T352"> </text:span><text:span text:style-name="T336">не возродится?</text:span></text:p>
      <text:p text:style-name="P203">- <text:span text:style-name="T351">Хороший вопрос</text:span><text:span text:style-name="T336">, - отвечаю я. — </text:span><text:span text:style-name="T351">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03">- Ты не пойдёшь с нами?</text:p>
      <text:p text:style-name="P202">Я отрицательно мотаю головой.</text:p>
      <text:p text:style-name="P202">- Нет. У меня есть сво<text:span text:style-name="T355">я</text:span> зада<text:span text:style-name="T355">ча</text:span>.</text:p>
      <text:p text:style-name="P202"/>
      <text:p text:style-name="P204">Я закрываю глаза. Даже сквозь закрытые веки вижу <text:span text:style-name="T351">постепенно </text:span>испепеляющее мир голубовато-серое сияние. <text:span text:style-name="T336">Я сильнее сжимаю фигурку Селестии в кулаке и сияние распадается на радужный спектр лучей, </text:span><text:span text:style-name="T351">пронизывающих всё живое и разрушающее его.</text:span></text:p>
      <text:p text:style-name="P204"/>
      <text:p text:style-name="P205"><text:span text:style-name="T351">Я сжимаю колючую фигурку ещё крепче, </text:span><text:span text:style-name="T356">её рог впивается мне в ладонь, я чувствую кровь, стекающую по пальцам.</text:span><text:span text:style-name="T351"> </text:span><text:span text:style-name="T35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57">некий третий глаз</text:span><text:span text:style-name="T356">, я </text:span><text:span text:style-name="T357">теперь </text:span><text:span text:style-name="T356">вижу суть вещей и явлений, суть мироздания и времени.</text:span></text:p>
      <text:p text:style-name="P205"/>
      <text:p text:style-name="P206">Это очень забавно. Мир не сделан печальным, печальным делаем его мы. И в наших же силах всё вернуть.</text:p>
      <text:p text:style-name="P206"><text:soft-page-break/>Намерение меняет реальность.</text:p>
      <text:p text:style-name="P206">Теперь я понимаю смысл фразы. Всё так просто! <text:span text:style-name="T35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57">д</text:span><text:span text:style-name="T358">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06"/>
      <text:p text:style-name="P207">Поле, по всем признакам не отличимое от магии.</text:p>
      <text:p text:style-name="P205"/>
      <text:p text:style-name="P207">Осталась самая малость — изменить несколько первых триллионов фотонов, чтобы цепная реакция довершила трансформацию по всей планете.</text:p>
      <text:p text:style-name="P207"/>
      <text:p text:style-name="P207">Я сжимаю кулак ещё крепче. Моё тело горит, я чувствую, как огромный поток энегрии <text:span text:style-name="T359">выходит</text:span> через него. Рог фигурки выходит с другой стороны ладони.</text:p>
      <text:p text:style-name="P207">И крохотная искорка слетает с этого рога и растворяется в пространстве. Искорка <text:span text:style-name="T359">настоящей</text:span> частички <text:span text:style-name="T359">Эквуса</text:span>, что разделяется на золотистое облачко и начинает цепную реакцию трансформации радиации в магию.</text:p>
      <text:p text:style-name="P208"/>
      <text:p text:style-name="P207">Я вижу, как бледное сияние <text:span text:style-name="T359">вокруг</text:span> заменяется <text:span text:style-name="T359">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59">деревья</text:span> сквозь тебя. Она забирает тебя? Скажи, она уцелела? Хэвэн забирает тебя?</text:p>
      <text:p text:style-name="P9"/>
      <text:p text:style-name="P209">Я сухо смеюсь в ответ. <text:span text:style-name="T359">Мой сверхмозг тут же выдаёт мне ответ.</text:span></text:p>
      <text:p text:style-name="P209">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text:soft-page-break/></text:p>
      <text:p text:style-name="P9">Ничто…</text:p>
      <text:p text:style-name="P9"/>
      <text:p text:style-name="P210">Энергия в теле заканчивается внезапно, как будто перекрыли вентиль. Вместе с уходом энергии уходит и сознание.</text:p>
      <text:p text:style-name="P210"/>
      <text:p text:style-name="P2">~~~</text:p>
      <text:p text:style-name="P2"/>
      <text:p text:style-name="P9">…Я вновь <text:span text:style-name="T360">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61">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61">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text:soft-page-break/>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61">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62">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61">водящий</text:span> мне одним копытом <text:span text:style-name="T361">у горла</text:span> и указывающий вторым на песочные часы, в которых в нижнюю чашу просыпаются последние песчинки.</text:p>
      <text:p text:style-name="P9"/>
      <text:p text:style-name="P9"><text:soft-page-break/>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89">~~~5000 лет от основания Эквестрии~~~</text:p>
      <text:p text:style-name="P211"/>
      <text:p text:style-name="P212">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oft-page-break/><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63">ается</text:span> кобыла-земнопони, задней ногой отодви<text:span text:style-name="T363">гая</text:span> полноватого жеребёнка от гипсового бюста какой-то древней знаменитости.</text:p>
      <text:p text:style-name="P9">- Хм, - экскурсовод <text:span text:style-name="T363">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63">ет</text:span> от одного экспоната к другому. Экскурсовод увлечённо рассказыва<text:span text:style-name="T363">ет</text:span> о культуре античности, в то время как учительница со скучающим видом наблюда<text:span text:style-name="T363">ет</text:span> кувырки погодных пегасов в ближайшей тучке. После дюжины подобных экскурсий она мо<text:span text:style-name="T363">жет</text:span> на одном дыхании пересказать имена шести величайших военачальников Эквестрии периода диархии и назвать даты <text:span text:style-name="T364">девяти известнейших гонок «Небес Эквестрии»</text:span>. Всё <text:span text:style-name="T363">идёт</text:span> своим чередом, своей обыденной логикой.</text:p>
      <text:p text:style-name="P213"/>
      <text:p text:style-name="P16">…</text:p>
      <text:p text:style-name="P16">…</text:p>
      <text:p text:style-name="P16">…</text:p>
      <text:p text:style-name="P16"/>
      <text:p text:style-name="P9">- И финальная часть экспозиции эпохи диархии, - экскурсовод т<text:span text:style-name="T363">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63">ует,</text:span> голову с отбитым ухом венча<text:span text:style-name="T363">ет</text:span> обломок рога. И всё же даже в нынешнем жалком состоянии она вызыва<text:span text:style-name="T363">ет</text:span> восхищение неземной грацией и изяществом линий. Осколок неземной красоты как будто свети<text:span text:style-name="T363">тся</text:span> внутренним светом, источая магическое сияние на посетителей. В душе что-то замира<text:span text:style-name="T363">ет</text:span> от осознания того, какой она могла бы быть до повреждений.</text:p>
      <text:p text:style-name="P16"/>
      <text:p text:style-name="P9"><text:soft-page-break/>- Многие считают, что эта найденная в руинах затерянно<text:span text:style-name="T364">й</text:span> в Вечнодиком лесу <text:span text:style-name="T36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63">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63">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63">с</text:span>… - смущённо от<text:span text:style-name="T363">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65">ают</text:span><text:span text:style-name="T4">. Экскурсовод поправ</text:span><text:span text:style-name="T365">ляет</text:span><text:span text:style-name="T4"> очки и оки</text:span><text:span text:style-name="T365">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63">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63">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63">вает</text:span> экскурсовода Рэйнбоу Дрим. - Это плинцесса Селестия, или лабота этой… как её… Эйл Малбл?</text:p>
      <text:p text:style-name="P16"/>
      <text:p text:style-name="P16">Экскурсовод <text:span text:style-name="T363">смотрит</text:span> на жеребёнка поверх очков и слабо улыб<text:span text:style-name="T363">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63">дёргает</text:span> зубами край жакета жеребёнок в голубой кепочке указывая на неприметную картину в углу зала.</text:p>
      <text:p text:style-name="P9"><text:soft-page-break/>- Дасти Нупс, веди себя прилично! - шик<text:span text:style-name="T363">ает</text:span> на него учительница. - <text:span text:style-name="T363">Н</text:span>емедленно вернисть в группу!</text:p>
      <text:p text:style-name="P9">- О, не волнуйтесь, всё в порядке! - успок<text:span text:style-name="T363">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63">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63">о</text:span> из предани<text:span text:style-name="T363">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63">ит</text:span> на жеребят и морщи<text:span text:style-name="T363">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6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6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66">о</text:span> сна, как тебе мама в сказочке на ночь читала!</text:p>
      <text:p text:style-name="P16"/>
      <text:p text:style-name="P16">Жеребята хохочут, хлопая друг друга <text:span text:style-name="T366">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14">- Рэйнбоу? Где я? - бормочу я в прострации.</text:p>
      <text:p text:style-name="P214">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14">- Здластвуй, Хуман. Ты усыбся? Тебе больно? - участливо спрашивает кобылка.</text:p>
      <text:p text:style-name="P214">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15">- Рэйнбоу Джет? - неверяще переспрашиваю я.</text:p>
      <text:p text:style-name="P214">Не может быть, полтысячи лет прошло с нашей последней встречи. Хотя Анакорн что-то говорил о временной путанице.</text:p>
      <text:p text:style-name="P215"/>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1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text:soft-page-break/></text:p>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66">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66">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366">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67">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67">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67">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67">ющие</text:span>е тело Селестии.</text:p>
      <text:p text:style-name="P16"/>
      <text:p text:style-name="P216">- Н-нет, ч-что-ты, просто в прежнем виде ты мне нравилась больше. Я не любитель садо-мазо, - нервно хихикаю я.</text:p>
      <text:p text:style-name="P216"><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67">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367">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text:soft-page-break/>-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67">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68">с вами</text:span></text:span><text:span text:style-name="Default_20_Paragraph_20_Font"><text:span text:style-name="T4"> хоть две минуты… Мы так соскучились!</text:span></text:span></text:p>
      <text:p text:style-name="P16"/>
      <text:p text:style-name="P9"><text:soft-page-break/>Тёмная аликорница вновь зарывается мордой в гриву сестры. Я слышу вздох Селестии и её успокаивающий шёпот. Я тоже прощающе <text:span text:style-name="T367">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67">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67">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67">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text:soft-page-break/>-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69">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369">елся</text:span> жёлтый огонёк. Зелёные буквы <text:span text:style-name="T369">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text:soft-page-break/></text:p>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17">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131">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31">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131">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18"/>
      <text:p text:style-name="P10"><text:span text:style-name="Default_20_Paragraph_20_Font"><text:span text:style-name="T370">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18"><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71">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19"/>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72">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text:soft-page-break/></text:p>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131">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4">&lt;</text:span></text:span><text:span text:style-name="Default_20_Paragraph_20_Font"><text:span text:style-name="T131">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text:soft-page-break/></text:p>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131">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4">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131">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31">-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131">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31">&lt;Сцена с голым Аноном и Луной</text:span></text:span><text:span text:style-name="Default_20_Paragraph_20_Font"><text:span text:style-name="T4">&gt;</text:span></text:span></text:p>
      <text:p text:style-name="P220"/>
      <text:p text:style-name="P11"/>
      <text:p text:style-name="P11"/>
      <text:p text:style-name="P11"/>
      <text:p text:style-name="P11"/>
      <text:p text:style-name="P11">======================================================</text:p>
      <text:p text:style-name="P9">- А-А-А-А-А-А-А-А!!!</text:p>
      <text:p text:style-name="P9"><text:soft-page-break/></text:p>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72">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31">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73">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73">—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31">#$@</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74">Действие начинается снова с </text:span></text:span><text:span text:style-name="Default_20_Paragraph_20_Font"><text:span text:style-name="T375">первой</text:span></text:span><text:span text:style-name="Default_20_Paragraph_20_Font"><text:span text:style-name="T374">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3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soft-page-break/>=======================================</text:p>
      <text:p text:style-name="P10"><text:span text:style-name="Default_20_Paragraph_20_Font"><text:span text:style-name="T5">&lt;</text:span></text:span><text:span text:style-name="Default_20_Paragraph_20_Font"><text:span text:style-name="T372">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72">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72">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72">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1"/>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0">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7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76">)</text:span></text:span></text:p>
      <text:p text:style-name="P222">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23" text:outline-level="1"><text:span text:style-name="Default_20_Paragraph_20_Font"><text:span text:style-name="T377">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24"><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24"/>
      <text:p text:style-name="P22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24"><text:tab/><text:tab/>Lost city <text:a xlink:type="simple" xlink:href="https://www.youtube.com/watch?v=YZUoGbF7WLE" office:target-frame-name="_top" xlink:show="replace" text:style-name="Internet_20_link" text:visited-style-name="Visited_20_Internet_20_Link">https://www.youtube.com/watch?v=YZUoGbF7WLE</text:a></text:p>
      <text:p text:style-name="P224">Outrunner – Day dream <text:a xlink:type="simple" xlink:href="https://www.youtube.com/watch?v=s8KLEossy_k" text:style-name="Internet_20_link" text:visited-style-name="Visited_20_Internet_20_Link">https://www.youtube.com/watch?v=s8KLEossy_k</text:a></text:p>
      <text:p text:style-name="P225">Outrunner – Hidden World https://www.youtube.com/watch?v=MEFE9653Z2k</text:p>
      <text:h text:style-name="P223" text:outline-level="1">Wastelander X – Aftermath <text:a xlink:type="simple" xlink:href="https://www.youtube.com/watch?v=cRNYvL9gD9o" text:style-name="Internet_20_link" text:visited-style-name="Visited_20_Internet_20_Link">https://www.youtube.com/watch?v=cRNYvL9gD9o</text:a></text:h>
      <text:p text:style-name="P2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2-23T00:57:29.896000000</dc:date>
    <meta:editing-cycles>136</meta:editing-cycles>
    <meta:editing-duration>P45DT15H12M1S</meta:editing-duration>
    <meta:document-statistic meta:table-count="0" meta:image-count="0" meta:object-count="0" meta:page-count="363" meta:paragraph-count="4798" meta:word-count="115017" meta:character-count="740989" meta:non-whitespace-character-count="629280"/>
    <meta:template xlink:type="simple" xlink:actuate="onRequest" xlink:title="" xlink:href="Normal"/>
  </office:meta>
</office:document-meta>
</file>